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sk 1" table:style-name="ta1">
        <table:shapes>
          <draw:frame draw:z-index="0" draw:style-name="gr1" draw:text-style-name="P1" svg:width="453.51pt" svg:height="255.09pt" svg:x="898.92pt" svg:y="14.31pt">
            <loext:p draw:notify-on-update-of-ranges="'Task 1'.A2:'Task 1'.A101 'Task 1'.B1:'Task 1'.B1 'Task 1'.B2:'Task 1'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97.48pt" svg:y="281.2pt">
            <loext:p draw:notify-on-update-of-ranges="'Task 1'.A2:'Task 1'.A101 'Task 1'.C1:'Task 1'.C1 'Task 1'.C2:'Task 1'.C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13.38pt" svg:y="14.14pt">
            <loext:p draw:notify-on-update-of-ranges="'Task 1'.A2:'Task 1'.A101 'Task 1'.D1:'Task 1'.D1 'Task 1'.D2:'Task 1'.D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14.17pt" svg:y="277.65pt">
            <loext:p draw:notify-on-update-of-ranges="'Task 1'.A2:'Task 1'.A101 'Task 1'.E1:'Task 1'.E1 'Task 1'.E2:'Task 1'.E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GD Loss</text:p>
          </table:table-cell>
          <table:table-cell table:style-name="ce1" office:value-type="string" calcext:value-type="string">
            <text:p>GD Accuracy</text:p>
          </table:table-cell>
          <table:table-cell table:style-name="ce1" office:value-type="string" calcext:value-type="string">
            <text:p>Adam Loss</text:p>
          </table:table-cell>
          <table:table-cell table:style-name="ce1" office:value-type="string" calcext:value-type="string">
            <text:p>Adam Accuracy</text:p>
          </table:table-cell>
          <table:table-cell table:style-name="ce1"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936803" calcext:value-type="float">
            <text:p>0.38936803</text:p>
          </table:table-cell>
          <table:table-cell office:value-type="float" office:value="0.89209998" calcext:value-type="float">
            <text:p>0.89209998</text:p>
          </table:table-cell>
          <table:table-cell office:value-type="string" calcext:value-type="string">
            <text:p>x</text:p>
          </table:table-cell>
          <table:table-cell office:value-type="float" office:value="0.78820002" calcext:value-type="float">
            <text:p>0.7882000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3770883" calcext:value-type="float">
            <text:p>0.33770883</text:p>
          </table:table-cell>
          <table:table-cell office:value-type="float" office:value="0.90689999" calcext:value-type="float">
            <text:p>0.90689999</text:p>
          </table:table-cell>
          <table:table-cell office:value-type="float" office:value="0.54753542" calcext:value-type="float">
            <text:p>0.54753542</text:p>
          </table:table-cell>
          <table:table-cell office:value-type="float" office:value="0.81770003" calcext:value-type="float">
            <text:p>0.81770003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2815564" calcext:value-type="float">
            <text:p>0.32815564</text:p>
          </table:table-cell>
          <table:table-cell office:value-type="float" office:value="0.90920001" calcext:value-type="float">
            <text:p>0.90920001</text:p>
          </table:table-cell>
          <table:table-cell office:value-type="float" office:value="0.53927082" calcext:value-type="float">
            <text:p>0.53927082</text:p>
          </table:table-cell>
          <table:table-cell office:value-type="float" office:value="0.81650001" calcext:value-type="float">
            <text:p>0.81650001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36438" calcext:value-type="float">
            <text:p>0.3236438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51209939" calcext:value-type="float">
            <text:p>0.51209939</text:p>
          </table:table-cell>
          <table:table-cell office:value-type="float" office:value="0.82489997" calcext:value-type="float">
            <text:p>0.82489997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073445" calcext:value-type="float">
            <text:p>0.3073445</text:p>
          </table:table-cell>
          <table:table-cell office:value-type="float" office:value="0.91420001" calcext:value-type="float">
            <text:p>0.91420001</text:p>
          </table:table-cell>
          <table:table-cell office:value-type="float" office:value="0.50257522" calcext:value-type="float">
            <text:p>0.50257522</text:p>
          </table:table-cell>
          <table:table-cell office:value-type="float" office:value="0.82520002" calcext:value-type="float">
            <text:p>0.82520002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0072626" calcext:value-type="float">
            <text:p>0.30072626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51283532" calcext:value-type="float">
            <text:p>0.51283532</text:p>
          </table:table-cell>
          <table:table-cell office:value-type="float" office:value="0.82319999" calcext:value-type="float">
            <text:p>0.82319999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9496869" calcext:value-type="float">
            <text:p>0.29496869</text:p>
          </table:table-cell>
          <table:table-cell office:value-type="float" office:value="0.91339999" calcext:value-type="float">
            <text:p>0.91339999</text:p>
          </table:table-cell>
          <table:table-cell office:value-type="float" office:value="0.48521665" calcext:value-type="float">
            <text:p>0.48521665</text:p>
          </table:table-cell>
          <table:table-cell office:value-type="float" office:value="0.83039999" calcext:value-type="float">
            <text:p>0.83039999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9964614" calcext:value-type="float">
            <text:p>0.29964614</text:p>
          </table:table-cell>
          <table:table-cell office:value-type="float" office:value="0.91710001" calcext:value-type="float">
            <text:p>0.91710001</text:p>
          </table:table-cell>
          <table:table-cell office:value-type="float" office:value="0.51678729" calcext:value-type="float">
            <text:p>0.51678729</text:p>
          </table:table-cell>
          <table:table-cell office:value-type="float" office:value="0.82499999" calcext:value-type="float">
            <text:p>0.82499999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30188826" calcext:value-type="float">
            <text:p>0.30188826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4730123" calcext:value-type="float">
            <text:p>0.4730123</text:p>
          </table:table-cell>
          <table:table-cell office:value-type="float" office:value="0.83490002" calcext:value-type="float">
            <text:p>0.83490002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8167599" calcext:value-type="float">
            <text:p>0.28167599</text:p>
          </table:table-cell>
          <table:table-cell office:value-type="float" office:value="0.92290002" calcext:value-type="float">
            <text:p>0.92290002</text:p>
          </table:table-cell>
          <table:table-cell office:value-type="float" office:value="0.50064838" calcext:value-type="float">
            <text:p>0.50064838</text:p>
          </table:table-cell>
          <table:table-cell office:value-type="float" office:value="0.82679999" calcext:value-type="float">
            <text:p>0.82679999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2869139" calcext:value-type="float">
            <text:p>0.2869139</text:p>
          </table:table-cell>
          <table:table-cell office:value-type="float" office:value="0.91890001" calcext:value-type="float">
            <text:p>0.91890001</text:p>
          </table:table-cell>
          <table:table-cell office:value-type="float" office:value="0.47477892" calcext:value-type="float">
            <text:p>0.47477892</text:p>
          </table:table-cell>
          <table:table-cell office:value-type="float" office:value="0.83660001" calcext:value-type="float">
            <text:p>0.83660001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8703505" calcext:value-type="float">
            <text:p>0.28703505</text:p>
          </table:table-cell>
          <table:table-cell office:value-type="float" office:value="0.91750002" calcext:value-type="float">
            <text:p>0.91750002</text:p>
          </table:table-cell>
          <table:table-cell office:value-type="float" office:value="0.47544086" calcext:value-type="float">
            <text:p>0.47544086</text:p>
          </table:table-cell>
          <table:table-cell office:value-type="float" office:value="0.83740002" calcext:value-type="float">
            <text:p>0.83740002</text:p>
          </table:table-cell>
          <table:table-cell table:number-columns-repeated="101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8311151" calcext:value-type="float">
            <text:p>0.28311151</text:p>
          </table:table-cell>
          <table:table-cell office:value-type="float" office:value="0.92079997" calcext:value-type="float">
            <text:p>0.92079997</text:p>
          </table:table-cell>
          <table:table-cell office:value-type="float" office:value="0.48752901" calcext:value-type="float">
            <text:p>0.48752901</text:p>
          </table:table-cell>
          <table:table-cell office:value-type="float" office:value="0.83109999" calcext:value-type="float">
            <text:p>0.83109999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8117383" calcext:value-type="float">
            <text:p>0.28117383</text:p>
          </table:table-cell>
          <table:table-cell office:value-type="float" office:value="0.92079997" calcext:value-type="float">
            <text:p>0.92079997</text:p>
          </table:table-cell>
          <table:table-cell office:value-type="float" office:value="0.47801504" calcext:value-type="float">
            <text:p>0.47801504</text:p>
          </table:table-cell>
          <table:table-cell office:value-type="float" office:value="0.8326" calcext:value-type="float">
            <text:p>0.8326</text:p>
          </table:table-cell>
          <table:table-cell table:number-columns-repeated="101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8907782" calcext:value-type="float">
            <text:p>0.28907782</text:p>
          </table:table-cell>
          <table:table-cell office:value-type="float" office:value="0.92019999" calcext:value-type="float">
            <text:p>0.92019999</text:p>
          </table:table-cell>
          <table:table-cell office:value-type="float" office:value="0.46122247" calcext:value-type="float">
            <text:p>0.46122247</text:p>
          </table:table-cell>
          <table:table-cell office:value-type="float" office:value="0.8409" calcext:value-type="float">
            <text:p>0.8409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8645831" calcext:value-type="float">
            <text:p>0.28645831</text:p>
          </table:table-cell>
          <table:table-cell office:value-type="float" office:value="0.91930002" calcext:value-type="float">
            <text:p>0.91930002</text:p>
          </table:table-cell>
          <table:table-cell office:value-type="float" office:value="0.46571445" calcext:value-type="float">
            <text:p>0.46571445</text:p>
          </table:table-cell>
          <table:table-cell office:value-type="float" office:value="0.83890003" calcext:value-type="float">
            <text:p>0.83890003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8273374" calcext:value-type="float">
            <text:p>0.28273374</text:p>
          </table:table-cell>
          <table:table-cell office:value-type="float" office:value="0.92140001" calcext:value-type="float">
            <text:p>0.92140001</text:p>
          </table:table-cell>
          <table:table-cell office:value-type="float" office:value="0.48971143" calcext:value-type="float">
            <text:p>0.48971143</text:p>
          </table:table-cell>
          <table:table-cell office:value-type="float" office:value="0.83170003" calcext:value-type="float">
            <text:p>0.83170003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8985798" calcext:value-type="float">
            <text:p>0.28985798</text:p>
          </table:table-cell>
          <table:table-cell office:value-type="float" office:value="0.91720003" calcext:value-type="float">
            <text:p>0.91720003</text:p>
          </table:table-cell>
          <table:table-cell office:value-type="float" office:value="0.47847149" calcext:value-type="float">
            <text:p>0.47847149</text:p>
          </table:table-cell>
          <table:table-cell office:value-type="float" office:value="0.83350003" calcext:value-type="float">
            <text:p>0.83350003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28331652" calcext:value-type="float">
            <text:p>0.28331652</text:p>
          </table:table-cell>
          <table:table-cell office:value-type="float" office:value="0.91949999" calcext:value-type="float">
            <text:p>0.91949999</text:p>
          </table:table-cell>
          <table:table-cell office:value-type="float" office:value="0.47770497" calcext:value-type="float">
            <text:p>0.47770497</text:p>
          </table:table-cell>
          <table:table-cell office:value-type="float" office:value="0.84039998" calcext:value-type="float">
            <text:p>0.84039998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8413817" calcext:value-type="float">
            <text:p>0.28413817</text:p>
          </table:table-cell>
          <table:table-cell office:value-type="float" office:value="0.92009997" calcext:value-type="float">
            <text:p>0.92009997</text:p>
          </table:table-cell>
          <table:table-cell office:value-type="float" office:value="0.4832752" calcext:value-type="float">
            <text:p>0.4832752</text:p>
          </table:table-cell>
          <table:table-cell office:value-type="float" office:value="0.83149999" calcext:value-type="float">
            <text:p>0.83149999</text:p>
          </table:table-cell>
          <table:table-cell table:number-columns-repeated="1019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27620175" calcext:value-type="float">
            <text:p>0.27620175</text:p>
          </table:table-cell>
          <table:table-cell office:value-type="float" office:value="0.92290002" calcext:value-type="float">
            <text:p>0.92290002</text:p>
          </table:table-cell>
          <table:table-cell office:value-type="float" office:value="0.48340663" calcext:value-type="float">
            <text:p>0.48340663</text:p>
          </table:table-cell>
          <table:table-cell office:value-type="float" office:value="0.83530003" calcext:value-type="float">
            <text:p>0.83530003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27812803" calcext:value-type="float">
            <text:p>0.27812803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47063956" calcext:value-type="float">
            <text:p>0.47063956</text:p>
          </table:table-cell>
          <table:table-cell office:value-type="float" office:value="0.83780003" calcext:value-type="float">
            <text:p>0.83780003</text:p>
          </table:table-cell>
          <table:table-cell table:number-columns-repeated="101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28498542" calcext:value-type="float">
            <text:p>0.28498542</text:p>
          </table:table-cell>
          <table:table-cell office:value-type="float" office:value="0.91890001" calcext:value-type="float">
            <text:p>0.91890001</text:p>
          </table:table-cell>
          <table:table-cell office:value-type="float" office:value="0.48938364" calcext:value-type="float">
            <text:p>0.48938364</text:p>
          </table:table-cell>
          <table:table-cell office:value-type="float" office:value="0.83719999" calcext:value-type="float">
            <text:p>0.83719999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27780649" calcext:value-type="float">
            <text:p>0.27780649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46492344" calcext:value-type="float">
            <text:p>0.46492344</text:p>
          </table:table-cell>
          <table:table-cell office:value-type="float" office:value="0.84039998" calcext:value-type="float">
            <text:p>0.84039998</text:p>
          </table:table-cell>
          <table:table-cell table:number-columns-repeated="101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2818127" calcext:value-type="float">
            <text:p>0.2818127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49960986" calcext:value-type="float">
            <text:p>0.49960986</text:p>
          </table:table-cell>
          <table:table-cell office:value-type="float" office:value="0.82609999" calcext:value-type="float">
            <text:p>0.82609999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28227225" calcext:value-type="float">
            <text:p>0.28227225</text:p>
          </table:table-cell>
          <table:table-cell office:value-type="float" office:value="0.91949999" calcext:value-type="float">
            <text:p>0.91949999</text:p>
          </table:table-cell>
          <table:table-cell office:value-type="float" office:value="0.45787051" calcext:value-type="float">
            <text:p>0.45787051</text:p>
          </table:table-cell>
          <table:table-cell office:value-type="float" office:value="0.84210002" calcext:value-type="float">
            <text:p>0.84210002</text:p>
          </table:table-cell>
          <table:table-cell table:number-columns-repeated="101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2823382" calcext:value-type="float">
            <text:p>0.2823382</text:p>
          </table:table-cell>
          <table:table-cell office:value-type="float" office:value="0.91820002" calcext:value-type="float">
            <text:p>0.91820002</text:p>
          </table:table-cell>
          <table:table-cell office:value-type="float" office:value="0.48411739" calcext:value-type="float">
            <text:p>0.48411739</text:p>
          </table:table-cell>
          <table:table-cell office:value-type="float" office:value="0.83219999" calcext:value-type="float">
            <text:p>0.83219999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27683896" calcext:value-type="float">
            <text:p>0.27683896</text:p>
          </table:table-cell>
          <table:table-cell office:value-type="float" office:value="0.92199999" calcext:value-type="float">
            <text:p>0.92199999</text:p>
          </table:table-cell>
          <table:table-cell office:value-type="float" office:value="0.47349581" calcext:value-type="float">
            <text:p>0.47349581</text:p>
          </table:table-cell>
          <table:table-cell office:value-type="float" office:value="0.83899999" calcext:value-type="float">
            <text:p>0.83899999</text:p>
          </table:table-cell>
          <table:table-cell table:number-columns-repeated="101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2726815" calcext:value-type="float">
            <text:p>0.2726815</text:p>
          </table:table-cell>
          <table:table-cell office:value-type="float" office:value="0.921" calcext:value-type="float">
            <text:p>0.921</text:p>
          </table:table-cell>
          <table:table-cell office:value-type="float" office:value="0.46493277" calcext:value-type="float">
            <text:p>0.46493277</text:p>
          </table:table-cell>
          <table:table-cell office:value-type="float" office:value="0.84030002" calcext:value-type="float">
            <text:p>0.84030002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7704185" calcext:value-type="float">
            <text:p>0.27704185</text:p>
          </table:table-cell>
          <table:table-cell office:value-type="float" office:value="0.91979998" calcext:value-type="float">
            <text:p>0.91979998</text:p>
          </table:table-cell>
          <table:table-cell office:value-type="float" office:value="0.47476655" calcext:value-type="float">
            <text:p>0.47476655</text:p>
          </table:table-cell>
          <table:table-cell office:value-type="float" office:value="0.83899999" calcext:value-type="float">
            <text:p>0.83899999</text:p>
          </table:table-cell>
          <table:table-cell table:number-columns-repeated="101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27891546" calcext:value-type="float">
            <text:p>0.27891546</text:p>
          </table:table-cell>
          <table:table-cell office:value-type="float" office:value="0.92220002" calcext:value-type="float">
            <text:p>0.92220002</text:p>
          </table:table-cell>
          <table:table-cell office:value-type="float" office:value="0.47177169" calcext:value-type="float">
            <text:p>0.47177169</text:p>
          </table:table-cell>
          <table:table-cell office:value-type="float" office:value="0.83710003" calcext:value-type="float">
            <text:p>0.83710003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28209016" calcext:value-type="float">
            <text:p>0.28209016</text:p>
          </table:table-cell>
          <table:table-cell office:value-type="float" office:value="0.92049998" calcext:value-type="float">
            <text:p>0.92049998</text:p>
          </table:table-cell>
          <table:table-cell office:value-type="float" office:value="0.45912382" calcext:value-type="float">
            <text:p>0.45912382</text:p>
          </table:table-cell>
          <table:table-cell office:value-type="float" office:value="0.84149998" calcext:value-type="float">
            <text:p>0.84149998</text:p>
          </table:table-cell>
          <table:table-cell table:number-columns-repeated="101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28988934" calcext:value-type="float">
            <text:p>0.28988934</text:p>
          </table:table-cell>
          <table:table-cell office:value-type="float" office:value="0.91439998" calcext:value-type="float">
            <text:p>0.91439998</text:p>
          </table:table-cell>
          <table:table-cell office:value-type="float" office:value="0.45969638" calcext:value-type="float">
            <text:p>0.45969638</text:p>
          </table:table-cell>
          <table:table-cell office:value-type="float" office:value="0.84369999" calcext:value-type="float">
            <text:p>0.84369999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27493989" calcext:value-type="float">
            <text:p>0.27493989</text:p>
          </table:table-cell>
          <table:table-cell office:value-type="float" office:value="0.92119998" calcext:value-type="float">
            <text:p>0.92119998</text:p>
          </table:table-cell>
          <table:table-cell office:value-type="float" office:value="0.47682515" calcext:value-type="float">
            <text:p>0.47682515</text:p>
          </table:table-cell>
          <table:table-cell office:value-type="float" office:value="0.83499998" calcext:value-type="float">
            <text:p>0.83499998</text:p>
          </table:table-cell>
          <table:table-cell table:number-columns-repeated="1019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28149986" calcext:value-type="float">
            <text:p>0.28149986</text:p>
          </table:table-cell>
          <table:table-cell office:value-type="float" office:value="0.92229998" calcext:value-type="float">
            <text:p>0.92229998</text:p>
          </table:table-cell>
          <table:table-cell office:value-type="float" office:value="0.46914491" calcext:value-type="float">
            <text:p>0.46914491</text:p>
          </table:table-cell>
          <table:table-cell office:value-type="float" office:value="0.84009999" calcext:value-type="float">
            <text:p>0.84009999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27376539" calcext:value-type="float">
            <text:p>0.27376539</text:p>
          </table:table-cell>
          <table:table-cell office:value-type="float" office:value="0.92269999" calcext:value-type="float">
            <text:p>0.92269999</text:p>
          </table:table-cell>
          <table:table-cell office:value-type="float" office:value="0.52881795" calcext:value-type="float">
            <text:p>0.52881795</text:p>
          </table:table-cell>
          <table:table-cell office:value-type="float" office:value="0.8211" calcext:value-type="float">
            <text:p>0.8211</text:p>
          </table:table-cell>
          <table:table-cell table:number-columns-repeated="1019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28784373" calcext:value-type="float">
            <text:p>0.28784373</text:p>
          </table:table-cell>
          <table:table-cell office:value-type="float" office:value="0.91729999" calcext:value-type="float">
            <text:p>0.91729999</text:p>
          </table:table-cell>
          <table:table-cell office:value-type="float" office:value="0.47222969" calcext:value-type="float">
            <text:p>0.47222969</text:p>
          </table:table-cell>
          <table:table-cell office:value-type="float" office:value="0.83939999" calcext:value-type="float">
            <text:p>0.83939999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7275929" calcext:value-type="float">
            <text:p>0.27275929</text:p>
          </table:table-cell>
          <table:table-cell office:value-type="float" office:value="0.92400002" calcext:value-type="float">
            <text:p>0.92400002</text:p>
          </table:table-cell>
          <table:table-cell office:value-type="float" office:value="0.46674374" calcext:value-type="float">
            <text:p>0.46674374</text:p>
          </table:table-cell>
          <table:table-cell office:value-type="float" office:value="0.8423" calcext:value-type="float">
            <text:p>0.8423</text:p>
          </table:table-cell>
          <table:table-cell table:number-columns-repeated="101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27368975" calcext:value-type="float">
            <text:p>0.27368975</text:p>
          </table:table-cell>
          <table:table-cell office:value-type="float" office:value="0.92299998" calcext:value-type="float">
            <text:p>0.92299998</text:p>
          </table:table-cell>
          <table:table-cell office:value-type="float" office:value="0.49532899" calcext:value-type="float">
            <text:p>0.49532899</text:p>
          </table:table-cell>
          <table:table-cell office:value-type="float" office:value="0.8312" calcext:value-type="float">
            <text:p>0.8312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28021902" calcext:value-type="float">
            <text:p>0.28021902</text:p>
          </table:table-cell>
          <table:table-cell office:value-type="float" office:value="0.91949999" calcext:value-type="float">
            <text:p>0.91949999</text:p>
          </table:table-cell>
          <table:table-cell office:value-type="float" office:value="0.49958408" calcext:value-type="float">
            <text:p>0.49958408</text:p>
          </table:table-cell>
          <table:table-cell office:value-type="float" office:value="0.82969999" calcext:value-type="float">
            <text:p>0.82969999</text:p>
          </table:table-cell>
          <table:table-cell table:number-columns-repeated="1019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27709979" calcext:value-type="float">
            <text:p>0.27709979</text:p>
          </table:table-cell>
          <table:table-cell office:value-type="float" office:value="0.92390001" calcext:value-type="float">
            <text:p>0.92390001</text:p>
          </table:table-cell>
          <table:table-cell office:value-type="float" office:value="0.47342631" calcext:value-type="float">
            <text:p>0.47342631</text:p>
          </table:table-cell>
          <table:table-cell office:value-type="float" office:value="0.83450001" calcext:value-type="float">
            <text:p>0.83450001</text:p>
          </table:table-cell>
          <table:table-cell table:number-columns-repeated="1019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27296942" calcext:value-type="float">
            <text:p>0.27296942</text:p>
          </table:table-cell>
          <table:table-cell office:value-type="float" office:value="0.92309999" calcext:value-type="float">
            <text:p>0.92309999</text:p>
          </table:table-cell>
          <table:table-cell office:value-type="float" office:value="0.49252555" calcext:value-type="float">
            <text:p>0.49252555</text:p>
          </table:table-cell>
          <table:table-cell office:value-type="float" office:value="0.82950002" calcext:value-type="float">
            <text:p>0.82950002</text:p>
          </table:table-cell>
          <table:table-cell table:number-columns-repeated="1019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2758595" calcext:value-type="float">
            <text:p>0.2758595</text:p>
          </table:table-cell>
          <table:table-cell office:value-type="float" office:value="0.92299998" calcext:value-type="float">
            <text:p>0.92299998</text:p>
          </table:table-cell>
          <table:table-cell office:value-type="float" office:value="0.45418164" calcext:value-type="float">
            <text:p>0.45418164</text:p>
          </table:table-cell>
          <table:table-cell office:value-type="float" office:value="0.84369999" calcext:value-type="float">
            <text:p>0.84369999</text:p>
          </table:table-cell>
          <table:table-cell table:number-columns-repeated="1019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28694981" calcext:value-type="float">
            <text:p>0.28694981</text:p>
          </table:table-cell>
          <table:table-cell office:value-type="float" office:value="0.91850001" calcext:value-type="float">
            <text:p>0.91850001</text:p>
          </table:table-cell>
          <table:table-cell office:value-type="float" office:value="0.48315409" calcext:value-type="float">
            <text:p>0.48315409</text:p>
          </table:table-cell>
          <table:table-cell office:value-type="float" office:value="0.83719999" calcext:value-type="float">
            <text:p>0.83719999</text:p>
          </table:table-cell>
          <table:table-cell table:number-columns-repeated="1019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27498019" calcext:value-type="float">
            <text:p>0.27498019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48758593" calcext:value-type="float">
            <text:p>0.48758593</text:p>
          </table:table-cell>
          <table:table-cell office:value-type="float" office:value="0.82959998" calcext:value-type="float">
            <text:p>0.82959998</text:p>
          </table:table-cell>
          <table:table-cell table:number-columns-repeated="101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27761173" calcext:value-type="float">
            <text:p>0.27761173</text:p>
          </table:table-cell>
          <table:table-cell office:value-type="float" office:value="0.92140001" calcext:value-type="float">
            <text:p>0.92140001</text:p>
          </table:table-cell>
          <table:table-cell office:value-type="float" office:value="0.4669359" calcext:value-type="float">
            <text:p>0.4669359</text:p>
          </table:table-cell>
          <table:table-cell office:value-type="float" office:value="0.84210002" calcext:value-type="float">
            <text:p>0.84210002</text:p>
          </table:table-cell>
          <table:table-cell table:number-columns-repeated="1019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28844294" calcext:value-type="float">
            <text:p>0.28844294</text:p>
          </table:table-cell>
          <table:table-cell office:value-type="float" office:value="0.91769999" calcext:value-type="float">
            <text:p>0.91769999</text:p>
          </table:table-cell>
          <table:table-cell office:value-type="float" office:value="0.49279928" calcext:value-type="float">
            <text:p>0.49279928</text:p>
          </table:table-cell>
          <table:table-cell office:value-type="float" office:value="0.83350003" calcext:value-type="float">
            <text:p>0.83350003</text:p>
          </table:table-cell>
          <table:table-cell table:number-columns-repeated="1019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27617207" calcext:value-type="float">
            <text:p>0.27617207</text:p>
          </table:table-cell>
          <table:table-cell office:value-type="float" office:value="0.92470002" calcext:value-type="float">
            <text:p>0.92470002</text:p>
          </table:table-cell>
          <table:table-cell office:value-type="float" office:value="0.45500258" calcext:value-type="float">
            <text:p>0.45500258</text:p>
          </table:table-cell>
          <table:table-cell office:value-type="float" office:value="0.84439999" calcext:value-type="float">
            <text:p>0.84439999</text:p>
          </table:table-cell>
          <table:table-cell table:number-columns-repeated="1019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27789098" calcext:value-type="float">
            <text:p>0.27789098</text:p>
          </table:table-cell>
          <table:table-cell office:value-type="float" office:value="0.921" calcext:value-type="float">
            <text:p>0.921</text:p>
          </table:table-cell>
          <table:table-cell office:value-type="float" office:value="0.46792763" calcext:value-type="float">
            <text:p>0.46792763</text:p>
          </table:table-cell>
          <table:table-cell office:value-type="float" office:value="0.84009999" calcext:value-type="float">
            <text:p>0.84009999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7642685" calcext:value-type="float">
            <text:p>0.27642685</text:p>
          </table:table-cell>
          <table:table-cell office:value-type="float" office:value="0.92159998" calcext:value-type="float">
            <text:p>0.92159998</text:p>
          </table:table-cell>
          <table:table-cell office:value-type="float" office:value="0.46667352" calcext:value-type="float">
            <text:p>0.46667352</text:p>
          </table:table-cell>
          <table:table-cell office:value-type="float" office:value="0.84109998" calcext:value-type="float">
            <text:p>0.84109998</text:p>
          </table:table-cell>
          <table:table-cell table:number-columns-repeated="1019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27258334" calcext:value-type="float">
            <text:p>0.27258334</text:p>
          </table:table-cell>
          <table:table-cell office:value-type="float" office:value="0.92140001" calcext:value-type="float">
            <text:p>0.92140001</text:p>
          </table:table-cell>
          <table:table-cell office:value-type="float" office:value="0.46064678" calcext:value-type="float">
            <text:p>0.46064678</text:p>
          </table:table-cell>
          <table:table-cell office:value-type="float" office:value="0.84240001" calcext:value-type="float">
            <text:p>0.84240001</text:p>
          </table:table-cell>
          <table:table-cell table:number-columns-repeated="1019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27531025" calcext:value-type="float">
            <text:p>0.27531025</text:p>
          </table:table-cell>
          <table:table-cell office:value-type="float" office:value="0.92339998" calcext:value-type="float">
            <text:p>0.92339998</text:p>
          </table:table-cell>
          <table:table-cell office:value-type="float" office:value="0.47804227" calcext:value-type="float">
            <text:p>0.47804227</text:p>
          </table:table-cell>
          <table:table-cell office:value-type="float" office:value="0.8344" calcext:value-type="float">
            <text:p>0.8344</text:p>
          </table:table-cell>
          <table:table-cell table:number-columns-repeated="1019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27126604" calcext:value-type="float">
            <text:p>0.27126604</text:p>
          </table:table-cell>
          <table:table-cell office:value-type="float" office:value="0.92559999" calcext:value-type="float">
            <text:p>0.92559999</text:p>
          </table:table-cell>
          <table:table-cell office:value-type="float" office:value="0.47184277" calcext:value-type="float">
            <text:p>0.47184277</text:p>
          </table:table-cell>
          <table:table-cell office:value-type="float" office:value="0.8391" calcext:value-type="float">
            <text:p>0.8391</text:p>
          </table:table-cell>
          <table:table-cell table:number-columns-repeated="1019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27731115" calcext:value-type="float">
            <text:p>0.27731115</text:p>
          </table:table-cell>
          <table:table-cell office:value-type="float" office:value="0.92220002" calcext:value-type="float">
            <text:p>0.92220002</text:p>
          </table:table-cell>
          <table:table-cell office:value-type="float" office:value="0.46823609" calcext:value-type="float">
            <text:p>0.46823609</text:p>
          </table:table-cell>
          <table:table-cell office:value-type="float" office:value="0.83969998" calcext:value-type="float">
            <text:p>0.83969998</text:p>
          </table:table-cell>
          <table:table-cell table:number-columns-repeated="1019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27631494" calcext:value-type="float">
            <text:p>0.27631494</text:p>
          </table:table-cell>
          <table:table-cell office:value-type="float" office:value="0.92360002" calcext:value-type="float">
            <text:p>0.92360002</text:p>
          </table:table-cell>
          <table:table-cell office:value-type="float" office:value="0.46686777" calcext:value-type="float">
            <text:p>0.46686777</text:p>
          </table:table-cell>
          <table:table-cell office:value-type="float" office:value="0.8405" calcext:value-type="float">
            <text:p>0.8405</text:p>
          </table:table-cell>
          <table:table-cell table:number-columns-repeated="101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27349207" calcext:value-type="float">
            <text:p>0.27349207</text:p>
          </table:table-cell>
          <table:table-cell office:value-type="float" office:value="0.92339998" calcext:value-type="float">
            <text:p>0.92339998</text:p>
          </table:table-cell>
          <table:table-cell office:value-type="float" office:value="0.4652231" calcext:value-type="float">
            <text:p>0.4652231</text:p>
          </table:table-cell>
          <table:table-cell office:value-type="float" office:value="0.84249997" calcext:value-type="float">
            <text:p>0.84249997</text:p>
          </table:table-cell>
          <table:table-cell table:number-columns-repeated="1019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27022222" calcext:value-type="float">
            <text:p>0.27022222</text:p>
          </table:table-cell>
          <table:table-cell office:value-type="float" office:value="0.92500001" calcext:value-type="float">
            <text:p>0.92500001</text:p>
          </table:table-cell>
          <table:table-cell office:value-type="float" office:value="0.54274809" calcext:value-type="float">
            <text:p>0.54274809</text:p>
          </table:table-cell>
          <table:table-cell office:value-type="float" office:value="0.81220001" calcext:value-type="float">
            <text:p>0.81220001</text:p>
          </table:table-cell>
          <table:table-cell table:number-columns-repeated="1019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27289054" calcext:value-type="float">
            <text:p>0.27289054</text:p>
          </table:table-cell>
          <table:table-cell office:value-type="float" office:value="0.92500001" calcext:value-type="float">
            <text:p>0.92500001</text:p>
          </table:table-cell>
          <table:table-cell office:value-type="float" office:value="0.48940694" calcext:value-type="float">
            <text:p>0.48940694</text:p>
          </table:table-cell>
          <table:table-cell office:value-type="float" office:value="0.8312" calcext:value-type="float">
            <text:p>0.8312</text:p>
          </table:table-cell>
          <table:table-cell table:number-columns-repeated="1019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2763851" calcext:value-type="float">
            <text:p>0.2763851</text:p>
          </table:table-cell>
          <table:table-cell office:value-type="float" office:value="0.92369998" calcext:value-type="float">
            <text:p>0.92369998</text:p>
          </table:table-cell>
          <table:table-cell office:value-type="float" office:value="0.47814995" calcext:value-type="float">
            <text:p>0.47814995</text:p>
          </table:table-cell>
          <table:table-cell office:value-type="float" office:value="0.83579999" calcext:value-type="float">
            <text:p>0.83579999</text:p>
          </table:table-cell>
          <table:table-cell table:number-columns-repeated="1019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27743548" calcext:value-type="float">
            <text:p>0.27743548</text:p>
          </table:table-cell>
          <table:table-cell office:value-type="float" office:value="0.92210001" calcext:value-type="float">
            <text:p>0.92210001</text:p>
          </table:table-cell>
          <table:table-cell office:value-type="float" office:value="0.52161354" calcext:value-type="float">
            <text:p>0.52161354</text:p>
          </table:table-cell>
          <table:table-cell office:value-type="float" office:value="0.82969999" calcext:value-type="float">
            <text:p>0.82969999</text:p>
          </table:table-cell>
          <table:table-cell table:number-columns-repeated="1019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27274585" calcext:value-type="float">
            <text:p>0.27274585</text:p>
          </table:table-cell>
          <table:table-cell office:value-type="float" office:value="0.92320001" calcext:value-type="float">
            <text:p>0.92320001</text:p>
          </table:table-cell>
          <table:table-cell office:value-type="float" office:value="0.52056229" calcext:value-type="float">
            <text:p>0.52056229</text:p>
          </table:table-cell>
          <table:table-cell office:value-type="float" office:value="0.82800001" calcext:value-type="float">
            <text:p>0.82800001</text:p>
          </table:table-cell>
          <table:table-cell table:number-columns-repeated="1019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27435586" calcext:value-type="float">
            <text:p>0.27435586</text:p>
          </table:table-cell>
          <table:table-cell office:value-type="float" office:value="0.92269999" calcext:value-type="float">
            <text:p>0.92269999</text:p>
          </table:table-cell>
          <table:table-cell office:value-type="float" office:value="0.47716275" calcext:value-type="float">
            <text:p>0.47716275</text:p>
          </table:table-cell>
          <table:table-cell office:value-type="float" office:value="0.83639997" calcext:value-type="float">
            <text:p>0.83639997</text:p>
          </table:table-cell>
          <table:table-cell table:number-columns-repeated="1019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28255531" calcext:value-type="float">
            <text:p>0.28255531</text:p>
          </table:table-cell>
          <table:table-cell office:value-type="float" office:value="0.92040002" calcext:value-type="float">
            <text:p>0.92040002</text:p>
          </table:table-cell>
          <table:table-cell office:value-type="float" office:value="0.55408347" calcext:value-type="float">
            <text:p>0.55408347</text:p>
          </table:table-cell>
          <table:table-cell office:value-type="float" office:value="0.82679999" calcext:value-type="float">
            <text:p>0.82679999</text:p>
          </table:table-cell>
          <table:table-cell table:number-columns-repeated="1019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27255997" calcext:value-type="float">
            <text:p>0.27255997</text:p>
          </table:table-cell>
          <table:table-cell office:value-type="float" office:value="0.92269999" calcext:value-type="float">
            <text:p>0.92269999</text:p>
          </table:table-cell>
          <table:table-cell office:value-type="float" office:value="0.49371773" calcext:value-type="float">
            <text:p>0.49371773</text:p>
          </table:table-cell>
          <table:table-cell office:value-type="float" office:value="0.8344" calcext:value-type="float">
            <text:p>0.8344</text:p>
          </table:table-cell>
          <table:table-cell table:number-columns-repeated="1019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27607563" calcext:value-type="float">
            <text:p>0.27607563</text:p>
          </table:table-cell>
          <table:table-cell office:value-type="float" office:value="0.92199999" calcext:value-type="float">
            <text:p>0.92199999</text:p>
          </table:table-cell>
          <table:table-cell office:value-type="float" office:value="0.45796821" calcext:value-type="float">
            <text:p>0.45796821</text:p>
          </table:table-cell>
          <table:table-cell office:value-type="float" office:value="0.84299999" calcext:value-type="float">
            <text:p>0.84299999</text:p>
          </table:table-cell>
          <table:table-cell table:number-columns-repeated="1019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27425426" calcext:value-type="float">
            <text:p>0.27425426</text:p>
          </table:table-cell>
          <table:table-cell office:value-type="float" office:value="0.92269999" calcext:value-type="float">
            <text:p>0.92269999</text:p>
          </table:table-cell>
          <table:table-cell office:value-type="float" office:value="0.47266543" calcext:value-type="float">
            <text:p>0.47266543</text:p>
          </table:table-cell>
          <table:table-cell office:value-type="float" office:value="0.83649999" calcext:value-type="float">
            <text:p>0.83649999</text:p>
          </table:table-cell>
          <table:table-cell table:number-columns-repeated="1019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27763063" calcext:value-type="float">
            <text:p>0.27763063</text:p>
          </table:table-cell>
          <table:table-cell office:value-type="float" office:value="0.92299998" calcext:value-type="float">
            <text:p>0.92299998</text:p>
          </table:table-cell>
          <table:table-cell office:value-type="float" office:value="0.48868456" calcext:value-type="float">
            <text:p>0.48868456</text:p>
          </table:table-cell>
          <table:table-cell office:value-type="float" office:value="0.83490002" calcext:value-type="float">
            <text:p>0.83490002</text:p>
          </table:table-cell>
          <table:table-cell table:number-columns-repeated="1019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27173892" calcext:value-type="float">
            <text:p>0.27173892</text:p>
          </table:table-cell>
          <table:table-cell office:value-type="float" office:value="0.92330003" calcext:value-type="float">
            <text:p>0.92330003</text:p>
          </table:table-cell>
          <table:table-cell office:value-type="float" office:value="0.4837102" calcext:value-type="float">
            <text:p>0.4837102</text:p>
          </table:table-cell>
          <table:table-cell office:value-type="float" office:value="0.83499998" calcext:value-type="float">
            <text:p>0.83499998</text:p>
          </table:table-cell>
          <table:table-cell table:number-columns-repeated="1019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27252582" calcext:value-type="float">
            <text:p>0.27252582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46404144" calcext:value-type="float">
            <text:p>0.46404144</text:p>
          </table:table-cell>
          <table:table-cell office:value-type="float" office:value="0.84200001" calcext:value-type="float">
            <text:p>0.84200001</text:p>
          </table:table-cell>
          <table:table-cell table:number-columns-repeated="1019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27104434" calcext:value-type="float">
            <text:p>0.2710443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47272909" calcext:value-type="float">
            <text:p>0.47272909</text:p>
          </table:table-cell>
          <table:table-cell office:value-type="float" office:value="0.838" calcext:value-type="float">
            <text:p>0.838</text:p>
          </table:table-cell>
          <table:table-cell table:number-columns-repeated="1019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27544686" calcext:value-type="float">
            <text:p>0.27544686</text:p>
          </table:table-cell>
          <table:table-cell office:value-type="float" office:value="0.92369998" calcext:value-type="float">
            <text:p>0.92369998</text:p>
          </table:table-cell>
          <table:table-cell office:value-type="float" office:value="0.4817993" calcext:value-type="float">
            <text:p>0.4817993</text:p>
          </table:table-cell>
          <table:table-cell office:value-type="float" office:value="0.8301" calcext:value-type="float">
            <text:p>0.8301</text:p>
          </table:table-cell>
          <table:table-cell table:number-columns-repeated="101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27785635" calcext:value-type="float">
            <text:p>0.27785635</text:p>
          </table:table-cell>
          <table:table-cell office:value-type="float" office:value="0.92259997" calcext:value-type="float">
            <text:p>0.92259997</text:p>
          </table:table-cell>
          <table:table-cell office:value-type="float" office:value="0.51640612" calcext:value-type="float">
            <text:p>0.51640612</text:p>
          </table:table-cell>
          <table:table-cell office:value-type="float" office:value="0.82410002" calcext:value-type="float">
            <text:p>0.82410002</text:p>
          </table:table-cell>
          <table:table-cell table:number-columns-repeated="1019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27839842" calcext:value-type="float">
            <text:p>0.27839842</text:p>
          </table:table-cell>
          <table:table-cell office:value-type="float" office:value="0.91930002" calcext:value-type="float">
            <text:p>0.91930002</text:p>
          </table:table-cell>
          <table:table-cell office:value-type="float" office:value="0.48346299" calcext:value-type="float">
            <text:p>0.48346299</text:p>
          </table:table-cell>
          <table:table-cell office:value-type="float" office:value="0.83749998" calcext:value-type="float">
            <text:p>0.83749998</text:p>
          </table:table-cell>
          <table:table-cell table:number-columns-repeated="1019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27807274" calcext:value-type="float">
            <text:p>0.27807274</text:p>
          </table:table-cell>
          <table:table-cell office:value-type="float" office:value="0.92299998" calcext:value-type="float">
            <text:p>0.92299998</text:p>
          </table:table-cell>
          <table:table-cell office:value-type="float" office:value="0.47786552" calcext:value-type="float">
            <text:p>0.47786552</text:p>
          </table:table-cell>
          <table:table-cell office:value-type="float" office:value="0.83670002" calcext:value-type="float">
            <text:p>0.83670002</text:p>
          </table:table-cell>
          <table:table-cell table:number-columns-repeated="1019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27106827" calcext:value-type="float">
            <text:p>0.27106827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48201865" calcext:value-type="float">
            <text:p>0.48201865</text:p>
          </table:table-cell>
          <table:table-cell office:value-type="float" office:value="0.83929998" calcext:value-type="float">
            <text:p>0.83929998</text:p>
          </table:table-cell>
          <table:table-cell table:number-columns-repeated="1019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27462524" calcext:value-type="float">
            <text:p>0.27462524</text:p>
          </table:table-cell>
          <table:table-cell office:value-type="float" office:value="0.92430001" calcext:value-type="float">
            <text:p>0.92430001</text:p>
          </table:table-cell>
          <table:table-cell office:value-type="float" office:value="0.47872728" calcext:value-type="float">
            <text:p>0.47872728</text:p>
          </table:table-cell>
          <table:table-cell office:value-type="float" office:value="0.84140003" calcext:value-type="float">
            <text:p>0.84140003</text:p>
          </table:table-cell>
          <table:table-cell table:number-columns-repeated="1019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27444297" calcext:value-type="float">
            <text:p>0.27444297</text:p>
          </table:table-cell>
          <table:table-cell office:value-type="float" office:value="0.92199999" calcext:value-type="float">
            <text:p>0.92199999</text:p>
          </table:table-cell>
          <table:table-cell office:value-type="float" office:value="0.48265594" calcext:value-type="float">
            <text:p>0.48265594</text:p>
          </table:table-cell>
          <table:table-cell office:value-type="float" office:value="0.83520001" calcext:value-type="float">
            <text:p>0.83520001</text:p>
          </table:table-cell>
          <table:table-cell table:number-columns-repeated="1019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27207333" calcext:value-type="float">
            <text:p>0.27207333</text:p>
          </table:table-cell>
          <table:table-cell office:value-type="float" office:value="0.92470002" calcext:value-type="float">
            <text:p>0.92470002</text:p>
          </table:table-cell>
          <table:table-cell office:value-type="float" office:value="0.50776547" calcext:value-type="float">
            <text:p>0.50776547</text:p>
          </table:table-cell>
          <table:table-cell office:value-type="float" office:value="0.83179998" calcext:value-type="float">
            <text:p>0.83179998</text:p>
          </table:table-cell>
          <table:table-cell table:number-columns-repeated="1019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26907006" calcext:value-type="float">
            <text:p>0.26907006</text:p>
          </table:table-cell>
          <table:table-cell office:value-type="float" office:value="0.92500001" calcext:value-type="float">
            <text:p>0.92500001</text:p>
          </table:table-cell>
          <table:table-cell office:value-type="float" office:value="0.52827913" calcext:value-type="float">
            <text:p>0.52827913</text:p>
          </table:table-cell>
          <table:table-cell office:value-type="float" office:value="0.81620002" calcext:value-type="float">
            <text:p>0.81620002</text:p>
          </table:table-cell>
          <table:table-cell table:number-columns-repeated="1019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7838585" calcext:value-type="float">
            <text:p>0.27838585</text:p>
          </table:table-cell>
          <table:table-cell office:value-type="float" office:value="0.92150003" calcext:value-type="float">
            <text:p>0.92150003</text:p>
          </table:table-cell>
          <table:table-cell office:value-type="float" office:value="0.51685858" calcext:value-type="float">
            <text:p>0.51685858</text:p>
          </table:table-cell>
          <table:table-cell office:value-type="float" office:value="0.81840003" calcext:value-type="float">
            <text:p>0.81840003</text:p>
          </table:table-cell>
          <table:table-cell table:number-columns-repeated="1019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2831251" calcext:value-type="float">
            <text:p>0.2831251</text:p>
          </table:table-cell>
          <table:table-cell office:value-type="float" office:value="0.92119998" calcext:value-type="float">
            <text:p>0.92119998</text:p>
          </table:table-cell>
          <table:table-cell office:value-type="float" office:value="0.49878252" calcext:value-type="float">
            <text:p>0.49878252</text:p>
          </table:table-cell>
          <table:table-cell office:value-type="float" office:value="0.82620001" calcext:value-type="float">
            <text:p>0.82620001</text:p>
          </table:table-cell>
          <table:table-cell table:number-columns-repeated="1019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27620953" calcext:value-type="float">
            <text:p>0.27620953</text:p>
          </table:table-cell>
          <table:table-cell office:value-type="float" office:value="0.92360002" calcext:value-type="float">
            <text:p>0.92360002</text:p>
          </table:table-cell>
          <table:table-cell office:value-type="float" office:value="0.50071245" calcext:value-type="float">
            <text:p>0.50071245</text:p>
          </table:table-cell>
          <table:table-cell office:value-type="float" office:value="0.83670002" calcext:value-type="float">
            <text:p>0.83670002</text:p>
          </table:table-cell>
          <table:table-cell table:number-columns-repeated="1019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27202243" calcext:value-type="float">
            <text:p>0.27202243</text:p>
          </table:table-cell>
          <table:table-cell office:value-type="float" office:value="0.92119998" calcext:value-type="float">
            <text:p>0.92119998</text:p>
          </table:table-cell>
          <table:table-cell office:value-type="float" office:value="0.49243712" calcext:value-type="float">
            <text:p>0.49243712</text:p>
          </table:table-cell>
          <table:table-cell office:value-type="float" office:value="0.8301" calcext:value-type="float">
            <text:p>0.8301</text:p>
          </table:table-cell>
          <table:table-cell table:number-columns-repeated="1019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27433515" calcext:value-type="float">
            <text:p>0.27433515</text:p>
          </table:table-cell>
          <table:table-cell office:value-type="float" office:value="0.92379999" calcext:value-type="float">
            <text:p>0.92379999</text:p>
          </table:table-cell>
          <table:table-cell office:value-type="float" office:value="0.46235988" calcext:value-type="float">
            <text:p>0.46235988</text:p>
          </table:table-cell>
          <table:table-cell office:value-type="float" office:value="0.83929998" calcext:value-type="float">
            <text:p>0.83929998</text:p>
          </table:table-cell>
          <table:table-cell table:number-columns-repeated="1019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2711176" calcext:value-type="float">
            <text:p>0.2711176</text:p>
          </table:table-cell>
          <table:table-cell office:value-type="float" office:value="0.92479998" calcext:value-type="float">
            <text:p>0.92479998</text:p>
          </table:table-cell>
          <table:table-cell office:value-type="float" office:value="0.47367716" calcext:value-type="float">
            <text:p>0.47367716</text:p>
          </table:table-cell>
          <table:table-cell office:value-type="float" office:value="0.83759999" calcext:value-type="float">
            <text:p>0.83759999</text:p>
          </table:table-cell>
          <table:table-cell table:number-columns-repeated="1019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27628848" calcext:value-type="float">
            <text:p>0.27628848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51800281" calcext:value-type="float">
            <text:p>0.51800281</text:p>
          </table:table-cell>
          <table:table-cell office:value-type="float" office:value="0.81889999" calcext:value-type="float">
            <text:p>0.81889999</text:p>
          </table:table-cell>
          <table:table-cell table:number-columns-repeated="1019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27519277" calcext:value-type="float">
            <text:p>0.27519277</text:p>
          </table:table-cell>
          <table:table-cell office:value-type="float" office:value="0.92519999" calcext:value-type="float">
            <text:p>0.92519999</text:p>
          </table:table-cell>
          <table:table-cell office:value-type="float" office:value="0.49851796" calcext:value-type="float">
            <text:p>0.49851796</text:p>
          </table:table-cell>
          <table:table-cell office:value-type="float" office:value="0.82819998" calcext:value-type="float">
            <text:p>0.82819998</text:p>
          </table:table-cell>
          <table:table-cell table:number-columns-repeated="1019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26865947" calcext:value-type="float">
            <text:p>0.26865947</text:p>
          </table:table-cell>
          <table:table-cell office:value-type="float" office:value="0.92629999" calcext:value-type="float">
            <text:p>0.92629999</text:p>
          </table:table-cell>
          <table:table-cell office:value-type="float" office:value="0.46361557" calcext:value-type="float">
            <text:p>0.46361557</text:p>
          </table:table-cell>
          <table:table-cell office:value-type="float" office:value="0.84170002" calcext:value-type="float">
            <text:p>0.84170002</text:p>
          </table:table-cell>
          <table:table-cell table:number-columns-repeated="1019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27226013" calcext:value-type="float">
            <text:p>0.27226013</text:p>
          </table:table-cell>
          <table:table-cell office:value-type="float" office:value="0.9242" calcext:value-type="float">
            <text:p>0.9242</text:p>
          </table:table-cell>
          <table:table-cell office:value-type="float" office:value="0.47072843" calcext:value-type="float">
            <text:p>0.47072843</text:p>
          </table:table-cell>
          <table:table-cell office:value-type="float" office:value="0.84069997" calcext:value-type="float">
            <text:p>0.84069997</text:p>
          </table:table-cell>
          <table:table-cell table:number-columns-repeated="1019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27630645" calcext:value-type="float">
            <text:p>0.27630645</text:p>
          </table:table-cell>
          <table:table-cell office:value-type="float" office:value="0.92430001" calcext:value-type="float">
            <text:p>0.92430001</text:p>
          </table:table-cell>
          <table:table-cell office:value-type="float" office:value="0.49699342" calcext:value-type="float">
            <text:p>0.49699342</text:p>
          </table:table-cell>
          <table:table-cell office:value-type="float" office:value="0.82990003" calcext:value-type="float">
            <text:p>0.82990003</text:p>
          </table:table-cell>
          <table:table-cell table:number-columns-repeated="1019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27514213" calcext:value-type="float">
            <text:p>0.27514213</text:p>
          </table:table-cell>
          <table:table-cell office:value-type="float" office:value="0.92320001" calcext:value-type="float">
            <text:p>0.92320001</text:p>
          </table:table-cell>
          <table:table-cell office:value-type="float" office:value="0.47548637" calcext:value-type="float">
            <text:p>0.47548637</text:p>
          </table:table-cell>
          <table:table-cell office:value-type="float" office:value="0.8391" calcext:value-type="float">
            <text:p>0.8391</text:p>
          </table:table-cell>
          <table:table-cell table:number-columns-repeated="1019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27072746" calcext:value-type="float">
            <text:p>0.27072746</text:p>
          </table:table-cell>
          <table:table-cell office:value-type="float" office:value="0.92540002" calcext:value-type="float">
            <text:p>0.92540002</text:p>
          </table:table-cell>
          <table:table-cell office:value-type="float" office:value="0.52432412" calcext:value-type="float">
            <text:p>0.52432412</text:p>
          </table:table-cell>
          <table:table-cell office:value-type="float" office:value="0.82669997" calcext:value-type="float">
            <text:p>0.82669997</text:p>
          </table:table-cell>
          <table:table-cell table:number-columns-repeated="1019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27034584" calcext:value-type="float">
            <text:p>0.27034584</text:p>
          </table:table-cell>
          <table:table-cell office:value-type="float" office:value="0.92430001" calcext:value-type="float">
            <text:p>0.92430001</text:p>
          </table:table-cell>
          <table:table-cell office:value-type="float" office:value="0.46954054" calcext:value-type="float">
            <text:p>0.46954054</text:p>
          </table:table-cell>
          <table:table-cell office:value-type="float" office:value="0.84060001" calcext:value-type="float">
            <text:p>0.84060001</text:p>
          </table:table-cell>
          <table:table-cell table:number-columns-repeated="1019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27987954" calcext:value-type="float">
            <text:p>0.27987954</text:p>
          </table:table-cell>
          <table:table-cell office:value-type="float" office:value="0.92360002" calcext:value-type="float">
            <text:p>0.92360002</text:p>
          </table:table-cell>
          <table:table-cell office:value-type="float" office:value="0.48035079" calcext:value-type="float">
            <text:p>0.48035079</text:p>
          </table:table-cell>
          <table:table-cell office:value-type="float" office:value="0.83890003" calcext:value-type="float">
            <text:p>0.83890003</text:p>
          </table:table-cell>
          <table:table-cell table:number-columns-repeated="1019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274912" calcext:value-type="float">
            <text:p>0.274912</text:p>
          </table:table-cell>
          <table:table-cell office:value-type="float" office:value="0.92540002" calcext:value-type="float">
            <text:p>0.92540002</text:p>
          </table:table-cell>
          <table:table-cell office:value-type="float" office:value="0.47868311" calcext:value-type="float">
            <text:p>0.47868311</text:p>
          </table:table-cell>
          <table:table-cell office:value-type="float" office:value="0.83719999" calcext:value-type="float">
            <text:p>0.83719999</text:p>
          </table:table-cell>
          <table:table-cell table:number-columns-repeated="1019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27552545" calcext:value-type="float">
            <text:p>0.27552545</text:p>
          </table:table-cell>
          <table:table-cell office:value-type="float" office:value="0.92479998" calcext:value-type="float">
            <text:p>0.92479998</text:p>
          </table:table-cell>
          <table:table-cell office:value-type="float" office:value="0.49417207" calcext:value-type="float">
            <text:p>0.49417207</text:p>
          </table:table-cell>
          <table:table-cell office:value-type="float" office:value="0.8369" calcext:value-type="float">
            <text:p>0.8369</text:p>
          </table:table-cell>
          <table:table-cell table:number-columns-repeated="1019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27228647" calcext:value-type="float">
            <text:p>0.27228647</text:p>
          </table:table-cell>
          <table:table-cell office:value-type="float" office:value="0.92430001" calcext:value-type="float">
            <text:p>0.92430001</text:p>
          </table:table-cell>
          <table:table-cell office:value-type="float" office:value="0.48844078" calcext:value-type="float">
            <text:p>0.48844078</text:p>
          </table:table-cell>
          <table:table-cell office:value-type="float" office:value="0.83389997" calcext:value-type="float">
            <text:p>0.83389997</text:p>
          </table:table-cell>
          <table:table-cell table:number-columns-repeated="1019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26900214" calcext:value-type="float">
            <text:p>0.26900214</text:p>
          </table:table-cell>
          <table:table-cell office:value-type="float" office:value="0.92629999" calcext:value-type="float">
            <text:p>0.92629999</text:p>
          </table:table-cell>
          <table:table-cell office:value-type="float" office:value="0.47133496" calcext:value-type="float">
            <text:p>0.47133496</text:p>
          </table:table-cell>
          <table:table-cell office:value-type="float" office:value="0.8416" calcext:value-type="float">
            <text:p>0.8416</text:p>
          </table:table-cell>
          <table:table-cell table:number-columns-repeated="1019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27373573" calcext:value-type="float">
            <text:p>0.27373573</text:p>
          </table:table-cell>
          <table:table-cell office:value-type="float" office:value="0.92150003" calcext:value-type="float">
            <text:p>0.92150003</text:p>
          </table:table-cell>
          <table:table-cell office:value-type="float" office:value="0.47005516" calcext:value-type="float">
            <text:p>0.47005516</text:p>
          </table:table-cell>
          <table:table-cell office:value-type="float" office:value="0.8427" calcext:value-type="float">
            <text:p>0.8427</text:p>
          </table:table-cell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8061128" calcext:value-type="float">
            <text:p>0.28061128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52034891" calcext:value-type="float">
            <text:p>0.52034891</text:p>
          </table:table-cell>
          <table:table-cell office:value-type="float" office:value="0.82450002" calcext:value-type="float">
            <text:p>0.82450002</text:p>
          </table:table-cell>
          <table:table-cell table:number-columns-repeated="1019"/>
        </table:table-row>
      </table:table>
      <table:table table:name="Task 2" table:style-name="ta1">
        <table:shapes>
          <draw:frame draw:z-index="0" draw:style-name="gr1" draw:text-style-name="P1" svg:width="453.51pt" svg:height="255.09pt" svg:x="929.31pt" svg:y="48.78pt">
            <loext:p draw:notify-on-update-of-ranges="'Task 2'.A2:'Task 2'.A101 'Task 2'.D1:'Task 2'.D1 'Task 2'.D2:'Task 2'.D1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949.55pt" svg:y="335.28pt">
            <loext:p draw:notify-on-update-of-ranges="'Task 2'.A2:'Task 2'.A101 'Task 2'.E1:'Task 2'.E1 'Task 2'.E2:'Task 2'.E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447.73pt" svg:y="32.97pt">
            <loext:p draw:notify-on-update-of-ranges="'Task 2'.A2:'Task 2'.A101 'Task 2'.B1:'Task 2'.B1 'Task 2'.B2:'Task 2'.B10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53.51pt" svg:height="255.09pt" svg:x="435.23pt" svg:y="306.09pt">
            <loext:p draw:notify-on-update-of-ranges="'Task 2'.A2:'Task 2'.A101 'Task 2'.C1:'Task 2'.C1 'Task 2'.C2:'Task 2'.C10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AdamOptimizer + ReLU Loss</text:p>
          </table:table-cell>
          <table:table-cell table:style-name="ce1" office:value-type="string" calcext:value-type="string">
            <text:p>AdamOptimizer + ReLU Accuracy</text:p>
          </table:table-cell>
          <table:table-cell table:style-name="ce1" office:value-type="string" calcext:value-type="string">
            <text:p>AdamOptimizer + Sigmoid Loss</text:p>
          </table:table-cell>
          <table:table-cell table:style-name="ce1" office:value-type="string" calcext:value-type="string">
            <text:p>AdamOptimizer + Sigmoid Accuracy</text:p>
          </table:table-cell>
          <table:table-cell table:style-name="ce1"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87509" calcext:value-type="float">
            <text:p>1.487509</text:p>
          </table:table-cell>
          <table:table-cell office:value-type="float" office:value="0.38519999" calcext:value-type="float">
            <text:p>0.38519999</text:p>
          </table:table-cell>
          <table:table-cell office:value-type="float" office:value="2.3045785" calcext:value-type="float">
            <text:p>2.3045785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9447722" calcext:value-type="float">
            <text:p>0.79447722</text:p>
          </table:table-cell>
          <table:table-cell office:value-type="float" office:value="0.68800002" calcext:value-type="float">
            <text:p>0.68800002</text:p>
          </table:table-cell>
          <table:table-cell office:value-type="float" office:value="2.3074179" calcext:value-type="float">
            <text:p>2.307417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MAX([.E2:.E120])" office:value-type="float" office:value="0.86720002" calcext:value-type="float">
            <text:p>0.86720002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38401" calcext:value-type="float">
            <text:p>0.738401</text:p>
          </table:table-cell>
          <table:table-cell office:value-type="float" office:value="0.70850003" calcext:value-type="float">
            <text:p>0.70850003</text:p>
          </table:table-cell>
          <table:table-cell office:value-type="float" office:value="2.3019786" calcext:value-type="float">
            <text:p>2.301978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MAX([.C2:.C120])" office:value-type="float" office:value="0.8818" calcext:value-type="float">
            <text:p>0.8818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2751671" calcext:value-type="float">
            <text:p>0.72751671</text:p>
          </table:table-cell>
          <table:table-cell office:value-type="float" office:value="0.69599998" calcext:value-type="float">
            <text:p>0.69599998</text:p>
          </table:table-cell>
          <table:table-cell office:value-type="float" office:value="2.3040204" calcext:value-type="float">
            <text:p>2.3040204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0318103" calcext:value-type="float">
            <text:p>0.70318103</text:p>
          </table:table-cell>
          <table:table-cell office:value-type="float" office:value="0.74129999" calcext:value-type="float">
            <text:p>0.74129999</text:p>
          </table:table-cell>
          <table:table-cell office:value-type="float" office:value="2.2688978" calcext:value-type="float">
            <text:p>2.2688978</text:p>
          </table:table-cell>
          <table:table-cell office:value-type="float" office:value="0.1805" calcext:value-type="float">
            <text:p>0.1805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629361" calcext:value-type="float">
            <text:p>1.0629361</text:p>
          </table:table-cell>
          <table:table-cell office:value-type="float" office:value="0.70370001" calcext:value-type="float">
            <text:p>0.70370001</text:p>
          </table:table-cell>
          <table:table-cell office:value-type="float" office:value="1.7180442" calcext:value-type="float">
            <text:p>1.7180442</text:p>
          </table:table-cell>
          <table:table-cell office:value-type="float" office:value="0.2721" calcext:value-type="float">
            <text:p>0.2721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0915732" calcext:value-type="float">
            <text:p>0.60915732</text:p>
          </table:table-cell>
          <table:table-cell office:value-type="float" office:value="0.77249998" calcext:value-type="float">
            <text:p>0.77249998</text:p>
          </table:table-cell>
          <table:table-cell office:value-type="float" office:value="1.5537251" calcext:value-type="float">
            <text:p>1.5537251</text:p>
          </table:table-cell>
          <table:table-cell office:value-type="float" office:value="0.32460001" calcext:value-type="float">
            <text:p>0.32460001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7596827" calcext:value-type="float">
            <text:p>0.47596827</text:p>
          </table:table-cell>
          <table:table-cell office:value-type="float" office:value="0.83329999" calcext:value-type="float">
            <text:p>0.83329999</text:p>
          </table:table-cell>
          <table:table-cell office:value-type="float" office:value="1.4193289" calcext:value-type="float">
            <text:p>1.4193289</text:p>
          </table:table-cell>
          <table:table-cell office:value-type="float" office:value="0.39309999" calcext:value-type="float">
            <text:p>0.39309999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4544175" calcext:value-type="float">
            <text:p>0.54544175</text:p>
          </table:table-cell>
          <table:table-cell office:value-type="float" office:value="0.80180001" calcext:value-type="float">
            <text:p>0.80180001</text:p>
          </table:table-cell>
          <table:table-cell office:value-type="float" office:value="1.2589211" calcext:value-type="float">
            <text:p>1.2589211</text:p>
          </table:table-cell>
          <table:table-cell office:value-type="float" office:value="0.4226" calcext:value-type="float">
            <text:p>0.4226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4392046" calcext:value-type="float">
            <text:p>0.44392046</text:p>
          </table:table-cell>
          <table:table-cell office:value-type="float" office:value="0.84210002" calcext:value-type="float">
            <text:p>0.84210002</text:p>
          </table:table-cell>
          <table:table-cell office:value-type="float" office:value="1.1771934" calcext:value-type="float">
            <text:p>1.1771934</text:p>
          </table:table-cell>
          <table:table-cell office:value-type="float" office:value="0.50760001" calcext:value-type="float">
            <text:p>0.50760001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59714842" calcext:value-type="float">
            <text:p>0.59714842</text:p>
          </table:table-cell>
          <table:table-cell office:value-type="float" office:value="0.79769999" calcext:value-type="float">
            <text:p>0.79769999</text:p>
          </table:table-cell>
          <table:table-cell office:value-type="float" office:value="1.1117029" calcext:value-type="float">
            <text:p>1.1117029</text:p>
          </table:table-cell>
          <table:table-cell office:value-type="float" office:value="0.52410001" calcext:value-type="float">
            <text:p>0.52410001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3400254" calcext:value-type="float">
            <text:p>0.53400254</text:p>
          </table:table-cell>
          <table:table-cell office:value-type="float" office:value="0.80049998" calcext:value-type="float">
            <text:p>0.80049998</text:p>
          </table:table-cell>
          <table:table-cell office:value-type="float" office:value="1.0354898" calcext:value-type="float">
            <text:p>1.0354898</text:p>
          </table:table-cell>
          <table:table-cell office:value-type="float" office:value="0.55330002" calcext:value-type="float">
            <text:p>0.55330002</text:p>
          </table:table-cell>
          <table:table-cell table:number-columns-repeated="101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46228951" calcext:value-type="float">
            <text:p>0.46228951</text:p>
          </table:table-cell>
          <table:table-cell office:value-type="float" office:value="0.83649999" calcext:value-type="float">
            <text:p>0.83649999</text:p>
          </table:table-cell>
          <table:table-cell office:value-type="float" office:value="0.99769276" calcext:value-type="float">
            <text:p>0.99769276</text:p>
          </table:table-cell>
          <table:table-cell office:value-type="float" office:value="0.5751" calcext:value-type="float">
            <text:p>0.5751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53283435" calcext:value-type="float">
            <text:p>0.53283435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96561337" calcext:value-type="float">
            <text:p>0.96561337</text:p>
          </table:table-cell>
          <table:table-cell office:value-type="float" office:value="0.5837" calcext:value-type="float">
            <text:p>0.5837</text:p>
          </table:table-cell>
          <table:table-cell table:number-columns-repeated="101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4384734" calcext:value-type="float">
            <text:p>0.4384734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97973162" calcext:value-type="float">
            <text:p>0.97973162</text:p>
          </table:table-cell>
          <table:table-cell office:value-type="float" office:value="0.59500003" calcext:value-type="float">
            <text:p>0.59500003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46106017" calcext:value-type="float">
            <text:p>0.46106017</text:p>
          </table:table-cell>
          <table:table-cell office:value-type="float" office:value="0.82950002" calcext:value-type="float">
            <text:p>0.82950002</text:p>
          </table:table-cell>
          <table:table-cell office:value-type="float" office:value="0.91222322" calcext:value-type="float">
            <text:p>0.91222322</text:p>
          </table:table-cell>
          <table:table-cell office:value-type="float" office:value="0.61989999" calcext:value-type="float">
            <text:p>0.61989999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47160161" calcext:value-type="float">
            <text:p>0.47160161</text:p>
          </table:table-cell>
          <table:table-cell office:value-type="float" office:value="0.82450002" calcext:value-type="float">
            <text:p>0.82450002</text:p>
          </table:table-cell>
          <table:table-cell office:value-type="float" office:value="0.92197901" calcext:value-type="float">
            <text:p>0.92197901</text:p>
          </table:table-cell>
          <table:table-cell office:value-type="float" office:value="0.63880002" calcext:value-type="float">
            <text:p>0.63880002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41370878" calcext:value-type="float">
            <text:p>0.41370878</text:p>
          </table:table-cell>
          <table:table-cell office:value-type="float" office:value="0.84719998" calcext:value-type="float">
            <text:p>0.84719998</text:p>
          </table:table-cell>
          <table:table-cell office:value-type="float" office:value="0.85087538" calcext:value-type="float">
            <text:p>0.85087538</text:p>
          </table:table-cell>
          <table:table-cell office:value-type="float" office:value="0.64609998" calcext:value-type="float">
            <text:p>0.64609998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43742734" calcext:value-type="float">
            <text:p>0.43742734</text:p>
          </table:table-cell>
          <table:table-cell office:value-type="float" office:value="0.82859999" calcext:value-type="float">
            <text:p>0.82859999</text:p>
          </table:table-cell>
          <table:table-cell office:value-type="float" office:value="0.80726707" calcext:value-type="float">
            <text:p>0.80726707</text:p>
          </table:table-cell>
          <table:table-cell office:value-type="float" office:value="0.67790002" calcext:value-type="float">
            <text:p>0.67790002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1570401" calcext:value-type="float">
            <text:p>0.41570401</text:p>
          </table:table-cell>
          <table:table-cell office:value-type="float" office:value="0.84930003" calcext:value-type="float">
            <text:p>0.84930003</text:p>
          </table:table-cell>
          <table:table-cell office:value-type="float" office:value="0.80222601" calcext:value-type="float">
            <text:p>0.80222601</text:p>
          </table:table-cell>
          <table:table-cell office:value-type="float" office:value="0.67610002" calcext:value-type="float">
            <text:p>0.67610002</text:p>
          </table:table-cell>
          <table:table-cell table:number-columns-repeated="1019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41838881" calcext:value-type="float">
            <text:p>0.41838881</text:p>
          </table:table-cell>
          <table:table-cell office:value-type="float" office:value="0.85110003" calcext:value-type="float">
            <text:p>0.85110003</text:p>
          </table:table-cell>
          <table:table-cell office:value-type="float" office:value="0.75387299" calcext:value-type="float">
            <text:p>0.75387299</text:p>
          </table:table-cell>
          <table:table-cell office:value-type="float" office:value="0.7008" calcext:value-type="float">
            <text:p>0.7008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39491537" calcext:value-type="float">
            <text:p>0.39491537</text:p>
          </table:table-cell>
          <table:table-cell office:value-type="float" office:value="0.86009997" calcext:value-type="float">
            <text:p>0.86009997</text:p>
          </table:table-cell>
          <table:table-cell office:value-type="float" office:value="0.80692244" calcext:value-type="float">
            <text:p>0.80692244</text:p>
          </table:table-cell>
          <table:table-cell office:value-type="float" office:value="0.67659998" calcext:value-type="float">
            <text:p>0.67659998</text:p>
          </table:table-cell>
          <table:table-cell table:number-columns-repeated="101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39445773" calcext:value-type="float">
            <text:p>0.39445773</text:p>
          </table:table-cell>
          <table:table-cell office:value-type="float" office:value="0.85650003" calcext:value-type="float">
            <text:p>0.85650003</text:p>
          </table:table-cell>
          <table:table-cell office:value-type="float" office:value="0.72506917" calcext:value-type="float">
            <text:p>0.72506917</text:p>
          </table:table-cell>
          <table:table-cell office:value-type="float" office:value="0.70410001" calcext:value-type="float">
            <text:p>0.70410001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48061195" calcext:value-type="float">
            <text:p>0.48061195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74993682" calcext:value-type="float">
            <text:p>0.74993682</text:p>
          </table:table-cell>
          <table:table-cell office:value-type="float" office:value="0.70029998" calcext:value-type="float">
            <text:p>0.70029998</text:p>
          </table:table-cell>
          <table:table-cell table:number-columns-repeated="101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040454" calcext:value-type="float">
            <text:p>0.4040454</text:p>
          </table:table-cell>
          <table:table-cell office:value-type="float" office:value="0.85219997" calcext:value-type="float">
            <text:p>0.85219997</text:p>
          </table:table-cell>
          <table:table-cell office:value-type="float" office:value="0.6787923" calcext:value-type="float">
            <text:p>0.6787923</text:p>
          </table:table-cell>
          <table:table-cell office:value-type="float" office:value="0.74290001" calcext:value-type="float">
            <text:p>0.74290001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40358073" calcext:value-type="float">
            <text:p>0.40358073</text:p>
          </table:table-cell>
          <table:table-cell office:value-type="float" office:value="0.8484" calcext:value-type="float">
            <text:p>0.8484</text:p>
          </table:table-cell>
          <table:table-cell office:value-type="float" office:value="0.66864079" calcext:value-type="float">
            <text:p>0.66864079</text:p>
          </table:table-cell>
          <table:table-cell office:value-type="float" office:value="0.7378" calcext:value-type="float">
            <text:p>0.7378</text:p>
          </table:table-cell>
          <table:table-cell table:number-columns-repeated="101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38601062" calcext:value-type="float">
            <text:p>0.38601062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65574837" calcext:value-type="float">
            <text:p>0.65574837</text:p>
          </table:table-cell>
          <table:table-cell office:value-type="float" office:value="0.74870002" calcext:value-type="float">
            <text:p>0.74870002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40880516" calcext:value-type="float">
            <text:p>0.40880516</text:p>
          </table:table-cell>
          <table:table-cell office:value-type="float" office:value="0.85680002" calcext:value-type="float">
            <text:p>0.85680002</text:p>
          </table:table-cell>
          <table:table-cell office:value-type="float" office:value="0.66486329" calcext:value-type="float">
            <text:p>0.66486329</text:p>
          </table:table-cell>
          <table:table-cell office:value-type="float" office:value="0.76160002" calcext:value-type="float">
            <text:p>0.76160002</text:p>
          </table:table-cell>
          <table:table-cell table:number-columns-repeated="101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41339454" calcext:value-type="float">
            <text:p>0.41339454</text:p>
          </table:table-cell>
          <table:table-cell office:value-type="float" office:value="0.85189998" calcext:value-type="float">
            <text:p>0.85189998</text:p>
          </table:table-cell>
          <table:table-cell office:value-type="float" office:value="0.61949885" calcext:value-type="float">
            <text:p>0.61949885</text:p>
          </table:table-cell>
          <table:table-cell office:value-type="float" office:value="0.77670002" calcext:value-type="float">
            <text:p>0.77670002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40473858" calcext:value-type="float">
            <text:p>0.40473858</text:p>
          </table:table-cell>
          <table:table-cell office:value-type="float" office:value="0.85689998" calcext:value-type="float">
            <text:p>0.85689998</text:p>
          </table:table-cell>
          <table:table-cell office:value-type="float" office:value="0.60645896" calcext:value-type="float">
            <text:p>0.60645896</text:p>
          </table:table-cell>
          <table:table-cell office:value-type="float" office:value="0.7766" calcext:value-type="float">
            <text:p>0.7766</text:p>
          </table:table-cell>
          <table:table-cell table:number-columns-repeated="101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38866332" calcext:value-type="float">
            <text:p>0.38866332</text:p>
          </table:table-cell>
          <table:table-cell office:value-type="float" office:value="0.86220002" calcext:value-type="float">
            <text:p>0.86220002</text:p>
          </table:table-cell>
          <table:table-cell office:value-type="float" office:value="0.60537434" calcext:value-type="float">
            <text:p>0.60537434</text:p>
          </table:table-cell>
          <table:table-cell office:value-type="float" office:value="0.78039998" calcext:value-type="float">
            <text:p>0.78039998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39936352" calcext:value-type="float">
            <text:p>0.3993635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57788479" calcext:value-type="float">
            <text:p>0.57788479</text:p>
          </table:table-cell>
          <table:table-cell office:value-type="float" office:value="0.78560001" calcext:value-type="float">
            <text:p>0.78560001</text:p>
          </table:table-cell>
          <table:table-cell table:number-columns-repeated="101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40533116" calcext:value-type="float">
            <text:p>0.40533116</text:p>
          </table:table-cell>
          <table:table-cell office:value-type="float" office:value="0.85259998" calcext:value-type="float">
            <text:p>0.85259998</text:p>
          </table:table-cell>
          <table:table-cell office:value-type="float" office:value="0.64201623" calcext:value-type="float">
            <text:p>0.64201623</text:p>
          </table:table-cell>
          <table:table-cell office:value-type="float" office:value="0.75819999" calcext:value-type="float">
            <text:p>0.75819999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37823072" calcext:value-type="float">
            <text:p>0.37823072</text:p>
          </table:table-cell>
          <table:table-cell office:value-type="float" office:value="0.86250001" calcext:value-type="float">
            <text:p>0.86250001</text:p>
          </table:table-cell>
          <table:table-cell office:value-type="float" office:value="0.59789044" calcext:value-type="float">
            <text:p>0.59789044</text:p>
          </table:table-cell>
          <table:table-cell office:value-type="float" office:value="0.77789998" calcext:value-type="float">
            <text:p>0.77789998</text:p>
          </table:table-cell>
          <table:table-cell table:number-columns-repeated="1019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40812778" calcext:value-type="float">
            <text:p>0.40812778</text:p>
          </table:table-cell>
          <table:table-cell office:value-type="float" office:value="0.85589999" calcext:value-type="float">
            <text:p>0.85589999</text:p>
          </table:table-cell>
          <table:table-cell office:value-type="float" office:value="0.58327663" calcext:value-type="float">
            <text:p>0.58327663</text:p>
          </table:table-cell>
          <table:table-cell office:value-type="float" office:value="0.79509997" calcext:value-type="float">
            <text:p>0.79509997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39564121" calcext:value-type="float">
            <text:p>0.39564121</text:p>
          </table:table-cell>
          <table:table-cell office:value-type="float" office:value="0.85790002" calcext:value-type="float">
            <text:p>0.85790002</text:p>
          </table:table-cell>
          <table:table-cell office:value-type="float" office:value="0.57824945" calcext:value-type="float">
            <text:p>0.57824945</text:p>
          </table:table-cell>
          <table:table-cell office:value-type="float" office:value="0.78500003" calcext:value-type="float">
            <text:p>0.78500003</text:p>
          </table:table-cell>
          <table:table-cell table:number-columns-repeated="1019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40416417" calcext:value-type="float">
            <text:p>0.40416417</text:p>
          </table:table-cell>
          <table:table-cell office:value-type="float" office:value="0.86110002" calcext:value-type="float">
            <text:p>0.86110002</text:p>
          </table:table-cell>
          <table:table-cell office:value-type="float" office:value="0.53878766" calcext:value-type="float">
            <text:p>0.53878766</text:p>
          </table:table-cell>
          <table:table-cell office:value-type="float" office:value="0.79540002" calcext:value-type="float">
            <text:p>0.79540002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38673159" calcext:value-type="float">
            <text:p>0.38673159</text:p>
          </table:table-cell>
          <table:table-cell office:value-type="float" office:value="0.85769999" calcext:value-type="float">
            <text:p>0.85769999</text:p>
          </table:table-cell>
          <table:table-cell office:value-type="float" office:value="0.57465672" calcext:value-type="float">
            <text:p>0.57465672</text:p>
          </table:table-cell>
          <table:table-cell office:value-type="float" office:value="0.78710002" calcext:value-type="float">
            <text:p>0.78710002</text:p>
          </table:table-cell>
          <table:table-cell table:number-columns-repeated="101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39827403" calcext:value-type="float">
            <text:p>0.39827403</text:p>
          </table:table-cell>
          <table:table-cell office:value-type="float" office:value="0.85710001" calcext:value-type="float">
            <text:p>0.85710001</text:p>
          </table:table-cell>
          <table:table-cell office:value-type="float" office:value="0.53768748" calcext:value-type="float">
            <text:p>0.53768748</text:p>
          </table:table-cell>
          <table:table-cell office:value-type="float" office:value="0.80980003" calcext:value-type="float">
            <text:p>0.80980003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1100273" calcext:value-type="float">
            <text:p>0.41100273</text:p>
          </table:table-cell>
          <table:table-cell office:value-type="float" office:value="0.85619998" calcext:value-type="float">
            <text:p>0.85619998</text:p>
          </table:table-cell>
          <table:table-cell office:value-type="float" office:value="0.51336747" calcext:value-type="float">
            <text:p>0.51336747</text:p>
          </table:table-cell>
          <table:table-cell office:value-type="float" office:value="0.81989998" calcext:value-type="float">
            <text:p>0.81989998</text:p>
          </table:table-cell>
          <table:table-cell table:number-columns-repeated="1019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40027091" calcext:value-type="float">
            <text:p>0.40027091</text:p>
          </table:table-cell>
          <table:table-cell office:value-type="float" office:value="0.86110002" calcext:value-type="float">
            <text:p>0.86110002</text:p>
          </table:table-cell>
          <table:table-cell office:value-type="float" office:value="0.5188005" calcext:value-type="float">
            <text:p>0.5188005</text:p>
          </table:table-cell>
          <table:table-cell office:value-type="float" office:value="0.81150001" calcext:value-type="float">
            <text:p>0.81150001</text:p>
          </table:table-cell>
          <table:table-cell table:number-columns-repeated="1019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36564636" calcext:value-type="float">
            <text:p>0.36564636</text:p>
          </table:table-cell>
          <table:table-cell office:value-type="float" office:value="0.86690003" calcext:value-type="float">
            <text:p>0.86690003</text:p>
          </table:table-cell>
          <table:table-cell office:value-type="float" office:value="0.50337303" calcext:value-type="float">
            <text:p>0.50337303</text:p>
          </table:table-cell>
          <table:table-cell office:value-type="float" office:value="0.82489997" calcext:value-type="float">
            <text:p>0.82489997</text:p>
          </table:table-cell>
          <table:table-cell table:number-columns-repeated="1019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38277337" calcext:value-type="float">
            <text:p>0.38277337</text:p>
          </table:table-cell>
          <table:table-cell office:value-type="float" office:value="0.86199999" calcext:value-type="float">
            <text:p>0.86199999</text:p>
          </table:table-cell>
          <table:table-cell office:value-type="float" office:value="0.52452415" calcext:value-type="float">
            <text:p>0.52452415</text:p>
          </table:table-cell>
          <table:table-cell office:value-type="float" office:value="0.81480002" calcext:value-type="float">
            <text:p>0.81480002</text:p>
          </table:table-cell>
          <table:table-cell table:number-columns-repeated="1019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36182436" calcext:value-type="float">
            <text:p>0.36182436</text:p>
          </table:table-cell>
          <table:table-cell office:value-type="float" office:value="0.86860001" calcext:value-type="float">
            <text:p>0.86860001</text:p>
          </table:table-cell>
          <table:table-cell office:value-type="float" office:value="0.47629511" calcext:value-type="float">
            <text:p>0.47629511</text:p>
          </table:table-cell>
          <table:table-cell office:value-type="float" office:value="0.83230001" calcext:value-type="float">
            <text:p>0.83230001</text:p>
          </table:table-cell>
          <table:table-cell table:number-columns-repeated="1019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37409303" calcext:value-type="float">
            <text:p>0.37409303</text:p>
          </table:table-cell>
          <table:table-cell office:value-type="float" office:value="0.86570001" calcext:value-type="float">
            <text:p>0.86570001</text:p>
          </table:table-cell>
          <table:table-cell office:value-type="float" office:value="0.57918072" calcext:value-type="float">
            <text:p>0.57918072</text:p>
          </table:table-cell>
          <table:table-cell office:value-type="float" office:value="0.79159999" calcext:value-type="float">
            <text:p>0.79159999</text:p>
          </table:table-cell>
          <table:table-cell table:number-columns-repeated="101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40531442" calcext:value-type="float">
            <text:p>0.40531442</text:p>
          </table:table-cell>
          <table:table-cell office:value-type="float" office:value="0.84899998" calcext:value-type="float">
            <text:p>0.84899998</text:p>
          </table:table-cell>
          <table:table-cell office:value-type="float" office:value="0.53010893" calcext:value-type="float">
            <text:p>0.53010893</text:p>
          </table:table-cell>
          <table:table-cell office:value-type="float" office:value="0.80930001" calcext:value-type="float">
            <text:p>0.80930001</text:p>
          </table:table-cell>
          <table:table-cell table:number-columns-repeated="1019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50291109" calcext:value-type="float">
            <text:p>0.50291109</text:p>
          </table:table-cell>
          <table:table-cell office:value-type="float" office:value="0.838" calcext:value-type="float">
            <text:p>0.838</text:p>
          </table:table-cell>
          <table:table-cell office:value-type="float" office:value="0.47894549" calcext:value-type="float">
            <text:p>0.47894549</text:p>
          </table:table-cell>
          <table:table-cell office:value-type="float" office:value="0.82999998" calcext:value-type="float">
            <text:p>0.82999998</text:p>
          </table:table-cell>
          <table:table-cell table:number-columns-repeated="1019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37807354" calcext:value-type="float">
            <text:p>0.37807354</text:p>
          </table:table-cell>
          <table:table-cell office:value-type="float" office:value="0.86390001" calcext:value-type="float">
            <text:p>0.86390001</text:p>
          </table:table-cell>
          <table:table-cell office:value-type="float" office:value="0.47886828" calcext:value-type="float">
            <text:p>0.47886828</text:p>
          </table:table-cell>
          <table:table-cell office:value-type="float" office:value="0.83749998" calcext:value-type="float">
            <text:p>0.83749998</text:p>
          </table:table-cell>
          <table:table-cell table:number-columns-repeated="1019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41776997" calcext:value-type="float">
            <text:p>0.41776997</text:p>
          </table:table-cell>
          <table:table-cell office:value-type="float" office:value="0.85140002" calcext:value-type="float">
            <text:p>0.85140002</text:p>
          </table:table-cell>
          <table:table-cell office:value-type="float" office:value="0.46405819" calcext:value-type="float">
            <text:p>0.46405819</text:p>
          </table:table-cell>
          <table:table-cell office:value-type="float" office:value="0.83499998" calcext:value-type="float">
            <text:p>0.83499998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8226914" calcext:value-type="float">
            <text:p>0.38226914</text:p>
          </table:table-cell>
          <table:table-cell office:value-type="float" office:value="0.86409998" calcext:value-type="float">
            <text:p>0.86409998</text:p>
          </table:table-cell>
          <table:table-cell office:value-type="float" office:value="0.45314941" calcext:value-type="float">
            <text:p>0.45314941</text:p>
          </table:table-cell>
          <table:table-cell office:value-type="float" office:value="0.83960003" calcext:value-type="float">
            <text:p>0.83960003</text:p>
          </table:table-cell>
          <table:table-cell table:number-columns-repeated="1019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38574848" calcext:value-type="float">
            <text:p>0.38574848</text:p>
          </table:table-cell>
          <table:table-cell office:value-type="float" office:value="0.85759997" calcext:value-type="float">
            <text:p>0.85759997</text:p>
          </table:table-cell>
          <table:table-cell office:value-type="float" office:value="0.46644667" calcext:value-type="float">
            <text:p>0.46644667</text:p>
          </table:table-cell>
          <table:table-cell office:value-type="float" office:value="0.8337" calcext:value-type="float">
            <text:p>0.8337</text:p>
          </table:table-cell>
          <table:table-cell table:number-columns-repeated="1019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39104205" calcext:value-type="float">
            <text:p>0.39104205</text:p>
          </table:table-cell>
          <table:table-cell office:value-type="float" office:value="0.86180001" calcext:value-type="float">
            <text:p>0.86180001</text:p>
          </table:table-cell>
          <table:table-cell office:value-type="float" office:value="0.50842774" calcext:value-type="float">
            <text:p>0.50842774</text:p>
          </table:table-cell>
          <table:table-cell office:value-type="float" office:value="0.82160002" calcext:value-type="float">
            <text:p>0.82160002</text:p>
          </table:table-cell>
          <table:table-cell table:number-columns-repeated="1019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37540963" calcext:value-type="float">
            <text:p>0.37540963</text:p>
          </table:table-cell>
          <table:table-cell office:value-type="float" office:value="0.86809999" calcext:value-type="float">
            <text:p>0.86809999</text:p>
          </table:table-cell>
          <table:table-cell office:value-type="float" office:value="0.44920811" calcext:value-type="float">
            <text:p>0.44920811</text:p>
          </table:table-cell>
          <table:table-cell office:value-type="float" office:value="0.8448" calcext:value-type="float">
            <text:p>0.8448</text:p>
          </table:table-cell>
          <table:table-cell table:number-columns-repeated="1019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38956586" calcext:value-type="float">
            <text:p>0.38956586</text:p>
          </table:table-cell>
          <table:table-cell office:value-type="float" office:value="0.86510003" calcext:value-type="float">
            <text:p>0.86510003</text:p>
          </table:table-cell>
          <table:table-cell office:value-type="float" office:value="0.44689044" calcext:value-type="float">
            <text:p>0.44689044</text:p>
          </table:table-cell>
          <table:table-cell office:value-type="float" office:value="0.84009999" calcext:value-type="float">
            <text:p>0.84009999</text:p>
          </table:table-cell>
          <table:table-cell table:number-columns-repeated="1019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3801893" calcext:value-type="float">
            <text:p>0.3801893</text:p>
          </table:table-cell>
          <table:table-cell office:value-type="float" office:value="0.86189997" calcext:value-type="float">
            <text:p>0.86189997</text:p>
          </table:table-cell>
          <table:table-cell office:value-type="float" office:value="0.45148575" calcext:value-type="float">
            <text:p>0.45148575</text:p>
          </table:table-cell>
          <table:table-cell office:value-type="float" office:value="0.83850002" calcext:value-type="float">
            <text:p>0.83850002</text:p>
          </table:table-cell>
          <table:table-cell table:number-columns-repeated="101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37269261" calcext:value-type="float">
            <text:p>0.37269261</text:p>
          </table:table-cell>
          <table:table-cell office:value-type="float" office:value="0.86830002" calcext:value-type="float">
            <text:p>0.86830002</text:p>
          </table:table-cell>
          <table:table-cell office:value-type="float" office:value="0.43469903" calcext:value-type="float">
            <text:p>0.43469903</text:p>
          </table:table-cell>
          <table:table-cell office:value-type="float" office:value="0.84829998" calcext:value-type="float">
            <text:p>0.84829998</text:p>
          </table:table-cell>
          <table:table-cell table:number-columns-repeated="1019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36041403" calcext:value-type="float">
            <text:p>0.36041403</text:p>
          </table:table-cell>
          <table:table-cell office:value-type="float" office:value="0.87150002" calcext:value-type="float">
            <text:p>0.87150002</text:p>
          </table:table-cell>
          <table:table-cell office:value-type="float" office:value="0.48932192" calcext:value-type="float">
            <text:p>0.48932192</text:p>
          </table:table-cell>
          <table:table-cell office:value-type="float" office:value="0.8258" calcext:value-type="float">
            <text:p>0.8258</text:p>
          </table:table-cell>
          <table:table-cell table:number-columns-repeated="1019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37774307" calcext:value-type="float">
            <text:p>0.37774307</text:p>
          </table:table-cell>
          <table:table-cell office:value-type="float" office:value="0.86659998" calcext:value-type="float">
            <text:p>0.86659998</text:p>
          </table:table-cell>
          <table:table-cell office:value-type="float" office:value="0.44925636" calcext:value-type="float">
            <text:p>0.44925636</text:p>
          </table:table-cell>
          <table:table-cell office:value-type="float" office:value="0.84009999" calcext:value-type="float">
            <text:p>0.84009999</text:p>
          </table:table-cell>
          <table:table-cell table:number-columns-repeated="1019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34981635" calcext:value-type="float">
            <text:p>0.34981635</text:p>
          </table:table-cell>
          <table:table-cell office:value-type="float" office:value="0.87330002" calcext:value-type="float">
            <text:p>0.87330002</text:p>
          </table:table-cell>
          <table:table-cell office:value-type="float" office:value="0.44484547" calcext:value-type="float">
            <text:p>0.44484547</text:p>
          </table:table-cell>
          <table:table-cell office:value-type="float" office:value="0.84310001" calcext:value-type="float">
            <text:p>0.84310001</text:p>
          </table:table-cell>
          <table:table-cell table:number-columns-repeated="1019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34853801" calcext:value-type="float">
            <text:p>0.34853801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47942817" calcext:value-type="float">
            <text:p>0.47942817</text:p>
          </table:table-cell>
          <table:table-cell office:value-type="float" office:value="0.82969999" calcext:value-type="float">
            <text:p>0.82969999</text:p>
          </table:table-cell>
          <table:table-cell table:number-columns-repeated="1019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37437645" calcext:value-type="float">
            <text:p>0.37437645</text:p>
          </table:table-cell>
          <table:table-cell office:value-type="float" office:value="0.87050003" calcext:value-type="float">
            <text:p>0.87050003</text:p>
          </table:table-cell>
          <table:table-cell office:value-type="float" office:value="0.43401337" calcext:value-type="float">
            <text:p>0.43401337</text:p>
          </table:table-cell>
          <table:table-cell office:value-type="float" office:value="0.8495" calcext:value-type="float">
            <text:p>0.8495</text:p>
          </table:table-cell>
          <table:table-cell table:number-columns-repeated="1019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36370456" calcext:value-type="float">
            <text:p>0.36370456</text:p>
          </table:table-cell>
          <table:table-cell office:value-type="float" office:value="0.86750001" calcext:value-type="float">
            <text:p>0.86750001</text:p>
          </table:table-cell>
          <table:table-cell office:value-type="float" office:value="0.42430401" calcext:value-type="float">
            <text:p>0.42430401</text:p>
          </table:table-cell>
          <table:table-cell office:value-type="float" office:value="0.85009998" calcext:value-type="float">
            <text:p>0.85009998</text:p>
          </table:table-cell>
          <table:table-cell table:number-columns-repeated="1019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3655163" calcext:value-type="float">
            <text:p>0.3655163</text:p>
          </table:table-cell>
          <table:table-cell office:value-type="float" office:value="0.87440002" calcext:value-type="float">
            <text:p>0.87440002</text:p>
          </table:table-cell>
          <table:table-cell office:value-type="float" office:value="0.44006333" calcext:value-type="float">
            <text:p>0.44006333</text:p>
          </table:table-cell>
          <table:table-cell office:value-type="float" office:value="0.84719998" calcext:value-type="float">
            <text:p>0.84719998</text:p>
          </table:table-cell>
          <table:table-cell table:number-columns-repeated="1019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38686666" calcext:value-type="float">
            <text:p>0.38686666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41975254" calcext:value-type="float">
            <text:p>0.41975254</text:p>
          </table:table-cell>
          <table:table-cell office:value-type="float" office:value="0.85470003" calcext:value-type="float">
            <text:p>0.85470003</text:p>
          </table:table-cell>
          <table:table-cell table:number-columns-repeated="1019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40211913" calcext:value-type="float">
            <text:p>0.40211913</text:p>
          </table:table-cell>
          <table:table-cell office:value-type="float" office:value="0.86320001" calcext:value-type="float">
            <text:p>0.86320001</text:p>
          </table:table-cell>
          <table:table-cell office:value-type="float" office:value="0.43589091" calcext:value-type="float">
            <text:p>0.43589091</text:p>
          </table:table-cell>
          <table:table-cell office:value-type="float" office:value="0.84909999" calcext:value-type="float">
            <text:p>0.84909999</text:p>
          </table:table-cell>
          <table:table-cell table:number-columns-repeated="1019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36456573" calcext:value-type="float">
            <text:p>0.36456573</text:p>
          </table:table-cell>
          <table:table-cell office:value-type="float" office:value="0.87559998" calcext:value-type="float">
            <text:p>0.87559998</text:p>
          </table:table-cell>
          <table:table-cell office:value-type="float" office:value="0.43213898" calcext:value-type="float">
            <text:p>0.43213898</text:p>
          </table:table-cell>
          <table:table-cell office:value-type="float" office:value="0.84899998" calcext:value-type="float">
            <text:p>0.84899998</text:p>
          </table:table-cell>
          <table:table-cell table:number-columns-repeated="1019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36126" calcext:value-type="float">
            <text:p>0.36126</text:p>
          </table:table-cell>
          <table:table-cell office:value-type="float" office:value="0.86870003" calcext:value-type="float">
            <text:p>0.86870003</text:p>
          </table:table-cell>
          <table:table-cell office:value-type="float" office:value="0.4145124" calcext:value-type="float">
            <text:p>0.4145124</text:p>
          </table:table-cell>
          <table:table-cell office:value-type="float" office:value="0.85409999" calcext:value-type="float">
            <text:p>0.85409999</text:p>
          </table:table-cell>
          <table:table-cell table:number-columns-repeated="1019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36998081" calcext:value-type="float">
            <text:p>0.36998081</text:p>
          </table:table-cell>
          <table:table-cell office:value-type="float" office:value="0.87199998" calcext:value-type="float">
            <text:p>0.87199998</text:p>
          </table:table-cell>
          <table:table-cell office:value-type="float" office:value="0.44727716" calcext:value-type="float">
            <text:p>0.44727716</text:p>
          </table:table-cell>
          <table:table-cell office:value-type="float" office:value="0.84210002" calcext:value-type="float">
            <text:p>0.84210002</text:p>
          </table:table-cell>
          <table:table-cell table:number-columns-repeated="1019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3777557" calcext:value-type="float">
            <text:p>0.3777557</text:p>
          </table:table-cell>
          <table:table-cell office:value-type="float" office:value="0.8664" calcext:value-type="float">
            <text:p>0.8664</text:p>
          </table:table-cell>
          <table:table-cell office:value-type="float" office:value="0.41760224" calcext:value-type="float">
            <text:p>0.41760224</text:p>
          </table:table-cell>
          <table:table-cell office:value-type="float" office:value="0.8524" calcext:value-type="float">
            <text:p>0.8524</text:p>
          </table:table-cell>
          <table:table-cell table:number-columns-repeated="1019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35604656" calcext:value-type="float">
            <text:p>0.35604656</text:p>
          </table:table-cell>
          <table:table-cell office:value-type="float" office:value="0.87440002" calcext:value-type="float">
            <text:p>0.87440002</text:p>
          </table:table-cell>
          <table:table-cell office:value-type="float" office:value="0.46485287" calcext:value-type="float">
            <text:p>0.46485287</text:p>
          </table:table-cell>
          <table:table-cell office:value-type="float" office:value="0.84009999" calcext:value-type="float">
            <text:p>0.84009999</text:p>
          </table:table-cell>
          <table:table-cell table:number-columns-repeated="1019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35521841" calcext:value-type="float">
            <text:p>0.35521841</text:p>
          </table:table-cell>
          <table:table-cell office:value-type="float" office:value="0.87510002" calcext:value-type="float">
            <text:p>0.87510002</text:p>
          </table:table-cell>
          <table:table-cell office:value-type="float" office:value="0.42005199" calcext:value-type="float">
            <text:p>0.42005199</text:p>
          </table:table-cell>
          <table:table-cell office:value-type="float" office:value="0.85390002" calcext:value-type="float">
            <text:p>0.85390002</text:p>
          </table:table-cell>
          <table:table-cell table:number-columns-repeated="101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37377569" calcext:value-type="float">
            <text:p>0.37377569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42322811" calcext:value-type="float">
            <text:p>0.42322811</text:p>
          </table:table-cell>
          <table:table-cell office:value-type="float" office:value="0.85070002" calcext:value-type="float">
            <text:p>0.85070002</text:p>
          </table:table-cell>
          <table:table-cell table:number-columns-repeated="1019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355463" calcext:value-type="float">
            <text:p>0.355463</text:p>
          </table:table-cell>
          <table:table-cell office:value-type="float" office:value="0.87370002" calcext:value-type="float">
            <text:p>0.87370002</text:p>
          </table:table-cell>
          <table:table-cell office:value-type="float" office:value="0.4167088" calcext:value-type="float">
            <text:p>0.4167088</text:p>
          </table:table-cell>
          <table:table-cell office:value-type="float" office:value="0.85420001" calcext:value-type="float">
            <text:p>0.85420001</text:p>
          </table:table-cell>
          <table:table-cell table:number-columns-repeated="1019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37441009" calcext:value-type="float">
            <text:p>0.37441009</text:p>
          </table:table-cell>
          <table:table-cell office:value-type="float" office:value="0.86909997" calcext:value-type="float">
            <text:p>0.86909997</text:p>
          </table:table-cell>
          <table:table-cell office:value-type="float" office:value="0.41470504" calcext:value-type="float">
            <text:p>0.41470504</text:p>
          </table:table-cell>
          <table:table-cell office:value-type="float" office:value="0.85079998" calcext:value-type="float">
            <text:p>0.85079998</text:p>
          </table:table-cell>
          <table:table-cell table:number-columns-repeated="1019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43897617" calcext:value-type="float">
            <text:p>0.43897617</text:p>
          </table:table-cell>
          <table:table-cell office:value-type="float" office:value="0.85420001" calcext:value-type="float">
            <text:p>0.85420001</text:p>
          </table:table-cell>
          <table:table-cell office:value-type="float" office:value="0.44255209" calcext:value-type="float">
            <text:p>0.44255209</text:p>
          </table:table-cell>
          <table:table-cell office:value-type="float" office:value="0.83960003" calcext:value-type="float">
            <text:p>0.83960003</text:p>
          </table:table-cell>
          <table:table-cell table:number-columns-repeated="1019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35837379" calcext:value-type="float">
            <text:p>0.35837379</text:p>
          </table:table-cell>
          <table:table-cell office:value-type="float" office:value="0.87480003" calcext:value-type="float">
            <text:p>0.87480003</text:p>
          </table:table-cell>
          <table:table-cell office:value-type="float" office:value="0.41823944" calcext:value-type="float">
            <text:p>0.41823944</text:p>
          </table:table-cell>
          <table:table-cell office:value-type="float" office:value="0.8502" calcext:value-type="float">
            <text:p>0.8502</text:p>
          </table:table-cell>
          <table:table-cell table:number-columns-repeated="1019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34543383" calcext:value-type="float">
            <text:p>0.34543383</text:p>
          </table:table-cell>
          <table:table-cell office:value-type="float" office:value="0.87870002" calcext:value-type="float">
            <text:p>0.87870002</text:p>
          </table:table-cell>
          <table:table-cell office:value-type="float" office:value="0.46638921" calcext:value-type="float">
            <text:p>0.46638921</text:p>
          </table:table-cell>
          <table:table-cell office:value-type="float" office:value="0.83230001" calcext:value-type="float">
            <text:p>0.83230001</text:p>
          </table:table-cell>
          <table:table-cell table:number-columns-repeated="1019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35025761" calcext:value-type="float">
            <text:p>0.35025761</text:p>
          </table:table-cell>
          <table:table-cell office:value-type="float" office:value="0.87660003" calcext:value-type="float">
            <text:p>0.87660003</text:p>
          </table:table-cell>
          <table:table-cell office:value-type="float" office:value="0.39700034" calcext:value-type="float">
            <text:p>0.39700034</text:p>
          </table:table-cell>
          <table:table-cell office:value-type="float" office:value="0.86260003" calcext:value-type="float">
            <text:p>0.86260003</text:p>
          </table:table-cell>
          <table:table-cell table:number-columns-repeated="1019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34918109" calcext:value-type="float">
            <text:p>0.34918109</text:p>
          </table:table-cell>
          <table:table-cell office:value-type="float" office:value="0.87480003" calcext:value-type="float">
            <text:p>0.87480003</text:p>
          </table:table-cell>
          <table:table-cell office:value-type="float" office:value="0.43573019" calcext:value-type="float">
            <text:p>0.43573019</text:p>
          </table:table-cell>
          <table:table-cell office:value-type="float" office:value="0.84670001" calcext:value-type="float">
            <text:p>0.84670001</text:p>
          </table:table-cell>
          <table:table-cell table:number-columns-repeated="1019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35274658" calcext:value-type="float">
            <text:p>0.35274658</text:p>
          </table:table-cell>
          <table:table-cell office:value-type="float" office:value="0.87949997" calcext:value-type="float">
            <text:p>0.87949997</text:p>
          </table:table-cell>
          <table:table-cell office:value-type="float" office:value="0.41272402" calcext:value-type="float">
            <text:p>0.41272402</text:p>
          </table:table-cell>
          <table:table-cell office:value-type="float" office:value="0.85339999" calcext:value-type="float">
            <text:p>0.85339999</text:p>
          </table:table-cell>
          <table:table-cell table:number-columns-repeated="1019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35993043" calcext:value-type="float">
            <text:p>0.35993043</text:p>
          </table:table-cell>
          <table:table-cell office:value-type="float" office:value="0.87349999" calcext:value-type="float">
            <text:p>0.87349999</text:p>
          </table:table-cell>
          <table:table-cell office:value-type="float" office:value="0.44399473" calcext:value-type="float">
            <text:p>0.44399473</text:p>
          </table:table-cell>
          <table:table-cell office:value-type="float" office:value="0.8459" calcext:value-type="float">
            <text:p>0.8459</text:p>
          </table:table-cell>
          <table:table-cell table:number-columns-repeated="1019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36781147" calcext:value-type="float">
            <text:p>0.36781147</text:p>
          </table:table-cell>
          <table:table-cell office:value-type="float" office:value="0.86680001" calcext:value-type="float">
            <text:p>0.86680001</text:p>
          </table:table-cell>
          <table:table-cell office:value-type="float" office:value="0.43104777" calcext:value-type="float">
            <text:p>0.43104777</text:p>
          </table:table-cell>
          <table:table-cell office:value-type="float" office:value="0.84759998" calcext:value-type="float">
            <text:p>0.84759998</text:p>
          </table:table-cell>
          <table:table-cell table:number-columns-repeated="1019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40481821" calcext:value-type="float">
            <text:p>0.40481821</text:p>
          </table:table-cell>
          <table:table-cell office:value-type="float" office:value="0.86199999" calcext:value-type="float">
            <text:p>0.86199999</text:p>
          </table:table-cell>
          <table:table-cell office:value-type="float" office:value="0.4061937" calcext:value-type="float">
            <text:p>0.4061937</text:p>
          </table:table-cell>
          <table:table-cell office:value-type="float" office:value="0.8549" calcext:value-type="float">
            <text:p>0.8549</text:p>
          </table:table-cell>
          <table:table-cell table:number-columns-repeated="1019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36509848" calcext:value-type="float">
            <text:p>0.36509848</text:p>
          </table:table-cell>
          <table:table-cell office:value-type="float" office:value="0.87510002" calcext:value-type="float">
            <text:p>0.87510002</text:p>
          </table:table-cell>
          <table:table-cell office:value-type="float" office:value="0.41870952" calcext:value-type="float">
            <text:p>0.41870952</text:p>
          </table:table-cell>
          <table:table-cell office:value-type="float" office:value="0.8506" calcext:value-type="float">
            <text:p>0.8506</text:p>
          </table:table-cell>
          <table:table-cell table:number-columns-repeated="1019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35693452" calcext:value-type="float">
            <text:p>0.35693452</text:p>
          </table:table-cell>
          <table:table-cell office:value-type="float" office:value="0.87589997" calcext:value-type="float">
            <text:p>0.87589997</text:p>
          </table:table-cell>
          <table:table-cell office:value-type="float" office:value="0.43304849" calcext:value-type="float">
            <text:p>0.43304849</text:p>
          </table:table-cell>
          <table:table-cell office:value-type="float" office:value="0.84530002" calcext:value-type="float">
            <text:p>0.84530002</text:p>
          </table:table-cell>
          <table:table-cell table:number-columns-repeated="1019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34210923" calcext:value-type="float">
            <text:p>0.34210923</text:p>
          </table:table-cell>
          <table:table-cell office:value-type="float" office:value="0.88169998" calcext:value-type="float">
            <text:p>0.88169998</text:p>
          </table:table-cell>
          <table:table-cell office:value-type="float" office:value="0.39775047" calcext:value-type="float">
            <text:p>0.39775047</text:p>
          </table:table-cell>
          <table:table-cell office:value-type="float" office:value="0.86210001" calcext:value-type="float">
            <text:p>0.86210001</text:p>
          </table:table-cell>
          <table:table-cell table:number-columns-repeated="1019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35864985" calcext:value-type="float">
            <text:p>0.35864985</text:p>
          </table:table-cell>
          <table:table-cell office:value-type="float" office:value="0.87220001" calcext:value-type="float">
            <text:p>0.87220001</text:p>
          </table:table-cell>
          <table:table-cell office:value-type="float" office:value="0.40004885" calcext:value-type="float">
            <text:p>0.40004885</text:p>
          </table:table-cell>
          <table:table-cell office:value-type="float" office:value="0.85949999" calcext:value-type="float">
            <text:p>0.85949999</text:p>
          </table:table-cell>
          <table:table-cell table:number-columns-repeated="1019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35472506" calcext:value-type="float">
            <text:p>0.35472506</text:p>
          </table:table-cell>
          <table:table-cell office:value-type="float" office:value="0.87919998" calcext:value-type="float">
            <text:p>0.87919998</text:p>
          </table:table-cell>
          <table:table-cell office:value-type="float" office:value="0.4349964" calcext:value-type="float">
            <text:p>0.4349964</text:p>
          </table:table-cell>
          <table:table-cell office:value-type="float" office:value="0.8459" calcext:value-type="float">
            <text:p>0.8459</text:p>
          </table:table-cell>
          <table:table-cell table:number-columns-repeated="1019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36542431" calcext:value-type="float">
            <text:p>0.36542431</text:p>
          </table:table-cell>
          <table:table-cell office:value-type="float" office:value="0.87739998" calcext:value-type="float">
            <text:p>0.87739998</text:p>
          </table:table-cell>
          <table:table-cell office:value-type="float" office:value="0.392683" calcext:value-type="float">
            <text:p>0.392683</text:p>
          </table:table-cell>
          <table:table-cell office:value-type="float" office:value="0.86330003" calcext:value-type="float">
            <text:p>0.86330003</text:p>
          </table:table-cell>
          <table:table-cell table:number-columns-repeated="1019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34038138" calcext:value-type="float">
            <text:p>0.34038138</text:p>
          </table:table-cell>
          <table:table-cell office:value-type="float" office:value="0.88160002" calcext:value-type="float">
            <text:p>0.88160002</text:p>
          </table:table-cell>
          <table:table-cell office:value-type="float" office:value="0.4163326" calcext:value-type="float">
            <text:p>0.4163326</text:p>
          </table:table-cell>
          <table:table-cell office:value-type="float" office:value="0.85509998" calcext:value-type="float">
            <text:p>0.85509998</text:p>
          </table:table-cell>
          <table:table-cell table:number-columns-repeated="1019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36653692" calcext:value-type="float">
            <text:p>0.36653692</text:p>
          </table:table-cell>
          <table:table-cell office:value-type="float" office:value="0.88080001" calcext:value-type="float">
            <text:p>0.88080001</text:p>
          </table:table-cell>
          <table:table-cell office:value-type="float" office:value="0.44937208" calcext:value-type="float">
            <text:p>0.44937208</text:p>
          </table:table-cell>
          <table:table-cell office:value-type="float" office:value="0.83649999" calcext:value-type="float">
            <text:p>0.83649999</text:p>
          </table:table-cell>
          <table:table-cell table:number-columns-repeated="1019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34436968" calcext:value-type="float">
            <text:p>0.34436968</text:p>
          </table:table-cell>
          <table:table-cell office:value-type="float" office:value="0.87919998" calcext:value-type="float">
            <text:p>0.87919998</text:p>
          </table:table-cell>
          <table:table-cell office:value-type="float" office:value="0.40575847" calcext:value-type="float">
            <text:p>0.40575847</text:p>
          </table:table-cell>
          <table:table-cell office:value-type="float" office:value="0.85589999" calcext:value-type="float">
            <text:p>0.85589999</text:p>
          </table:table-cell>
          <table:table-cell table:number-columns-repeated="1019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35653633" calcext:value-type="float">
            <text:p>0.35653633</text:p>
          </table:table-cell>
          <table:table-cell office:value-type="float" office:value="0.87779999" calcext:value-type="float">
            <text:p>0.87779999</text:p>
          </table:table-cell>
          <table:table-cell office:value-type="float" office:value="0.38644335" calcext:value-type="float">
            <text:p>0.38644335</text:p>
          </table:table-cell>
          <table:table-cell office:value-type="float" office:value="0.86220002" calcext:value-type="float">
            <text:p>0.86220002</text:p>
          </table:table-cell>
          <table:table-cell table:number-columns-repeated="1019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34438488" calcext:value-type="float">
            <text:p>0.34438488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39150047" calcext:value-type="float">
            <text:p>0.39150047</text:p>
          </table:table-cell>
          <table:table-cell office:value-type="float" office:value="0.86040002" calcext:value-type="float">
            <text:p>0.86040002</text:p>
          </table:table-cell>
          <table:table-cell table:number-columns-repeated="1019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35253125" calcext:value-type="float">
            <text:p>0.35253125</text:p>
          </table:table-cell>
          <table:table-cell office:value-type="float" office:value="0.87589997" calcext:value-type="float">
            <text:p>0.87589997</text:p>
          </table:table-cell>
          <table:table-cell office:value-type="float" office:value="0.38383883" calcext:value-type="float">
            <text:p>0.38383883</text:p>
          </table:table-cell>
          <table:table-cell office:value-type="float" office:value="0.86189997" calcext:value-type="float">
            <text:p>0.86189997</text:p>
          </table:table-cell>
          <table:table-cell table:number-columns-repeated="1019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34128472" calcext:value-type="float">
            <text:p>0.34128472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38438275" calcext:value-type="float">
            <text:p>0.38438275</text:p>
          </table:table-cell>
          <table:table-cell office:value-type="float" office:value="0.86720002" calcext:value-type="float">
            <text:p>0.86720002</text:p>
          </table:table-cell>
          <table:table-cell table:number-columns-repeated="1019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36061874" calcext:value-type="float">
            <text:p>0.36061874</text:p>
          </table:table-cell>
          <table:table-cell office:value-type="float" office:value="0.87220001" calcext:value-type="float">
            <text:p>0.87220001</text:p>
          </table:table-cell>
          <table:table-cell office:value-type="float" office:value="0.39830393" calcext:value-type="float">
            <text:p>0.39830393</text:p>
          </table:table-cell>
          <table:table-cell office:value-type="float" office:value="0.86129999" calcext:value-type="float">
            <text:p>0.86129999</text:p>
          </table:table-cell>
          <table:table-cell table:number-columns-repeated="1019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36163497" calcext:value-type="float">
            <text:p>0.36163497</text:p>
          </table:table-cell>
          <table:table-cell office:value-type="float" office:value="0.87099999" calcext:value-type="float">
            <text:p>0.87099999</text:p>
          </table:table-cell>
          <table:table-cell office:value-type="float" office:value="0.37946185" calcext:value-type="float">
            <text:p>0.37946185</text:p>
          </table:table-cell>
          <table:table-cell office:value-type="float" office:value="0.86680001" calcext:value-type="float">
            <text:p>0.86680001</text:p>
          </table:table-cell>
          <table:table-cell table:number-columns-repeated="1019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36593348" calcext:value-type="float">
            <text:p>0.36593348</text:p>
          </table:table-cell>
          <table:table-cell office:value-type="float" office:value="0.87529999" calcext:value-type="float">
            <text:p>0.87529999</text:p>
          </table:table-cell>
          <table:table-cell office:value-type="float" office:value="0.38992023" calcext:value-type="float">
            <text:p>0.38992023</text:p>
          </table:table-cell>
          <table:table-cell office:value-type="float" office:value="0.86470002" calcext:value-type="float">
            <text:p>0.86470002</text:p>
          </table:table-cell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4367186" calcext:value-type="float">
            <text:p>0.34367186</text:p>
          </table:table-cell>
          <table:table-cell office:value-type="float" office:value="0.88" calcext:value-type="float">
            <text:p>0.88</text:p>
          </table:table-cell>
          <table:table-cell office:value-type="float" office:value="0.4261997" calcext:value-type="float">
            <text:p>0.4261997</text:p>
          </table:table-cell>
          <table:table-cell office:value-type="float" office:value="0.84909999" calcext:value-type="float">
            <text:p>0.84909999</text:p>
          </table:table-cell>
          <table:table-cell table:number-columns-repeated="1019"/>
        </table:table-row>
      </table:table>
      <table:table table:name="Task 3" table:style-name="ta1">
        <table:shapes>
          <draw:frame draw:z-index="0" draw:style-name="gr1" draw:text-style-name="P1" svg:width="453.51pt" svg:height="255.09pt" svg:x="532.01pt" svg:y="37.45pt">
            <loext:p draw:notify-on-update-of-ranges="'Task 3'.A2:'Task 3'.A101 'Task 3'.B1:'Task 3'.B1 'Task 3'.B2:'Task 3'.B101 'Task 3'.A2:'Task 3'.A101 'Task 3'.D1:'Task 3'.D1 'Task 3'.D2:'Task 3'.D101 'Task 3'.A2:'Task 3'.A101 'Task 3'.F1:'Task 3'.F1 'Task 3'.F2:'Task 3'.F10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994.03pt" svg:height="559.11pt" svg:x="528.92pt" svg:y="16.55pt">
            <loext:p draw:notify-on-update-of-ranges="'Task 3'.A2:'Task 3'.A101 'Task 3'.C1:'Task 3'.C1 'Task 3'.C2:'Task 3'.C101 'Task 3'.A2:'Task 3'.A101 'Task 3'.E1:'Task 3'.E1 'Task 3'.E2:'Task 3'.E101 'Task 3'.A2:'Task 3'.A101 'Task 3'.G1:'Task 3'.G1 'Task 3'.G2:'Task 3'.G10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Dynamic Learning Rate Loss</text:p>
          </table:table-cell>
          <table:table-cell table:style-name="ce1" office:value-type="string" calcext:value-type="string">
            <text:p>Dynamic Learning Rate Accuracy</text:p>
          </table:table-cell>
          <table:table-cell table:style-name="ce1" office:value-type="string" calcext:value-type="string">
            <text:p>Dropout <text:s/>Loss</text:p>
          </table:table-cell>
          <table:table-cell table:style-name="ce1" office:value-type="string" calcext:value-type="string">
            <text:p>Dropout Accuracy</text:p>
          </table:table-cell>
          <table:table-cell table:style-name="ce1" office:value-type="string" calcext:value-type="string">
            <text:p>Dyn. <text:s/>LR, Dropout Loss</text:p>
          </table:table-cell>
          <table:table-cell table:style-name="ce1" office:value-type="string" calcext:value-type="string">
            <text:p>Dyn. <text:s/>LR, Dropout Accuracy</text:p>
          </table:table-cell>
          <table:table-cell table:style-name="ce1"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1084622" calcext:value-type="float">
            <text:p>0.61084622</text:p>
          </table:table-cell>
          <table:table-cell office:value-type="float" office:value="0.76950002" calcext:value-type="float">
            <text:p>0.76950002</text:p>
          </table:table-cell>
          <table:table-cell office:value-type="float" office:value="0.63138431" calcext:value-type="float">
            <text:p>0.63138431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56811243" calcext:value-type="float">
            <text:p>0.56811243</text:p>
          </table:table-cell>
          <table:table-cell office:value-type="float" office:value="0.7974" calcext:value-type="float">
            <text:p>0.7974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6000996" calcext:value-type="float">
            <text:p>0.56000996</text:p>
          </table:table-cell>
          <table:table-cell office:value-type="float" office:value="0.80339998" calcext:value-type="float">
            <text:p>0.80339998</text:p>
          </table:table-cell>
          <table:table-cell office:value-type="float" office:value="0.62973863" calcext:value-type="float">
            <text:p>0.62973863</text:p>
          </table:table-cell>
          <table:table-cell office:value-type="float" office:value="0.77969998" calcext:value-type="float">
            <text:p>0.77969998</text:p>
          </table:table-cell>
          <table:table-cell office:value-type="float" office:value="0.53171813" calcext:value-type="float">
            <text:p>0.53171813</text:p>
          </table:table-cell>
          <table:table-cell office:value-type="float" office:value="0.80779999" calcext:value-type="float">
            <text:p>0.80779999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6858677" calcext:value-type="float">
            <text:p>0.46858677</text:p>
          </table:table-cell>
          <table:table-cell office:value-type="float" office:value="0.83350003" calcext:value-type="float">
            <text:p>0.83350003</text:p>
          </table:table-cell>
          <table:table-cell office:value-type="float" office:value="0.47882843" calcext:value-type="float">
            <text:p>0.4788284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44522193" calcext:value-type="float">
            <text:p>0.44522193</text:p>
          </table:table-cell>
          <table:table-cell office:value-type="float" office:value="0.8391" calcext:value-type="float">
            <text:p>0.8391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064261" calcext:value-type="float">
            <text:p>0.5064261</text:p>
          </table:table-cell>
          <table:table-cell office:value-type="float" office:value="0.82050002" calcext:value-type="float">
            <text:p>0.82050002</text:p>
          </table:table-cell>
          <table:table-cell office:value-type="float" office:value="0.49734575" calcext:value-type="float">
            <text:p>0.49734575</text:p>
          </table:table-cell>
          <table:table-cell office:value-type="float" office:value="0.82099998" calcext:value-type="float">
            <text:p>0.82099998</text:p>
          </table:table-cell>
          <table:table-cell office:value-type="float" office:value="0.45318624" calcext:value-type="float">
            <text:p>0.45318624</text:p>
          </table:table-cell>
          <table:table-cell office:value-type="float" office:value="0.84200001" calcext:value-type="float">
            <text:p>0.84200001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9863526" calcext:value-type="float">
            <text:p>0.49863526</text:p>
          </table:table-cell>
          <table:table-cell office:value-type="float" office:value="0.81879997" calcext:value-type="float">
            <text:p>0.81879997</text:p>
          </table:table-cell>
          <table:table-cell office:value-type="float" office:value="0.4701035" calcext:value-type="float">
            <text:p>0.4701035</text:p>
          </table:table-cell>
          <table:table-cell office:value-type="float" office:value="0.83590001" calcext:value-type="float">
            <text:p>0.83590001</text:p>
          </table:table-cell>
          <table:table-cell office:value-type="float" office:value="0.45225307" calcext:value-type="float">
            <text:p>0.45225307</text:p>
          </table:table-cell>
          <table:table-cell office:value-type="float" office:value="0.83649999" calcext:value-type="float">
            <text:p>0.83649999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4125873" calcext:value-type="float">
            <text:p>0.44125873</text:p>
          </table:table-cell>
          <table:table-cell office:value-type="float" office:value="0.84490001" calcext:value-type="float">
            <text:p>0.84490001</text:p>
          </table:table-cell>
          <table:table-cell office:value-type="float" office:value="0.42402002" calcext:value-type="float">
            <text:p>0.42402002</text:p>
          </table:table-cell>
          <table:table-cell office:value-type="float" office:value="0.84810001" calcext:value-type="float">
            <text:p>0.84810001</text:p>
          </table:table-cell>
          <table:table-cell office:value-type="float" office:value="0.42006651" calcext:value-type="float">
            <text:p>0.42006651</text:p>
          </table:table-cell>
          <table:table-cell office:value-type="float" office:value="0.8484" calcext:value-type="float">
            <text:p>0.8484</text:p>
          </table:table-cell>
          <table:table-cell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4758618" calcext:value-type="float">
            <text:p>0.44758618</text:p>
          </table:table-cell>
          <table:table-cell office:value-type="float" office:value="0.83880001" calcext:value-type="float">
            <text:p>0.83880001</text:p>
          </table:table-cell>
          <table:table-cell office:value-type="float" office:value="0.43097612" calcext:value-type="float">
            <text:p>0.43097612</text:p>
          </table:table-cell>
          <table:table-cell office:value-type="float" office:value="0.84640002" calcext:value-type="float">
            <text:p>0.84640002</text:p>
          </table:table-cell>
          <table:table-cell office:value-type="float" office:value="0.46227697" calcext:value-type="float">
            <text:p>0.46227697</text:p>
          </table:table-cell>
          <table:table-cell office:value-type="float" office:value="0.83310002" calcext:value-type="float">
            <text:p>0.83310002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8171499" calcext:value-type="float">
            <text:p>0.48171499</text:p>
          </table:table-cell>
          <table:table-cell office:value-type="float" office:value="0.82349998" calcext:value-type="float">
            <text:p>0.82349998</text:p>
          </table:table-cell>
          <table:table-cell office:value-type="float" office:value="0.40515491" calcext:value-type="float">
            <text:p>0.40515491</text:p>
          </table:table-cell>
          <table:table-cell office:value-type="float" office:value="0.85430002" calcext:value-type="float">
            <text:p>0.85430002</text:p>
          </table:table-cell>
          <table:table-cell office:value-type="float" office:value="0.43596762" calcext:value-type="float">
            <text:p>0.43596762</text:p>
          </table:table-cell>
          <table:table-cell office:value-type="float" office:value="0.84649998" calcext:value-type="float">
            <text:p>0.84649998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3029624" calcext:value-type="float">
            <text:p>0.43029624</text:p>
          </table:table-cell>
          <table:table-cell office:value-type="float" office:value="0.84359998" calcext:value-type="float">
            <text:p>0.84359998</text:p>
          </table:table-cell>
          <table:table-cell office:value-type="float" office:value="0.47250557" calcext:value-type="float">
            <text:p>0.47250557</text:p>
          </table:table-cell>
          <table:table-cell office:value-type="float" office:value="0.83230001" calcext:value-type="float">
            <text:p>0.83230001</text:p>
          </table:table-cell>
          <table:table-cell office:value-type="float" office:value="0.42804024" calcext:value-type="float">
            <text:p>0.42804024</text:p>
          </table:table-cell>
          <table:table-cell office:value-type="float" office:value="0.84859997" calcext:value-type="float">
            <text:p>0.84859997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1425931" calcext:value-type="float">
            <text:p>0.41425931</text:p>
          </table:table-cell>
          <table:table-cell office:value-type="float" office:value="0.85390002" calcext:value-type="float">
            <text:p>0.85390002</text:p>
          </table:table-cell>
          <table:table-cell office:value-type="float" office:value="0.41736171" calcext:value-type="float">
            <text:p>0.41736171</text:p>
          </table:table-cell>
          <table:table-cell office:value-type="float" office:value="0.85030001" calcext:value-type="float">
            <text:p>0.85030001</text:p>
          </table:table-cell>
          <table:table-cell office:value-type="float" office:value="0.41593984" calcext:value-type="float">
            <text:p>0.41593984</text:p>
          </table:table-cell>
          <table:table-cell office:value-type="float" office:value="0.85299999" calcext:value-type="float">
            <text:p>0.85299999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42493144" calcext:value-type="float">
            <text:p>0.42493144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39120302" calcext:value-type="float">
            <text:p>0.39120302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41086856" calcext:value-type="float">
            <text:p>0.41086856</text:p>
          </table:table-cell>
          <table:table-cell office:value-type="float" office:value="0.8524" calcext:value-type="float">
            <text:p>0.8524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4006463" calcext:value-type="float">
            <text:p>0.4006463</text:p>
          </table:table-cell>
          <table:table-cell office:value-type="float" office:value="0.86089998" calcext:value-type="float">
            <text:p>0.86089998</text:p>
          </table:table-cell>
          <table:table-cell office:value-type="float" office:value="0.437967" calcext:value-type="float">
            <text:p>0.437967</text:p>
          </table:table-cell>
          <table:table-cell office:value-type="float" office:value="0.84630001" calcext:value-type="float">
            <text:p>0.84630001</text:p>
          </table:table-cell>
          <table:table-cell office:value-type="float" office:value="0.44828618" calcext:value-type="float">
            <text:p>0.44828618</text:p>
          </table:table-cell>
          <table:table-cell office:value-type="float" office:value="0.84179997" calcext:value-type="float">
            <text:p>0.84179997</text:p>
          </table:table-cell>
          <table:table-cell table:number-columns-repeated="101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40432912" calcext:value-type="float">
            <text:p>0.40432912</text:p>
          </table:table-cell>
          <table:table-cell office:value-type="float" office:value="0.85189998" calcext:value-type="float">
            <text:p>0.85189998</text:p>
          </table:table-cell>
          <table:table-cell office:value-type="float" office:value="0.45854542" calcext:value-type="float">
            <text:p>0.45854542</text:p>
          </table:table-cell>
          <table:table-cell office:value-type="float" office:value="0.82910001" calcext:value-type="float">
            <text:p>0.82910001</text:p>
          </table:table-cell>
          <table:table-cell office:value-type="float" office:value="0.43898571" calcext:value-type="float">
            <text:p>0.43898571</text:p>
          </table:table-cell>
          <table:table-cell office:value-type="float" office:value="0.838" calcext:value-type="float">
            <text:p>0.838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40925696" calcext:value-type="float">
            <text:p>0.40925696</text:p>
          </table:table-cell>
          <table:table-cell office:value-type="float" office:value="0.85769999" calcext:value-type="float">
            <text:p>0.85769999</text:p>
          </table:table-cell>
          <table:table-cell office:value-type="float" office:value="0.37385714" calcext:value-type="float">
            <text:p>0.37385714</text:p>
          </table:table-cell>
          <table:table-cell office:value-type="float" office:value="0.86610001" calcext:value-type="float">
            <text:p>0.86610001</text:p>
          </table:table-cell>
          <table:table-cell office:value-type="float" office:value="0.40904176" calcext:value-type="float">
            <text:p>0.40904176</text:p>
          </table:table-cell>
          <table:table-cell office:value-type="float" office:value="0.8524" calcext:value-type="float">
            <text:p>0.8524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37163058" calcext:value-type="float">
            <text:p>0.37163058</text:p>
          </table:table-cell>
          <table:table-cell office:value-type="float" office:value="0.86760002" calcext:value-type="float">
            <text:p>0.86760002</text:p>
          </table:table-cell>
          <table:table-cell office:value-type="float" office:value="0.38126117" calcext:value-type="float">
            <text:p>0.38126117</text:p>
          </table:table-cell>
          <table:table-cell office:value-type="float" office:value="0.86570001" calcext:value-type="float">
            <text:p>0.86570001</text:p>
          </table:table-cell>
          <table:table-cell office:value-type="float" office:value="0.38528565" calcext:value-type="float">
            <text:p>0.38528565</text:p>
          </table:table-cell>
          <table:table-cell office:value-type="float" office:value="0.86089998" calcext:value-type="float">
            <text:p>0.86089998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40759659" calcext:value-type="float">
            <text:p>0.40759659</text:p>
          </table:table-cell>
          <table:table-cell office:value-type="float" office:value="0.85780001" calcext:value-type="float">
            <text:p>0.85780001</text:p>
          </table:table-cell>
          <table:table-cell office:value-type="float" office:value="0.41160434" calcext:value-type="float">
            <text:p>0.41160434</text:p>
          </table:table-cell>
          <table:table-cell office:value-type="float" office:value="0.85360003" calcext:value-type="float">
            <text:p>0.85360003</text:p>
          </table:table-cell>
          <table:table-cell office:value-type="float" office:value="0.38740993" calcext:value-type="float">
            <text:p>0.38740993</text:p>
          </table:table-cell>
          <table:table-cell office:value-type="float" office:value="0.8617" calcext:value-type="float">
            <text:p>0.8617</text:p>
          </table:table-cell>
          <table:table-cell table:number-columns-repeated="101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3720549" calcext:value-type="float">
            <text:p>0.3720549</text:p>
          </table:table-cell>
          <table:table-cell office:value-type="float" office:value="0.86699998" calcext:value-type="float">
            <text:p>0.86699998</text:p>
          </table:table-cell>
          <table:table-cell office:value-type="float" office:value="0.38629663" calcext:value-type="float">
            <text:p>0.38629663</text:p>
          </table:table-cell>
          <table:table-cell office:value-type="float" office:value="0.86510003" calcext:value-type="float">
            <text:p>0.86510003</text:p>
          </table:table-cell>
          <table:table-cell office:value-type="float" office:value="0.38380086" calcext:value-type="float">
            <text:p>0.38380086</text:p>
          </table:table-cell>
          <table:table-cell office:value-type="float" office:value="0.86080003" calcext:value-type="float">
            <text:p>0.86080003</text:p>
          </table:table-cell>
          <table:table-cell table:number-columns-repeated="101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40523425" calcext:value-type="float">
            <text:p>0.40523425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41410741" calcext:value-type="float">
            <text:p>0.41410741</text:p>
          </table:table-cell>
          <table:table-cell office:value-type="float" office:value="0.85039997" calcext:value-type="float">
            <text:p>0.85039997</text:p>
          </table:table-cell>
          <table:table-cell office:value-type="float" office:value="0.39527616" calcext:value-type="float">
            <text:p>0.39527616</text:p>
          </table:table-cell>
          <table:table-cell office:value-type="float" office:value="0.86150002" calcext:value-type="float">
            <text:p>0.86150002</text:p>
          </table:table-cell>
          <table:table-cell table:number-columns-repeated="101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38261285" calcext:value-type="float">
            <text:p>0.38261285</text:p>
          </table:table-cell>
          <table:table-cell office:value-type="float" office:value="0.86269999" calcext:value-type="float">
            <text:p>0.86269999</text:p>
          </table:table-cell>
          <table:table-cell office:value-type="float" office:value="0.37691337" calcext:value-type="float">
            <text:p>0.37691337</text:p>
          </table:table-cell>
          <table:table-cell office:value-type="float" office:value="0.87029999" calcext:value-type="float">
            <text:p>0.87029999</text:p>
          </table:table-cell>
          <table:table-cell office:value-type="float" office:value="0.41975406" calcext:value-type="float">
            <text:p>0.41975406</text:p>
          </table:table-cell>
          <table:table-cell office:value-type="float" office:value="0.85140002" calcext:value-type="float">
            <text:p>0.85140002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2013341" calcext:value-type="float">
            <text:p>0.42013341</text:p>
          </table:table-cell>
          <table:table-cell office:value-type="float" office:value="0.85479999" calcext:value-type="float">
            <text:p>0.85479999</text:p>
          </table:table-cell>
          <table:table-cell office:value-type="float" office:value="0.37373176" calcext:value-type="float">
            <text:p>0.37373176</text:p>
          </table:table-cell>
          <table:table-cell office:value-type="float" office:value="0.86309999" calcext:value-type="float">
            <text:p>0.86309999</text:p>
          </table:table-cell>
          <table:table-cell office:value-type="float" office:value="0.40026808" calcext:value-type="float">
            <text:p>0.40026808</text:p>
          </table:table-cell>
          <table:table-cell office:value-type="float" office:value="0.85869998" calcext:value-type="float">
            <text:p>0.85869998</text:p>
          </table:table-cell>
          <table:table-cell table:number-columns-repeated="1017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38620937" calcext:value-type="float">
            <text:p>0.38620937</text:p>
          </table:table-cell>
          <table:table-cell office:value-type="float" office:value="0.86080003" calcext:value-type="float">
            <text:p>0.86080003</text:p>
          </table:table-cell>
          <table:table-cell office:value-type="float" office:value="0.36728743" calcext:value-type="float">
            <text:p>0.36728743</text:p>
          </table:table-cell>
          <table:table-cell office:value-type="float" office:value="0.87" calcext:value-type="float">
            <text:p>0.87</text:p>
          </table:table-cell>
          <table:table-cell office:value-type="float" office:value="0.37896544" calcext:value-type="float">
            <text:p>0.37896544</text:p>
          </table:table-cell>
          <table:table-cell office:value-type="float" office:value="0.86559999" calcext:value-type="float">
            <text:p>0.86559999</text:p>
          </table:table-cell>
          <table:table-cell table:number-columns-repeated="1017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37705123" calcext:value-type="float">
            <text:p>0.37705123</text:p>
          </table:table-cell>
          <table:table-cell office:value-type="float" office:value="0.86699998" calcext:value-type="float">
            <text:p>0.86699998</text:p>
          </table:table-cell>
          <table:table-cell office:value-type="float" office:value="0.36548364" calcext:value-type="float">
            <text:p>0.36548364</text:p>
          </table:table-cell>
          <table:table-cell office:value-type="float" office:value="0.86760002" calcext:value-type="float">
            <text:p>0.86760002</text:p>
          </table:table-cell>
          <table:table-cell office:value-type="float" office:value="0.37729976" calcext:value-type="float">
            <text:p>0.37729976</text:p>
          </table:table-cell>
          <table:table-cell office:value-type="float" office:value="0.86629999" calcext:value-type="float">
            <text:p>0.86629999</text:p>
          </table:table-cell>
          <table:table-cell table:number-columns-repeated="1017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40417114" calcext:value-type="float">
            <text:p>0.40417114</text:p>
          </table:table-cell>
          <table:table-cell office:value-type="float" office:value="0.85210001" calcext:value-type="float">
            <text:p>0.85210001</text:p>
          </table:table-cell>
          <table:table-cell office:value-type="float" office:value="0.38702998" calcext:value-type="float">
            <text:p>0.38702998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40128794" calcext:value-type="float">
            <text:p>0.40128794</text:p>
          </table:table-cell>
          <table:table-cell office:value-type="float" office:value="0.86040002" calcext:value-type="float">
            <text:p>0.86040002</text:p>
          </table:table-cell>
          <table:table-cell table:number-columns-repeated="101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37142012" calcext:value-type="float">
            <text:p>0.37142012</text:p>
          </table:table-cell>
          <table:table-cell office:value-type="float" office:value="0.86750001" calcext:value-type="float">
            <text:p>0.86750001</text:p>
          </table:table-cell>
          <table:table-cell office:value-type="float" office:value="0.38559136" calcext:value-type="float">
            <text:p>0.38559136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39814571" calcext:value-type="float">
            <text:p>0.39814571</text:p>
          </table:table-cell>
          <table:table-cell office:value-type="float" office:value="0.86080003" calcext:value-type="float">
            <text:p>0.86080003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38463476" calcext:value-type="float">
            <text:p>0.38463476</text:p>
          </table:table-cell>
          <table:table-cell office:value-type="float" office:value="0.86009997" calcext:value-type="float">
            <text:p>0.86009997</text:p>
          </table:table-cell>
          <table:table-cell office:value-type="float" office:value="0.37559658" calcext:value-type="float">
            <text:p>0.37559658</text:p>
          </table:table-cell>
          <table:table-cell office:value-type="float" office:value="0.86199999" calcext:value-type="float">
            <text:p>0.86199999</text:p>
          </table:table-cell>
          <table:table-cell office:value-type="float" office:value="0.39464784" calcext:value-type="float">
            <text:p>0.39464784</text:p>
          </table:table-cell>
          <table:table-cell office:value-type="float" office:value="0.85879999" calcext:value-type="float">
            <text:p>0.85879999</text:p>
          </table:table-cell>
          <table:table-cell table:number-columns-repeated="1017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40579072" calcext:value-type="float">
            <text:p>0.40579072</text:p>
          </table:table-cell>
          <table:table-cell office:value-type="float" office:value="0.84570003" calcext:value-type="float">
            <text:p>0.84570003</text:p>
          </table:table-cell>
          <table:table-cell office:value-type="float" office:value="0.36664793" calcext:value-type="float">
            <text:p>0.36664793</text:p>
          </table:table-cell>
          <table:table-cell office:value-type="float" office:value="0.87410003" calcext:value-type="float">
            <text:p>0.87410003</text:p>
          </table:table-cell>
          <table:table-cell office:value-type="float" office:value="0.3744418" calcext:value-type="float">
            <text:p>0.3744418</text:p>
          </table:table-cell>
          <table:table-cell office:value-type="float" office:value="0.8653" calcext:value-type="float">
            <text:p>0.8653</text:p>
          </table:table-cell>
          <table:table-cell table:number-columns-repeated="1017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1044298" calcext:value-type="float">
            <text:p>0.41044298</text:p>
          </table:table-cell>
          <table:table-cell office:value-type="float" office:value="0.85540003" calcext:value-type="float">
            <text:p>0.85540003</text:p>
          </table:table-cell>
          <table:table-cell office:value-type="float" office:value="0.381695" calcext:value-type="float">
            <text:p>0.381695</text:p>
          </table:table-cell>
          <table:table-cell office:value-type="float" office:value="0.86479998" calcext:value-type="float">
            <text:p>0.86479998</text:p>
          </table:table-cell>
          <table:table-cell office:value-type="float" office:value="0.41199443" calcext:value-type="float">
            <text:p>0.41199443</text:p>
          </table:table-cell>
          <table:table-cell office:value-type="float" office:value="0.8538" calcext:value-type="float">
            <text:p>0.8538</text:p>
          </table:table-cell>
          <table:table-cell table:number-columns-repeated="1017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3745423" calcext:value-type="float">
            <text:p>0.3745423</text:p>
          </table:table-cell>
          <table:table-cell office:value-type="float" office:value="0.86619997" calcext:value-type="float">
            <text:p>0.86619997</text:p>
          </table:table-cell>
          <table:table-cell office:value-type="float" office:value="0.36010092" calcext:value-type="float">
            <text:p>0.36010092</text:p>
          </table:table-cell>
          <table:table-cell office:value-type="float" office:value="0.87089998" calcext:value-type="float">
            <text:p>0.87089998</text:p>
          </table:table-cell>
          <table:table-cell office:value-type="float" office:value="0.37461856" calcext:value-type="float">
            <text:p>0.37461856</text:p>
          </table:table-cell>
          <table:table-cell office:value-type="float" office:value="0.86619997" calcext:value-type="float">
            <text:p>0.86619997</text:p>
          </table:table-cell>
          <table:table-cell table:number-columns-repeated="1017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37692943" calcext:value-type="float">
            <text:p>0.37692943</text:p>
          </table:table-cell>
          <table:table-cell office:value-type="float" office:value="0.86739999" calcext:value-type="float">
            <text:p>0.86739999</text:p>
          </table:table-cell>
          <table:table-cell office:value-type="float" office:value="0.39010552" calcext:value-type="float">
            <text:p>0.39010552</text:p>
          </table:table-cell>
          <table:table-cell office:value-type="float" office:value="0.86580002" calcext:value-type="float">
            <text:p>0.86580002</text:p>
          </table:table-cell>
          <table:table-cell office:value-type="float" office:value="0.3746601" calcext:value-type="float">
            <text:p>0.3746601</text:p>
          </table:table-cell>
          <table:table-cell office:value-type="float" office:value="0.86879998" calcext:value-type="float">
            <text:p>0.86879998</text:p>
          </table:table-cell>
          <table:table-cell table:number-columns-repeated="101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38431993" calcext:value-type="float">
            <text:p>0.38431993</text:p>
          </table:table-cell>
          <table:table-cell office:value-type="float" office:value="0.86210001" calcext:value-type="float">
            <text:p>0.86210001</text:p>
          </table:table-cell>
          <table:table-cell office:value-type="float" office:value="0.404567" calcext:value-type="float">
            <text:p>0.404567</text:p>
          </table:table-cell>
          <table:table-cell office:value-type="float" office:value="0.86729997" calcext:value-type="float">
            <text:p>0.86729997</text:p>
          </table:table-cell>
          <table:table-cell office:value-type="float" office:value="0.36978945" calcext:value-type="float">
            <text:p>0.36978945</text:p>
          </table:table-cell>
          <table:table-cell office:value-type="float" office:value="0.86750001" calcext:value-type="float">
            <text:p>0.86750001</text:p>
          </table:table-cell>
          <table:table-cell table:number-columns-repeated="1017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38328877" calcext:value-type="float">
            <text:p>0.38328877</text:p>
          </table:table-cell>
          <table:table-cell office:value-type="float" office:value="0.86129999" calcext:value-type="float">
            <text:p>0.86129999</text:p>
          </table:table-cell>
          <table:table-cell office:value-type="float" office:value="0.38938886" calcext:value-type="float">
            <text:p>0.38938886</text:p>
          </table:table-cell>
          <table:table-cell office:value-type="float" office:value="0.86879998" calcext:value-type="float">
            <text:p>0.86879998</text:p>
          </table:table-cell>
          <table:table-cell office:value-type="float" office:value="0.34536979" calcext:value-type="float">
            <text:p>0.34536979</text:p>
          </table:table-cell>
          <table:table-cell office:value-type="float" office:value="0.87559998" calcext:value-type="float">
            <text:p>0.87559998</text:p>
          </table:table-cell>
          <table:table-cell table:number-columns-repeated="101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3601411" calcext:value-type="float">
            <text:p>0.3601411</text:p>
          </table:table-cell>
          <table:table-cell office:value-type="float" office:value="0.87410003" calcext:value-type="float">
            <text:p>0.87410003</text:p>
          </table:table-cell>
          <table:table-cell office:value-type="float" office:value="0.34990337" calcext:value-type="float">
            <text:p>0.34990337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37062356" calcext:value-type="float">
            <text:p>0.37062356</text:p>
          </table:table-cell>
          <table:table-cell office:value-type="float" office:value="0.8682" calcext:value-type="float">
            <text:p>0.8682</text:p>
          </table:table-cell>
          <table:table-cell table:number-columns-repeated="1017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35902873" calcext:value-type="float">
            <text:p>0.35902873</text:p>
          </table:table-cell>
          <table:table-cell office:value-type="float" office:value="0.87159997" calcext:value-type="float">
            <text:p>0.87159997</text:p>
          </table:table-cell>
          <table:table-cell office:value-type="float" office:value="0.36000568" calcext:value-type="float">
            <text:p>0.36000568</text:p>
          </table:table-cell>
          <table:table-cell office:value-type="float" office:value="0.87489998" calcext:value-type="float">
            <text:p>0.87489998</text:p>
          </table:table-cell>
          <table:table-cell office:value-type="float" office:value="0.40187863" calcext:value-type="float">
            <text:p>0.40187863</text:p>
          </table:table-cell>
          <table:table-cell office:value-type="float" office:value="0.86440003" calcext:value-type="float">
            <text:p>0.86440003</text:p>
          </table:table-cell>
          <table:table-cell table:number-columns-repeated="1017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37320089" calcext:value-type="float">
            <text:p>0.37320089</text:p>
          </table:table-cell>
          <table:table-cell office:value-type="float" office:value="0.87" calcext:value-type="float">
            <text:p>0.87</text:p>
          </table:table-cell>
          <table:table-cell office:value-type="float" office:value="0.37196353" calcext:value-type="float">
            <text:p>0.37196353</text:p>
          </table:table-cell>
          <table:table-cell office:value-type="float" office:value="0.86760002" calcext:value-type="float">
            <text:p>0.86760002</text:p>
          </table:table-cell>
          <table:table-cell office:value-type="float" office:value="0.38926962" calcext:value-type="float">
            <text:p>0.38926962</text:p>
          </table:table-cell>
          <table:table-cell office:value-type="float" office:value="0.86519998" calcext:value-type="float">
            <text:p>0.86519998</text:p>
          </table:table-cell>
          <table:table-cell table:number-columns-repeated="1017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35208663" calcext:value-type="float">
            <text:p>0.35208663</text:p>
          </table:table-cell>
          <table:table-cell office:value-type="float" office:value="0.87519997" calcext:value-type="float">
            <text:p>0.87519997</text:p>
          </table:table-cell>
          <table:table-cell office:value-type="float" office:value="0.37023026" calcext:value-type="float">
            <text:p>0.37023026</text:p>
          </table:table-cell>
          <table:table-cell office:value-type="float" office:value="0.86839998" calcext:value-type="float">
            <text:p>0.86839998</text:p>
          </table:table-cell>
          <table:table-cell office:value-type="float" office:value="0.36684808" calcext:value-type="float">
            <text:p>0.36684808</text:p>
          </table:table-cell>
          <table:table-cell office:value-type="float" office:value="0.87" calcext:value-type="float">
            <text:p>0.87</text:p>
          </table:table-cell>
          <table:table-cell table:number-columns-repeated="1017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36962453" calcext:value-type="float">
            <text:p>0.36962453</text:p>
          </table:table-cell>
          <table:table-cell office:value-type="float" office:value="0.86750001" calcext:value-type="float">
            <text:p>0.86750001</text:p>
          </table:table-cell>
          <table:table-cell office:value-type="float" office:value="0.3616448" calcext:value-type="float">
            <text:p>0.3616448</text:p>
          </table:table-cell>
          <table:table-cell office:value-type="float" office:value="0.86970001" calcext:value-type="float">
            <text:p>0.86970001</text:p>
          </table:table-cell>
          <table:table-cell office:value-type="float" office:value="0.35980442" calcext:value-type="float">
            <text:p>0.35980442</text:p>
          </table:table-cell>
          <table:table-cell office:value-type="float" office:value="0.87419999" calcext:value-type="float">
            <text:p>0.87419999</text:p>
          </table:table-cell>
          <table:table-cell table:number-columns-repeated="1017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39271861" calcext:value-type="float">
            <text:p>0.39271861</text:p>
          </table:table-cell>
          <table:table-cell office:value-type="float" office:value="0.86040002" calcext:value-type="float">
            <text:p>0.86040002</text:p>
          </table:table-cell>
          <table:table-cell office:value-type="float" office:value="0.38724747" calcext:value-type="float">
            <text:p>0.38724747</text:p>
          </table:table-cell>
          <table:table-cell office:value-type="float" office:value="0.86729997" calcext:value-type="float">
            <text:p>0.86729997</text:p>
          </table:table-cell>
          <table:table-cell office:value-type="float" office:value="0.36647192" calcext:value-type="float">
            <text:p>0.36647192</text:p>
          </table:table-cell>
          <table:table-cell office:value-type="float" office:value="0.87150002" calcext:value-type="float">
            <text:p>0.87150002</text:p>
          </table:table-cell>
          <table:table-cell table:number-columns-repeated="1017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36073107" calcext:value-type="float">
            <text:p>0.36073107</text:p>
          </table:table-cell>
          <table:table-cell office:value-type="float" office:value="0.87379998" calcext:value-type="float">
            <text:p>0.87379998</text:p>
          </table:table-cell>
          <table:table-cell office:value-type="float" office:value="0.37154883" calcext:value-type="float">
            <text:p>0.37154883</text:p>
          </table:table-cell>
          <table:table-cell office:value-type="float" office:value="0.86919999" calcext:value-type="float">
            <text:p>0.86919999</text:p>
          </table:table-cell>
          <table:table-cell office:value-type="float" office:value="0.38846642" calcext:value-type="float">
            <text:p>0.38846642</text:p>
          </table:table-cell>
          <table:table-cell office:value-type="float" office:value="0.8671" calcext:value-type="float">
            <text:p>0.8671</text:p>
          </table:table-cell>
          <table:table-cell table:number-columns-repeated="1017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39647165" calcext:value-type="float">
            <text:p>0.39647165</text:p>
          </table:table-cell>
          <table:table-cell office:value-type="float" office:value="0.86330003" calcext:value-type="float">
            <text:p>0.86330003</text:p>
          </table:table-cell>
          <table:table-cell office:value-type="float" office:value="0.3837541" calcext:value-type="float">
            <text:p>0.3837541</text:p>
          </table:table-cell>
          <table:table-cell office:value-type="float" office:value="0.87199998" calcext:value-type="float">
            <text:p>0.87199998</text:p>
          </table:table-cell>
          <table:table-cell office:value-type="float" office:value="0.36463621" calcext:value-type="float">
            <text:p>0.36463621</text:p>
          </table:table-cell>
          <table:table-cell office:value-type="float" office:value="0.87440002" calcext:value-type="float">
            <text:p>0.87440002</text:p>
          </table:table-cell>
          <table:table-cell table:number-columns-repeated="10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38350704" calcext:value-type="float">
            <text:p>0.38350704</text:p>
          </table:table-cell>
          <table:table-cell office:value-type="float" office:value="0.86790001" calcext:value-type="float">
            <text:p>0.86790001</text:p>
          </table:table-cell>
          <table:table-cell office:value-type="float" office:value="0.39866269" calcext:value-type="float">
            <text:p>0.39866269</text:p>
          </table:table-cell>
          <table:table-cell office:value-type="float" office:value="0.86199999" calcext:value-type="float">
            <text:p>0.86199999</text:p>
          </table:table-cell>
          <table:table-cell office:value-type="float" office:value="0.3943772" calcext:value-type="float">
            <text:p>0.3943772</text:p>
          </table:table-cell>
          <table:table-cell office:value-type="float" office:value="0.86940002" calcext:value-type="float">
            <text:p>0.86940002</text:p>
          </table:table-cell>
          <table:table-cell table:number-columns-repeated="1017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41696885" calcext:value-type="float">
            <text:p>0.41696885</text:p>
          </table:table-cell>
          <table:table-cell office:value-type="float" office:value="0.86489999" calcext:value-type="float">
            <text:p>0.86489999</text:p>
          </table:table-cell>
          <table:table-cell office:value-type="float" office:value="0.36182886" calcext:value-type="float">
            <text:p>0.36182886</text:p>
          </table:table-cell>
          <table:table-cell office:value-type="float" office:value="0.87290001" calcext:value-type="float">
            <text:p>0.87290001</text:p>
          </table:table-cell>
          <table:table-cell office:value-type="float" office:value="0.40048882" calcext:value-type="float">
            <text:p>0.40048882</text:p>
          </table:table-cell>
          <table:table-cell office:value-type="float" office:value="0.8617" calcext:value-type="float">
            <text:p>0.8617</text:p>
          </table:table-cell>
          <table:table-cell table:number-columns-repeated="1017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38827249" calcext:value-type="float">
            <text:p>0.38827249</text:p>
          </table:table-cell>
          <table:table-cell office:value-type="float" office:value="0.86049998" calcext:value-type="float">
            <text:p>0.86049998</text:p>
          </table:table-cell>
          <table:table-cell office:value-type="float" office:value="0.38936397" calcext:value-type="float">
            <text:p>0.38936397</text:p>
          </table:table-cell>
          <table:table-cell office:value-type="float" office:value="0.86000001" calcext:value-type="float">
            <text:p>0.86000001</text:p>
          </table:table-cell>
          <table:table-cell office:value-type="float" office:value="0.34683764" calcext:value-type="float">
            <text:p>0.34683764</text:p>
          </table:table-cell>
          <table:table-cell office:value-type="float" office:value="0.87660003" calcext:value-type="float">
            <text:p>0.87660003</text:p>
          </table:table-cell>
          <table:table-cell table:number-columns-repeated="1017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3733601" calcext:value-type="float">
            <text:p>0.3733601</text:p>
          </table:table-cell>
          <table:table-cell office:value-type="float" office:value="0.86849999" calcext:value-type="float">
            <text:p>0.86849999</text:p>
          </table:table-cell>
          <table:table-cell office:value-type="float" office:value="0.37004846" calcext:value-type="float">
            <text:p>0.37004846</text:p>
          </table:table-cell>
          <table:table-cell office:value-type="float" office:value="0.87080002" calcext:value-type="float">
            <text:p>0.87080002</text:p>
          </table:table-cell>
          <table:table-cell office:value-type="float" office:value="0.37197289" calcext:value-type="float">
            <text:p>0.37197289</text:p>
          </table:table-cell>
          <table:table-cell office:value-type="float" office:value="0.86559999" calcext:value-type="float">
            <text:p>0.86559999</text:p>
          </table:table-cell>
          <table:table-cell table:number-columns-repeated="1017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34911159" calcext:value-type="float">
            <text:p>0.34911159</text:p>
          </table:table-cell>
          <table:table-cell office:value-type="float" office:value="0.87580001" calcext:value-type="float">
            <text:p>0.87580001</text:p>
          </table:table-cell>
          <table:table-cell office:value-type="float" office:value="0.36006415" calcext:value-type="float">
            <text:p>0.36006415</text:p>
          </table:table-cell>
          <table:table-cell office:value-type="float" office:value="0.87629998" calcext:value-type="float">
            <text:p>0.87629998</text:p>
          </table:table-cell>
          <table:table-cell office:value-type="float" office:value="0.37535855" calcext:value-type="float">
            <text:p>0.37535855</text:p>
          </table:table-cell>
          <table:table-cell office:value-type="float" office:value="0.87440002" calcext:value-type="float">
            <text:p>0.87440002</text:p>
          </table:table-cell>
          <table:table-cell table:number-columns-repeated="1017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35279214" calcext:value-type="float">
            <text:p>0.35279214</text:p>
          </table:table-cell>
          <table:table-cell office:value-type="float" office:value="0.87400001" calcext:value-type="float">
            <text:p>0.87400001</text:p>
          </table:table-cell>
          <table:table-cell office:value-type="float" office:value="0.39885727" calcext:value-type="float">
            <text:p>0.39885727</text:p>
          </table:table-cell>
          <table:table-cell office:value-type="float" office:value="0.86580002" calcext:value-type="float">
            <text:p>0.86580002</text:p>
          </table:table-cell>
          <table:table-cell office:value-type="float" office:value="0.35825732" calcext:value-type="float">
            <text:p>0.35825732</text:p>
          </table:table-cell>
          <table:table-cell office:value-type="float" office:value="0.8768" calcext:value-type="float">
            <text:p>0.8768</text:p>
          </table:table-cell>
          <table:table-cell table:number-columns-repeated="1017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38113388" calcext:value-type="float">
            <text:p>0.38113388</text:p>
          </table:table-cell>
          <table:table-cell office:value-type="float" office:value="0.86909997" calcext:value-type="float">
            <text:p>0.86909997</text:p>
          </table:table-cell>
          <table:table-cell office:value-type="float" office:value="0.36319259" calcext:value-type="float">
            <text:p>0.36319259</text:p>
          </table:table-cell>
          <table:table-cell office:value-type="float" office:value="0.87559998" calcext:value-type="float">
            <text:p>0.87559998</text:p>
          </table:table-cell>
          <table:table-cell office:value-type="float" office:value="0.36187547" calcext:value-type="float">
            <text:p>0.36187547</text:p>
          </table:table-cell>
          <table:table-cell office:value-type="float" office:value="0.87309998" calcext:value-type="float">
            <text:p>0.87309998</text:p>
          </table:table-cell>
          <table:table-cell table:number-columns-repeated="1017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36839277" calcext:value-type="float">
            <text:p>0.36839277</text:p>
          </table:table-cell>
          <table:table-cell office:value-type="float" office:value="0.86979997" calcext:value-type="float">
            <text:p>0.86979997</text:p>
          </table:table-cell>
          <table:table-cell office:value-type="float" office:value="0.35842964" calcext:value-type="float">
            <text:p>0.35842964</text:p>
          </table:table-cell>
          <table:table-cell office:value-type="float" office:value="0.87589997" calcext:value-type="float">
            <text:p>0.87589997</text:p>
          </table:table-cell>
          <table:table-cell office:value-type="float" office:value="0.34880731" calcext:value-type="float">
            <text:p>0.34880731</text:p>
          </table:table-cell>
          <table:table-cell office:value-type="float" office:value="0.87690002" calcext:value-type="float">
            <text:p>0.87690002</text:p>
          </table:table-cell>
          <table:table-cell table:number-columns-repeated="1017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37687555" calcext:value-type="float">
            <text:p>0.37687555</text:p>
          </table:table-cell>
          <table:table-cell office:value-type="float" office:value="0.86750001" calcext:value-type="float">
            <text:p>0.86750001</text:p>
          </table:table-cell>
          <table:table-cell office:value-type="float" office:value="0.36533809" calcext:value-type="float">
            <text:p>0.36533809</text:p>
          </table:table-cell>
          <table:table-cell office:value-type="float" office:value="0.87290001" calcext:value-type="float">
            <text:p>0.87290001</text:p>
          </table:table-cell>
          <table:table-cell office:value-type="float" office:value="0.36989164" calcext:value-type="float">
            <text:p>0.36989164</text:p>
          </table:table-cell>
          <table:table-cell office:value-type="float" office:value="0.87239999" calcext:value-type="float">
            <text:p>0.87239999</text:p>
          </table:table-cell>
          <table:table-cell table:number-columns-repeated="1017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39290211" calcext:value-type="float">
            <text:p>0.39290211</text:p>
          </table:table-cell>
          <table:table-cell office:value-type="float" office:value="0.86220002" calcext:value-type="float">
            <text:p>0.86220002</text:p>
          </table:table-cell>
          <table:table-cell office:value-type="float" office:value="0.38262337" calcext:value-type="float">
            <text:p>0.38262337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36712465" calcext:value-type="float">
            <text:p>0.36712465</text:p>
          </table:table-cell>
          <table:table-cell office:value-type="float" office:value="0.87169999" calcext:value-type="float">
            <text:p>0.87169999</text:p>
          </table:table-cell>
          <table:table-cell table:number-columns-repeated="101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8084295" calcext:value-type="float">
            <text:p>0.38084295</text:p>
          </table:table-cell>
          <table:table-cell office:value-type="float" office:value="0.87220001" calcext:value-type="float">
            <text:p>0.87220001</text:p>
          </table:table-cell>
          <table:table-cell office:value-type="float" office:value="0.37075737" calcext:value-type="float">
            <text:p>0.37075737</text:p>
          </table:table-cell>
          <table:table-cell office:value-type="float" office:value="0.87230003" calcext:value-type="float">
            <text:p>0.87230003</text:p>
          </table:table-cell>
          <table:table-cell office:value-type="float" office:value="0.36911905" calcext:value-type="float">
            <text:p>0.36911905</text:p>
          </table:table-cell>
          <table:table-cell office:value-type="float" office:value="0.8732" calcext:value-type="float">
            <text:p>0.8732</text:p>
          </table:table-cell>
          <table:table-cell table:number-columns-repeated="1017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35597026" calcext:value-type="float">
            <text:p>0.35597026</text:p>
          </table:table-cell>
          <table:table-cell office:value-type="float" office:value="0.87400001" calcext:value-type="float">
            <text:p>0.87400001</text:p>
          </table:table-cell>
          <table:table-cell office:value-type="float" office:value="0.38479513" calcext:value-type="float">
            <text:p>0.38479513</text:p>
          </table:table-cell>
          <table:table-cell office:value-type="float" office:value="0.85689998" calcext:value-type="float">
            <text:p>0.85689998</text:p>
          </table:table-cell>
          <table:table-cell office:value-type="float" office:value="0.34220165" calcext:value-type="float">
            <text:p>0.34220165</text:p>
          </table:table-cell>
          <table:table-cell office:value-type="float" office:value="0.88169998" calcext:value-type="float">
            <text:p>0.88169998</text:p>
          </table:table-cell>
          <table:table-cell table:number-columns-repeated="1017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39232969" calcext:value-type="float">
            <text:p>0.39232969</text:p>
          </table:table-cell>
          <table:table-cell office:value-type="float" office:value="0.86629999" calcext:value-type="float">
            <text:p>0.86629999</text:p>
          </table:table-cell>
          <table:table-cell office:value-type="float" office:value="0.37348434" calcext:value-type="float">
            <text:p>0.37348434</text:p>
          </table:table-cell>
          <table:table-cell office:value-type="float" office:value="0.87459999" calcext:value-type="float">
            <text:p>0.87459999</text:p>
          </table:table-cell>
          <table:table-cell office:value-type="float" office:value="0.37154326" calcext:value-type="float">
            <text:p>0.37154326</text:p>
          </table:table-cell>
          <table:table-cell office:value-type="float" office:value="0.86870003" calcext:value-type="float">
            <text:p>0.86870003</text:p>
          </table:table-cell>
          <table:table-cell table:number-columns-repeated="1017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40902373" calcext:value-type="float">
            <text:p>0.40902373</text:p>
          </table:table-cell>
          <table:table-cell office:value-type="float" office:value="0.84530002" calcext:value-type="float">
            <text:p>0.84530002</text:p>
          </table:table-cell>
          <table:table-cell office:value-type="float" office:value="0.37861776" calcext:value-type="float">
            <text:p>0.37861776</text:p>
          </table:table-cell>
          <table:table-cell office:value-type="float" office:value="0.86570001" calcext:value-type="float">
            <text:p>0.86570001</text:p>
          </table:table-cell>
          <table:table-cell office:value-type="float" office:value="0.39331463" calcext:value-type="float">
            <text:p>0.39331463</text:p>
          </table:table-cell>
          <table:table-cell office:value-type="float" office:value="0.8678" calcext:value-type="float">
            <text:p>0.8678</text:p>
          </table:table-cell>
          <table:table-cell table:number-columns-repeated="1017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34370378" calcext:value-type="float">
            <text:p>0.34370378</text:p>
          </table:table-cell>
          <table:table-cell office:value-type="float" office:value="0.87819999" calcext:value-type="float">
            <text:p>0.87819999</text:p>
          </table:table-cell>
          <table:table-cell office:value-type="float" office:value="0.38660955" calcext:value-type="float">
            <text:p>0.38660955</text:p>
          </table:table-cell>
          <table:table-cell office:value-type="float" office:value="0.86699998" calcext:value-type="float">
            <text:p>0.86699998</text:p>
          </table:table-cell>
          <table:table-cell office:value-type="float" office:value="0.39886692" calcext:value-type="float">
            <text:p>0.39886692</text:p>
          </table:table-cell>
          <table:table-cell office:value-type="float" office:value="0.8642" calcext:value-type="float">
            <text:p>0.8642</text:p>
          </table:table-cell>
          <table:table-cell table:number-columns-repeated="10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36376211" calcext:value-type="float">
            <text:p>0.36376211</text:p>
          </table:table-cell>
          <table:table-cell office:value-type="float" office:value="0.87330002" calcext:value-type="float">
            <text:p>0.87330002</text:p>
          </table:table-cell>
          <table:table-cell office:value-type="float" office:value="0.36533952" calcext:value-type="float">
            <text:p>0.36533952</text:p>
          </table:table-cell>
          <table:table-cell office:value-type="float" office:value="0.87120003" calcext:value-type="float">
            <text:p>0.87120003</text:p>
          </table:table-cell>
          <table:table-cell office:value-type="float" office:value="0.35493538" calcext:value-type="float">
            <text:p>0.35493538</text:p>
          </table:table-cell>
          <table:table-cell office:value-type="float" office:value="0.87660003" calcext:value-type="float">
            <text:p>0.87660003</text:p>
          </table:table-cell>
          <table:table-cell table:number-columns-repeated="1017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36558291" calcext:value-type="float">
            <text:p>0.36558291</text:p>
          </table:table-cell>
          <table:table-cell office:value-type="float" office:value="0.87410003" calcext:value-type="float">
            <text:p>0.87410003</text:p>
          </table:table-cell>
          <table:table-cell office:value-type="float" office:value="0.36517367" calcext:value-type="float">
            <text:p>0.36517367</text:p>
          </table:table-cell>
          <table:table-cell office:value-type="float" office:value="0.87279999" calcext:value-type="float">
            <text:p>0.87279999</text:p>
          </table:table-cell>
          <table:table-cell office:value-type="float" office:value="0.38513392" calcext:value-type="float">
            <text:p>0.38513392</text:p>
          </table:table-cell>
          <table:table-cell office:value-type="float" office:value="0.86879998" calcext:value-type="float">
            <text:p>0.86879998</text:p>
          </table:table-cell>
          <table:table-cell table:number-columns-repeated="1017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38141164" calcext:value-type="float">
            <text:p>0.38141164</text:p>
          </table:table-cell>
          <table:table-cell office:value-type="float" office:value="0.87330002" calcext:value-type="float">
            <text:p>0.87330002</text:p>
          </table:table-cell>
          <table:table-cell office:value-type="float" office:value="0.39123318" calcext:value-type="float">
            <text:p>0.39123318</text:p>
          </table:table-cell>
          <table:table-cell office:value-type="float" office:value="0.86940002" calcext:value-type="float">
            <text:p>0.86940002</text:p>
          </table:table-cell>
          <table:table-cell office:value-type="float" office:value="0.36586529" calcext:value-type="float">
            <text:p>0.36586529</text:p>
          </table:table-cell>
          <table:table-cell office:value-type="float" office:value="0.875" calcext:value-type="float">
            <text:p>0.875</text:p>
          </table:table-cell>
          <table:table-cell table:number-columns-repeated="1017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35808682" calcext:value-type="float">
            <text:p>0.35808682</text:p>
          </table:table-cell>
          <table:table-cell office:value-type="float" office:value="0.87529999" calcext:value-type="float">
            <text:p>0.87529999</text:p>
          </table:table-cell>
          <table:table-cell office:value-type="float" office:value="0.38140321" calcext:value-type="float">
            <text:p>0.38140321</text:p>
          </table:table-cell>
          <table:table-cell office:value-type="float" office:value="0.86809999" calcext:value-type="float">
            <text:p>0.86809999</text:p>
          </table:table-cell>
          <table:table-cell office:value-type="float" office:value="0.35197672" calcext:value-type="float">
            <text:p>0.35197672</text:p>
          </table:table-cell>
          <table:table-cell office:value-type="float" office:value="0.8793" calcext:value-type="float">
            <text:p>0.8793</text:p>
          </table:table-cell>
          <table:table-cell table:number-columns-repeated="1017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35844427" calcext:value-type="float">
            <text:p>0.35844427</text:p>
          </table:table-cell>
          <table:table-cell office:value-type="float" office:value="0.87809998" calcext:value-type="float">
            <text:p>0.87809998</text:p>
          </table:table-cell>
          <table:table-cell office:value-type="float" office:value="0.3846274" calcext:value-type="float">
            <text:p>0.3846274</text:p>
          </table:table-cell>
          <table:table-cell office:value-type="float" office:value="0.87080002" calcext:value-type="float">
            <text:p>0.87080002</text:p>
          </table:table-cell>
          <table:table-cell office:value-type="float" office:value="0.35934138" calcext:value-type="float">
            <text:p>0.35934138</text:p>
          </table:table-cell>
          <table:table-cell office:value-type="float" office:value="0.87879997" calcext:value-type="float">
            <text:p>0.87879997</text:p>
          </table:table-cell>
          <table:table-cell table:number-columns-repeated="1017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34223458" calcext:value-type="float">
            <text:p>0.34223458</text:p>
          </table:table-cell>
          <table:table-cell office:value-type="float" office:value="0.87879997" calcext:value-type="float">
            <text:p>0.87879997</text:p>
          </table:table-cell>
          <table:table-cell office:value-type="float" office:value="0.38615903" calcext:value-type="float">
            <text:p>0.38615903</text:p>
          </table:table-cell>
          <table:table-cell office:value-type="float" office:value="0.87690002" calcext:value-type="float">
            <text:p>0.87690002</text:p>
          </table:table-cell>
          <table:table-cell office:value-type="float" office:value="0.40971166" calcext:value-type="float">
            <text:p>0.40971166</text:p>
          </table:table-cell>
          <table:table-cell office:value-type="float" office:value="0.86470002" calcext:value-type="float">
            <text:p>0.86470002</text:p>
          </table:table-cell>
          <table:table-cell table:number-columns-repeated="1017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36866245" calcext:value-type="float">
            <text:p>0.36866245</text:p>
          </table:table-cell>
          <table:table-cell office:value-type="float" office:value="0.87620002" calcext:value-type="float">
            <text:p>0.87620002</text:p>
          </table:table-cell>
          <table:table-cell office:value-type="float" office:value="0.36614409" calcext:value-type="float">
            <text:p>0.36614409</text:p>
          </table:table-cell>
          <table:table-cell office:value-type="float" office:value="0.87970001" calcext:value-type="float">
            <text:p>0.87970001</text:p>
          </table:table-cell>
          <table:table-cell office:value-type="float" office:value="0.37780336" calcext:value-type="float">
            <text:p>0.37780336</text:p>
          </table:table-cell>
          <table:table-cell office:value-type="float" office:value="0.87360001" calcext:value-type="float">
            <text:p>0.87360001</text:p>
          </table:table-cell>
          <table:table-cell table:number-columns-repeated="1017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38144916" calcext:value-type="float">
            <text:p>0.38144916</text:p>
          </table:table-cell>
          <table:table-cell office:value-type="float" office:value="0.87230003" calcext:value-type="float">
            <text:p>0.87230003</text:p>
          </table:table-cell>
          <table:table-cell office:value-type="float" office:value="0.37120724" calcext:value-type="float">
            <text:p>0.37120724</text:p>
          </table:table-cell>
          <table:table-cell office:value-type="float" office:value="0.87489998" calcext:value-type="float">
            <text:p>0.87489998</text:p>
          </table:table-cell>
          <table:table-cell office:value-type="float" office:value="0.35444352" calcext:value-type="float">
            <text:p>0.35444352</text:p>
          </table:table-cell>
          <table:table-cell office:value-type="float" office:value="0.87959999" calcext:value-type="float">
            <text:p>0.87959999</text:p>
          </table:table-cell>
          <table:table-cell table:number-columns-repeated="1017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37077639" calcext:value-type="float">
            <text:p>0.37077639</text:p>
          </table:table-cell>
          <table:table-cell office:value-type="float" office:value="0.87040001" calcext:value-type="float">
            <text:p>0.87040001</text:p>
          </table:table-cell>
          <table:table-cell office:value-type="float" office:value="0.38719749" calcext:value-type="float">
            <text:p>0.38719749</text:p>
          </table:table-cell>
          <table:table-cell office:value-type="float" office:value="0.86870003" calcext:value-type="float">
            <text:p>0.86870003</text:p>
          </table:table-cell>
          <table:table-cell office:value-type="float" office:value="0.35097396" calcext:value-type="float">
            <text:p>0.35097396</text:p>
          </table:table-cell>
          <table:table-cell office:value-type="float" office:value="0.87529999" calcext:value-type="float">
            <text:p>0.87529999</text:p>
          </table:table-cell>
          <table:table-cell table:number-columns-repeated="1017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36793417" calcext:value-type="float">
            <text:p>0.36793417</text:p>
          </table:table-cell>
          <table:table-cell office:value-type="float" office:value="0.87879997" calcext:value-type="float">
            <text:p>0.87879997</text:p>
          </table:table-cell>
          <table:table-cell office:value-type="float" office:value="0.3803975" calcext:value-type="float">
            <text:p>0.3803975</text:p>
          </table:table-cell>
          <table:table-cell office:value-type="float" office:value="0.87349999" calcext:value-type="float">
            <text:p>0.87349999</text:p>
          </table:table-cell>
          <table:table-cell office:value-type="float" office:value="0.37375817" calcext:value-type="float">
            <text:p>0.37375817</text:p>
          </table:table-cell>
          <table:table-cell office:value-type="float" office:value="0.87330002" calcext:value-type="float">
            <text:p>0.87330002</text:p>
          </table:table-cell>
          <table:table-cell table:number-columns-repeated="1017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3644608" calcext:value-type="float">
            <text:p>0.3644608</text:p>
          </table:table-cell>
          <table:table-cell office:value-type="float" office:value="0.87739998" calcext:value-type="float">
            <text:p>0.87739998</text:p>
          </table:table-cell>
          <table:table-cell office:value-type="float" office:value="0.3592279" calcext:value-type="float">
            <text:p>0.3592279</text:p>
          </table:table-cell>
          <table:table-cell office:value-type="float" office:value="0.87639999" calcext:value-type="float">
            <text:p>0.87639999</text:p>
          </table:table-cell>
          <table:table-cell office:value-type="float" office:value="0.35038099" calcext:value-type="float">
            <text:p>0.35038099</text:p>
          </table:table-cell>
          <table:table-cell office:value-type="float" office:value="0.87620002" calcext:value-type="float">
            <text:p>0.87620002</text:p>
          </table:table-cell>
          <table:table-cell table:number-columns-repeated="1017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34450752" calcext:value-type="float">
            <text:p>0.34450752</text:p>
          </table:table-cell>
          <table:table-cell office:value-type="float" office:value="0.88520002" calcext:value-type="float">
            <text:p>0.88520002</text:p>
          </table:table-cell>
          <table:table-cell office:value-type="float" office:value="0.38396394" calcext:value-type="float">
            <text:p>0.38396394</text:p>
          </table:table-cell>
          <table:table-cell office:value-type="float" office:value="0.87190002" calcext:value-type="float">
            <text:p>0.87190002</text:p>
          </table:table-cell>
          <table:table-cell office:value-type="float" office:value="0.35814577" calcext:value-type="float">
            <text:p>0.35814577</text:p>
          </table:table-cell>
          <table:table-cell office:value-type="float" office:value="0.87800002" calcext:value-type="float">
            <text:p>0.87800002</text:p>
          </table:table-cell>
          <table:table-cell table:number-columns-repeated="1017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39550841" calcext:value-type="float">
            <text:p>0.39550841</text:p>
          </table:table-cell>
          <table:table-cell office:value-type="float" office:value="0.87019998" calcext:value-type="float">
            <text:p>0.87019998</text:p>
          </table:table-cell>
          <table:table-cell office:value-type="float" office:value="0.41498581" calcext:value-type="float">
            <text:p>0.41498581</text:p>
          </table:table-cell>
          <table:table-cell office:value-type="float" office:value="0.86080003" calcext:value-type="float">
            <text:p>0.86080003</text:p>
          </table:table-cell>
          <table:table-cell office:value-type="float" office:value="0.38057888" calcext:value-type="float">
            <text:p>0.38057888</text:p>
          </table:table-cell>
          <table:table-cell office:value-type="float" office:value="0.87190002" calcext:value-type="float">
            <text:p>0.87190002</text:p>
          </table:table-cell>
          <table:table-cell table:number-columns-repeated="1017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36193135" calcext:value-type="float">
            <text:p>0.36193135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38470978" calcext:value-type="float">
            <text:p>0.38470978</text:p>
          </table:table-cell>
          <table:table-cell office:value-type="float" office:value="0.86970001" calcext:value-type="float">
            <text:p>0.86970001</text:p>
          </table:table-cell>
          <table:table-cell office:value-type="float" office:value="0.35048857" calcext:value-type="float">
            <text:p>0.35048857</text:p>
          </table:table-cell>
          <table:table-cell office:value-type="float" office:value="0.87940001" calcext:value-type="float">
            <text:p>0.87940001</text:p>
          </table:table-cell>
          <table:table-cell table:number-columns-repeated="1017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36143818" calcext:value-type="float">
            <text:p>0.36143818</text:p>
          </table:table-cell>
          <table:table-cell office:value-type="float" office:value="0.87889999" calcext:value-type="float">
            <text:p>0.87889999</text:p>
          </table:table-cell>
          <table:table-cell office:value-type="float" office:value="0.39209923" calcext:value-type="float">
            <text:p>0.39209923</text:p>
          </table:table-cell>
          <table:table-cell office:value-type="float" office:value="0.87360001" calcext:value-type="float">
            <text:p>0.87360001</text:p>
          </table:table-cell>
          <table:table-cell office:value-type="float" office:value="0.3510665" calcext:value-type="float">
            <text:p>0.3510665</text:p>
          </table:table-cell>
          <table:table-cell office:value-type="float" office:value="0.8779" calcext:value-type="float">
            <text:p>0.8779</text:p>
          </table:table-cell>
          <table:table-cell table:number-columns-repeated="1017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36196893" calcext:value-type="float">
            <text:p>0.36196893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34978688" calcext:value-type="float">
            <text:p>0.34978688</text:p>
          </table:table-cell>
          <table:table-cell office:value-type="float" office:value="0.88050002" calcext:value-type="float">
            <text:p>0.88050002</text:p>
          </table:table-cell>
          <table:table-cell office:value-type="float" office:value="0.41025522" calcext:value-type="float">
            <text:p>0.41025522</text:p>
          </table:table-cell>
          <table:table-cell office:value-type="float" office:value="0.86680001" calcext:value-type="float">
            <text:p>0.86680001</text:p>
          </table:table-cell>
          <table:table-cell table:number-columns-repeated="1017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35669172" calcext:value-type="float">
            <text:p>0.35669172</text:p>
          </table:table-cell>
          <table:table-cell office:value-type="float" office:value="0.88330001" calcext:value-type="float">
            <text:p>0.88330001</text:p>
          </table:table-cell>
          <table:table-cell office:value-type="float" office:value="0.36492085" calcext:value-type="float">
            <text:p>0.36492085</text:p>
          </table:table-cell>
          <table:table-cell office:value-type="float" office:value="0.87110001" calcext:value-type="float">
            <text:p>0.87110001</text:p>
          </table:table-cell>
          <table:table-cell office:value-type="float" office:value="0.3515417" calcext:value-type="float">
            <text:p>0.3515417</text:p>
          </table:table-cell>
          <table:table-cell office:value-type="float" office:value="0.87739998" calcext:value-type="float">
            <text:p>0.87739998</text:p>
          </table:table-cell>
          <table:table-cell table:number-columns-repeated="1017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39712626" calcext:value-type="float">
            <text:p>0.39712626</text:p>
          </table:table-cell>
          <table:table-cell office:value-type="float" office:value="0.87349999" calcext:value-type="float">
            <text:p>0.87349999</text:p>
          </table:table-cell>
          <table:table-cell office:value-type="float" office:value="0.37547782" calcext:value-type="float">
            <text:p>0.37547782</text:p>
          </table:table-cell>
          <table:table-cell office:value-type="float" office:value="0.87199998" calcext:value-type="float">
            <text:p>0.87199998</text:p>
          </table:table-cell>
          <table:table-cell office:value-type="float" office:value="0.36196366" calcext:value-type="float">
            <text:p>0.36196366</text:p>
          </table:table-cell>
          <table:table-cell office:value-type="float" office:value="0.87669998" calcext:value-type="float">
            <text:p>0.87669998</text:p>
          </table:table-cell>
          <table:table-cell table:number-columns-repeated="1017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37007341" calcext:value-type="float">
            <text:p>0.37007341</text:p>
          </table:table-cell>
          <table:table-cell office:value-type="float" office:value="0.87330002" calcext:value-type="float">
            <text:p>0.87330002</text:p>
          </table:table-cell>
          <table:table-cell office:value-type="float" office:value="0.37508038" calcext:value-type="float">
            <text:p>0.37508038</text:p>
          </table:table-cell>
          <table:table-cell office:value-type="float" office:value="0.87660003" calcext:value-type="float">
            <text:p>0.87660003</text:p>
          </table:table-cell>
          <table:table-cell office:value-type="float" office:value="0.36464339" calcext:value-type="float">
            <text:p>0.36464339</text:p>
          </table:table-cell>
          <table:table-cell office:value-type="float" office:value="0.88230002" calcext:value-type="float">
            <text:p>0.88230002</text:p>
          </table:table-cell>
          <table:table-cell table:number-columns-repeated="1017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37673143" calcext:value-type="float">
            <text:p>0.37673143</text:p>
          </table:table-cell>
          <table:table-cell office:value-type="float" office:value="0.87599999" calcext:value-type="float">
            <text:p>0.87599999</text:p>
          </table:table-cell>
          <table:table-cell office:value-type="float" office:value="0.34813344" calcext:value-type="float">
            <text:p>0.34813344</text:p>
          </table:table-cell>
          <table:table-cell office:value-type="float" office:value="0.88489997" calcext:value-type="float">
            <text:p>0.88489997</text:p>
          </table:table-cell>
          <table:table-cell office:value-type="float" office:value="0.36280841" calcext:value-type="float">
            <text:p>0.36280841</text:p>
          </table:table-cell>
          <table:table-cell office:value-type="float" office:value="0.8847" calcext:value-type="float">
            <text:p>0.8847</text:p>
          </table:table-cell>
          <table:table-cell table:number-columns-repeated="1017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37107369" calcext:value-type="float">
            <text:p>0.37107369</text:p>
          </table:table-cell>
          <table:table-cell office:value-type="float" office:value="0.87589997" calcext:value-type="float">
            <text:p>0.87589997</text:p>
          </table:table-cell>
          <table:table-cell office:value-type="float" office:value="0.36050764" calcext:value-type="float">
            <text:p>0.36050764</text:p>
          </table:table-cell>
          <table:table-cell office:value-type="float" office:value="0.87699997" calcext:value-type="float">
            <text:p>0.87699997</text:p>
          </table:table-cell>
          <table:table-cell office:value-type="float" office:value="0.3645069" calcext:value-type="float">
            <text:p>0.3645069</text:p>
          </table:table-cell>
          <table:table-cell office:value-type="float" office:value="0.87519997" calcext:value-type="float">
            <text:p>0.87519997</text:p>
          </table:table-cell>
          <table:table-cell table:number-columns-repeated="1017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35899776" calcext:value-type="float">
            <text:p>0.35899776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36698285" calcext:value-type="float">
            <text:p>0.36698285</text:p>
          </table:table-cell>
          <table:table-cell office:value-type="float" office:value="0.87559998" calcext:value-type="float">
            <text:p>0.87559998</text:p>
          </table:table-cell>
          <table:table-cell office:value-type="float" office:value="0.38995478" calcext:value-type="float">
            <text:p>0.38995478</text:p>
          </table:table-cell>
          <table:table-cell office:value-type="float" office:value="0.86839998" calcext:value-type="float">
            <text:p>0.86839998</text:p>
          </table:table-cell>
          <table:table-cell table:number-columns-repeated="1017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36928609" calcext:value-type="float">
            <text:p>0.36928609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38089734" calcext:value-type="float">
            <text:p>0.38089734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38742653" calcext:value-type="float">
            <text:p>0.38742653</text:p>
          </table:table-cell>
          <table:table-cell office:value-type="float" office:value="0.8707" calcext:value-type="float">
            <text:p>0.8707</text:p>
          </table:table-cell>
          <table:table-cell table:number-columns-repeated="1017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37068534" calcext:value-type="float">
            <text:p>0.37068534</text:p>
          </table:table-cell>
          <table:table-cell office:value-type="float" office:value="0.87589997" calcext:value-type="float">
            <text:p>0.87589997</text:p>
          </table:table-cell>
          <table:table-cell office:value-type="float" office:value="0.37077513" calcext:value-type="float">
            <text:p>0.37077513</text:p>
          </table:table-cell>
          <table:table-cell office:value-type="float" office:value="0.87849998" calcext:value-type="float">
            <text:p>0.87849998</text:p>
          </table:table-cell>
          <table:table-cell office:value-type="float" office:value="0.38186789" calcext:value-type="float">
            <text:p>0.38186789</text:p>
          </table:table-cell>
          <table:table-cell office:value-type="float" office:value="0.86470002" calcext:value-type="float">
            <text:p>0.86470002</text:p>
          </table:table-cell>
          <table:table-cell table:number-columns-repeated="1017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3417314" calcext:value-type="float">
            <text:p>0.3417314</text:p>
          </table:table-cell>
          <table:table-cell office:value-type="float" office:value="0.88410002" calcext:value-type="float">
            <text:p>0.88410002</text:p>
          </table:table-cell>
          <table:table-cell office:value-type="float" office:value="0.35776344" calcext:value-type="float">
            <text:p>0.35776344</text:p>
          </table:table-cell>
          <table:table-cell office:value-type="float" office:value="0.87449998" calcext:value-type="float">
            <text:p>0.87449998</text:p>
          </table:table-cell>
          <table:table-cell office:value-type="float" office:value="0.36052626" calcext:value-type="float">
            <text:p>0.36052626</text:p>
          </table:table-cell>
          <table:table-cell office:value-type="float" office:value="0.8811" calcext:value-type="float">
            <text:p>0.8811</text:p>
          </table:table-cell>
          <table:table-cell table:number-columns-repeated="10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36980164" calcext:value-type="float">
            <text:p>0.36980164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36980429" calcext:value-type="float">
            <text:p>0.36980429</text:p>
          </table:table-cell>
          <table:table-cell office:value-type="float" office:value="0.87529999" calcext:value-type="float">
            <text:p>0.87529999</text:p>
          </table:table-cell>
          <table:table-cell office:value-type="float" office:value="0.34876236" calcext:value-type="float">
            <text:p>0.34876236</text:p>
          </table:table-cell>
          <table:table-cell office:value-type="float" office:value="0.8836" calcext:value-type="float">
            <text:p>0.8836</text:p>
          </table:table-cell>
          <table:table-cell table:number-columns-repeated="1017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3969622" calcext:value-type="float">
            <text:p>0.3969622</text:p>
          </table:table-cell>
          <table:table-cell office:value-type="float" office:value="0.87620002" calcext:value-type="float">
            <text:p>0.87620002</text:p>
          </table:table-cell>
          <table:table-cell office:value-type="float" office:value="0.36319989" calcext:value-type="float">
            <text:p>0.36319989</text:p>
          </table:table-cell>
          <table:table-cell office:value-type="float" office:value="0.88499999" calcext:value-type="float">
            <text:p>0.88499999</text:p>
          </table:table-cell>
          <table:table-cell office:value-type="float" office:value="0.35390234" calcext:value-type="float">
            <text:p>0.35390234</text:p>
          </table:table-cell>
          <table:table-cell office:value-type="float" office:value="0.87709999" calcext:value-type="float">
            <text:p>0.87709999</text:p>
          </table:table-cell>
          <table:table-cell table:number-columns-repeated="1017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36200646" calcext:value-type="float">
            <text:p>0.36200646</text:p>
          </table:table-cell>
          <table:table-cell office:value-type="float" office:value="0.87849998" calcext:value-type="float">
            <text:p>0.87849998</text:p>
          </table:table-cell>
          <table:table-cell office:value-type="float" office:value="0.38099796" calcext:value-type="float">
            <text:p>0.38099796</text:p>
          </table:table-cell>
          <table:table-cell office:value-type="float" office:value="0.87989998" calcext:value-type="float">
            <text:p>0.87989998</text:p>
          </table:table-cell>
          <table:table-cell office:value-type="float" office:value="0.36239028" calcext:value-type="float">
            <text:p>0.36239028</text:p>
          </table:table-cell>
          <table:table-cell office:value-type="float" office:value="0.88120002" calcext:value-type="float">
            <text:p>0.88120002</text:p>
          </table:table-cell>
          <table:table-cell table:number-columns-repeated="1017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36360836" calcext:value-type="float">
            <text:p>0.36360836</text:p>
          </table:table-cell>
          <table:table-cell office:value-type="float" office:value="0.88349998" calcext:value-type="float">
            <text:p>0.88349998</text:p>
          </table:table-cell>
          <table:table-cell office:value-type="float" office:value="0.35791144" calcext:value-type="float">
            <text:p>0.35791144</text:p>
          </table:table-cell>
          <table:table-cell office:value-type="float" office:value="0.88309997" calcext:value-type="float">
            <text:p>0.88309997</text:p>
          </table:table-cell>
          <table:table-cell office:value-type="float" office:value="0.38680172" calcext:value-type="float">
            <text:p>0.38680172</text:p>
          </table:table-cell>
          <table:table-cell office:value-type="float" office:value="0.88" calcext:value-type="float">
            <text:p>0.88</text:p>
          </table:table-cell>
          <table:table-cell table:number-columns-repeated="1017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36008728" calcext:value-type="float">
            <text:p>0.36008728</text:p>
          </table:table-cell>
          <table:table-cell office:value-type="float" office:value="0.87769997" calcext:value-type="float">
            <text:p>0.87769997</text:p>
          </table:table-cell>
          <table:table-cell office:value-type="float" office:value="0.36711445" calcext:value-type="float">
            <text:p>0.36711445</text:p>
          </table:table-cell>
          <table:table-cell office:value-type="float" office:value="0.87760001" calcext:value-type="float">
            <text:p>0.87760001</text:p>
          </table:table-cell>
          <table:table-cell office:value-type="float" office:value="0.44193056" calcext:value-type="float">
            <text:p>0.44193056</text:p>
          </table:table-cell>
          <table:table-cell office:value-type="float" office:value="0.8617" calcext:value-type="float">
            <text:p>0.8617</text:p>
          </table:table-cell>
          <table:table-cell table:number-columns-repeated="1017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35145015" calcext:value-type="float">
            <text:p>0.35145015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3917627" calcext:value-type="float">
            <text:p>0.3917627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36190075" calcext:value-type="float">
            <text:p>0.36190075</text:p>
          </table:table-cell>
          <table:table-cell office:value-type="float" office:value="0.88230002" calcext:value-type="float">
            <text:p>0.88230002</text:p>
          </table:table-cell>
          <table:table-cell table:number-columns-repeated="1017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3635405" calcext:value-type="float">
            <text:p>0.3635405</text:p>
          </table:table-cell>
          <table:table-cell office:value-type="float" office:value="0.87970001" calcext:value-type="float">
            <text:p>0.87970001</text:p>
          </table:table-cell>
          <table:table-cell office:value-type="float" office:value="0.36723807" calcext:value-type="float">
            <text:p>0.36723807</text:p>
          </table:table-cell>
          <table:table-cell office:value-type="float" office:value="0.87639999" calcext:value-type="float">
            <text:p>0.87639999</text:p>
          </table:table-cell>
          <table:table-cell office:value-type="float" office:value="0.37114021" calcext:value-type="float">
            <text:p>0.37114021</text:p>
          </table:table-cell>
          <table:table-cell office:value-type="float" office:value="0.86979997" calcext:value-type="float">
            <text:p>0.86979997</text:p>
          </table:table-cell>
          <table:table-cell table:number-columns-repeated="1017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36543941" calcext:value-type="float">
            <text:p>0.36543941</text:p>
          </table:table-cell>
          <table:table-cell office:value-type="float" office:value="0.88489997" calcext:value-type="float">
            <text:p>0.88489997</text:p>
          </table:table-cell>
          <table:table-cell office:value-type="float" office:value="0.36514869" calcext:value-type="float">
            <text:p>0.36514869</text:p>
          </table:table-cell>
          <table:table-cell office:value-type="float" office:value="0.88190001" calcext:value-type="float">
            <text:p>0.88190001</text:p>
          </table:table-cell>
          <table:table-cell office:value-type="float" office:value="0.36517906" calcext:value-type="float">
            <text:p>0.36517906</text:p>
          </table:table-cell>
          <table:table-cell office:value-type="float" office:value="0.87779999" calcext:value-type="float">
            <text:p>0.87779999</text:p>
          </table:table-cell>
          <table:table-cell table:number-columns-repeated="1017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3409003" calcext:value-type="float">
            <text:p>0.3409003</text:p>
          </table:table-cell>
          <table:table-cell office:value-type="float" office:value="0.87840003" calcext:value-type="float">
            <text:p>0.87840003</text:p>
          </table:table-cell>
          <table:table-cell office:value-type="float" office:value="0.3626352" calcext:value-type="float">
            <text:p>0.3626352</text:p>
          </table:table-cell>
          <table:table-cell office:value-type="float" office:value="0.87879997" calcext:value-type="float">
            <text:p>0.87879997</text:p>
          </table:table-cell>
          <table:table-cell office:value-type="float" office:value="0.37204531" calcext:value-type="float">
            <text:p>0.37204531</text:p>
          </table:table-cell>
          <table:table-cell office:value-type="float" office:value="0.88190001" calcext:value-type="float">
            <text:p>0.88190001</text:p>
          </table:table-cell>
          <table:table-cell table:number-columns-repeated="1017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35496894" calcext:value-type="float">
            <text:p>0.35496894</text:p>
          </table:table-cell>
          <table:table-cell office:value-type="float" office:value="0.88419998" calcext:value-type="float">
            <text:p>0.88419998</text:p>
          </table:table-cell>
          <table:table-cell office:value-type="float" office:value="0.3423858" calcext:value-type="float">
            <text:p>0.3423858</text:p>
          </table:table-cell>
          <table:table-cell office:value-type="float" office:value="0.88819999" calcext:value-type="float">
            <text:p>0.88819999</text:p>
          </table:table-cell>
          <table:table-cell office:value-type="float" office:value="0.39239508" calcext:value-type="float">
            <text:p>0.39239508</text:p>
          </table:table-cell>
          <table:table-cell office:value-type="float" office:value="0.87599999" calcext:value-type="float">
            <text:p>0.87599999</text:p>
          </table:table-cell>
          <table:table-cell table:number-columns-repeated="1017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39066017" calcext:value-type="float">
            <text:p>0.39066017</text:p>
          </table:table-cell>
          <table:table-cell office:value-type="float" office:value="0.87849998" calcext:value-type="float">
            <text:p>0.87849998</text:p>
          </table:table-cell>
          <table:table-cell office:value-type="float" office:value="0.36923036" calcext:value-type="float">
            <text:p>0.36923036</text:p>
          </table:table-cell>
          <table:table-cell office:value-type="float" office:value="0.87580001" calcext:value-type="float">
            <text:p>0.87580001</text:p>
          </table:table-cell>
          <table:table-cell office:value-type="float" office:value="0.37237057" calcext:value-type="float">
            <text:p>0.37237057</text:p>
          </table:table-cell>
          <table:table-cell office:value-type="float" office:value="0.88380003" calcext:value-type="float">
            <text:p>0.88380003</text:p>
          </table:table-cell>
          <table:table-cell table:number-columns-repeated="1017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35518834" calcext:value-type="float">
            <text:p>0.35518834</text:p>
          </table:table-cell>
          <table:table-cell office:value-type="float" office:value="0.88120002" calcext:value-type="float">
            <text:p>0.88120002</text:p>
          </table:table-cell>
          <table:table-cell office:value-type="float" office:value="0.35469392" calcext:value-type="float">
            <text:p>0.35469392</text:p>
          </table:table-cell>
          <table:table-cell office:value-type="float" office:value="0.88209999" calcext:value-type="float">
            <text:p>0.88209999</text:p>
          </table:table-cell>
          <table:table-cell office:value-type="float" office:value="0.37040743" calcext:value-type="float">
            <text:p>0.37040743</text:p>
          </table:table-cell>
          <table:table-cell office:value-type="float" office:value="0.87970001" calcext:value-type="float">
            <text:p>0.87970001</text:p>
          </table:table-cell>
          <table:table-cell table:number-columns-repeated="1017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36995617" calcext:value-type="float">
            <text:p>0.36995617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36895022" calcext:value-type="float">
            <text:p>0.36895022</text:p>
          </table:table-cell>
          <table:table-cell office:value-type="float" office:value="0.87910002" calcext:value-type="float">
            <text:p>0.87910002</text:p>
          </table:table-cell>
          <table:table-cell office:value-type="float" office:value="0.36787087" calcext:value-type="float">
            <text:p>0.36787087</text:p>
          </table:table-cell>
          <table:table-cell office:value-type="float" office:value="0.87690002" calcext:value-type="float">
            <text:p>0.87690002</text:p>
          </table:table-cell>
          <table:table-cell table:number-columns-repeated="1017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36764517" calcext:value-type="float">
            <text:p>0.36764517</text:p>
          </table:table-cell>
          <table:table-cell office:value-type="float" office:value="0.87809998" calcext:value-type="float">
            <text:p>0.87809998</text:p>
          </table:table-cell>
          <table:table-cell office:value-type="float" office:value="0.37727174" calcext:value-type="float">
            <text:p>0.37727174</text:p>
          </table:table-cell>
          <table:table-cell office:value-type="float" office:value="0.87459999" calcext:value-type="float">
            <text:p>0.87459999</text:p>
          </table:table-cell>
          <table:table-cell office:value-type="float" office:value="0.38166627" calcext:value-type="float">
            <text:p>0.38166627</text:p>
          </table:table-cell>
          <table:table-cell office:value-type="float" office:value="0.87370002" calcext:value-type="float">
            <text:p>0.87370002</text:p>
          </table:table-cell>
          <table:table-cell table:number-columns-repeated="1017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37263104" calcext:value-type="float">
            <text:p>0.37263104</text:p>
          </table:table-cell>
          <table:table-cell office:value-type="float" office:value="0.87580001" calcext:value-type="float">
            <text:p>0.87580001</text:p>
          </table:table-cell>
          <table:table-cell office:value-type="float" office:value="0.3634938" calcext:value-type="float">
            <text:p>0.3634938</text:p>
          </table:table-cell>
          <table:table-cell office:value-type="float" office:value="0.88609999" calcext:value-type="float">
            <text:p>0.88609999</text:p>
          </table:table-cell>
          <table:table-cell office:value-type="float" office:value="0.38866419" calcext:value-type="float">
            <text:p>0.38866419</text:p>
          </table:table-cell>
          <table:table-cell office:value-type="float" office:value="0.88099998" calcext:value-type="float">
            <text:p>0.88099998</text:p>
          </table:table-cell>
          <table:table-cell table:number-columns-repeated="1017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35330039" calcext:value-type="float">
            <text:p>0.35330039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37222797" calcext:value-type="float">
            <text:p>0.37222797</text:p>
          </table:table-cell>
          <table:table-cell office:value-type="float" office:value="0.87980002" calcext:value-type="float">
            <text:p>0.87980002</text:p>
          </table:table-cell>
          <table:table-cell office:value-type="float" office:value="0.41376886" calcext:value-type="float">
            <text:p>0.41376886</text:p>
          </table:table-cell>
          <table:table-cell office:value-type="float" office:value="0.8585" calcext:value-type="float">
            <text:p>0.8585</text:p>
          </table:table-cell>
          <table:table-cell table:number-columns-repeated="1017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38837558" calcext:value-type="float">
            <text:p>0.38837558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38082135" calcext:value-type="float">
            <text:p>0.38082135</text:p>
          </table:table-cell>
          <table:table-cell office:value-type="float" office:value="0.87980002" calcext:value-type="float">
            <text:p>0.87980002</text:p>
          </table:table-cell>
          <table:table-cell office:value-type="float" office:value="0.39605179" calcext:value-type="float">
            <text:p>0.39605179</text:p>
          </table:table-cell>
          <table:table-cell office:value-type="float" office:value="0.87809998" calcext:value-type="float">
            <text:p>0.87809998</text:p>
          </table:table-cell>
          <table:table-cell table:number-columns-repeated="1017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35839593" calcext:value-type="float">
            <text:p>0.35839593</text:p>
          </table:table-cell>
          <table:table-cell office:value-type="float" office:value="0.88300002" calcext:value-type="float">
            <text:p>0.88300002</text:p>
          </table:table-cell>
          <table:table-cell office:value-type="float" office:value="0.35058364" calcext:value-type="float">
            <text:p>0.35058364</text:p>
          </table:table-cell>
          <table:table-cell office:value-type="float" office:value="0.88270003" calcext:value-type="float">
            <text:p>0.88270003</text:p>
          </table:table-cell>
          <table:table-cell office:value-type="float" office:value="0.37881806" calcext:value-type="float">
            <text:p>0.37881806</text:p>
          </table:table-cell>
          <table:table-cell office:value-type="float" office:value="0.8775" calcext:value-type="float">
            <text:p>0.8775</text:p>
          </table:table-cell>
          <table:table-cell table:number-columns-repeated="1017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38956311" calcext:value-type="float">
            <text:p>0.38956311</text:p>
          </table:table-cell>
          <table:table-cell office:value-type="float" office:value="0.87159997" calcext:value-type="float">
            <text:p>0.87159997</text:p>
          </table:table-cell>
          <table:table-cell office:value-type="float" office:value="0.37883255" calcext:value-type="float">
            <text:p>0.37883255</text:p>
          </table:table-cell>
          <table:table-cell office:value-type="float" office:value="0.87669998" calcext:value-type="float">
            <text:p>0.87669998</text:p>
          </table:table-cell>
          <table:table-cell office:value-type="float" office:value="0.39254668" calcext:value-type="float">
            <text:p>0.39254668</text:p>
          </table:table-cell>
          <table:table-cell office:value-type="float" office:value="0.8775" calcext:value-type="float">
            <text:p>0.8775</text:p>
          </table:table-cell>
          <table:table-cell table:number-columns-repeated="1017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38344237" calcext:value-type="float">
            <text:p>0.38344237</text:p>
          </table:table-cell>
          <table:table-cell office:value-type="float" office:value="0.87550002" calcext:value-type="float">
            <text:p>0.87550002</text:p>
          </table:table-cell>
          <table:table-cell office:value-type="float" office:value="0.36797941" calcext:value-type="float">
            <text:p>0.36797941</text:p>
          </table:table-cell>
          <table:table-cell office:value-type="float" office:value="0.87959999" calcext:value-type="float">
            <text:p>0.87959999</text:p>
          </table:table-cell>
          <table:table-cell office:value-type="float" office:value="0.39402935" calcext:value-type="float">
            <text:p>0.39402935</text:p>
          </table:table-cell>
          <table:table-cell office:value-type="float" office:value="0.87730002" calcext:value-type="float">
            <text:p>0.87730002</text:p>
          </table:table-cell>
          <table:table-cell table:number-columns-repeated="101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5183486" calcext:value-type="float">
            <text:p>0.35183486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36336157" calcext:value-type="float">
            <text:p>0.36336157</text:p>
          </table:table-cell>
          <table:table-cell office:value-type="float" office:value="0.87589997" calcext:value-type="float">
            <text:p>0.87589997</text:p>
          </table:table-cell>
          <table:table-cell office:value-type="float" office:value="0.38067481" calcext:value-type="float">
            <text:p>0.38067481</text:p>
          </table:table-cell>
          <table:table-cell office:value-type="float" office:value="0.87889999" calcext:value-type="float">
            <text:p>0.87889999</text:p>
          </table:table-cell>
          <table:table-cell table:number-columns-repeated="1017"/>
        </table:table-row>
      </table:table>
      <table:table table:name="Task 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0:13:42.615334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56:50.289253568</meta:creation-date>
    <dc:date>2017-11-29T15:56:47.922505390</dc:date>
    <meta:editing-duration>PT5H58M53S</meta:editing-duration>
    <meta:editing-cycles>9</meta:editing-cycles>
    <meta:generator>LibreOffice/5.2.7.2$Linux_X86_64 LibreOffice_project/20m0$Build-2</meta:generator>
    <meta:document-statistic meta:table-count="4" meta:cell-count="171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Gradient Descent</text:p>
        </chart:title>
        <chart:subtitle svg:x="6.395cm" svg:y="1.275cm" chart:style-name="ch3">
          <text:p>Loss vs Iterations</text:p>
        </chart:subtitle>
        <chart:plot-area chart:style-name="ch4" table:cell-range-address="'Task 1'.A2:'Task 1'.B101 'Task 1'.B1:'Task 1'.B1" chart:data-source-has-labels="row" svg:x="1.331cm" svg:y="2.138cm" svg:width="14.349cm" svg:height="5.701cm">
          <chartooo:coordinate-region svg:x="2.243cm" svg:y="2.338cm" svg:width="12.973cm" svg:height="4.854cm"/>
          <chart:axis chart:dimension="x" chart:name="primary-x" chart:style-name="ch5">
            <chart:title svg:x="7.866cm" svg:y="8.019cm" chart:style-name="ch6">
              <text:p>Iteration</text:p>
            </chart:title>
          </chart:axis>
          <chart:axis chart:dimension="y" chart:name="primary-y" chart:style-name="ch7">
            <chart:title svg:x="0.451cm" svg:y="6.051cm" chart:style-name="ch8">
              <text:p>Loss Function</text:p>
            </chart:title>
            <chart:grid chart:style-name="ch9" chart:class="major"/>
          </chart:axis>
          <chart:series chart:style-name="ch10" chart:values-cell-range-address="'Task 1'.B2:'Task 1'.B101" chart:label-cell-address="'Task 1'.B1:'Task 1'.B1" chart:class="chart:scatter">
            <chart:domain table:cell-range-address="'Task 1'.A2:'Task 1'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D Loss</text:p>
                <draw:g>
                  <svg:desc>'Task 1'.B1:'Task 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ask 1'.A2:'Task 1'.A101</svg:desc>
                </draw:g>
              </table:table-cell>
              <table:table-cell office:value-type="float" office:value="0.38936803">
                <text:p>0.38936803</text:p>
                <draw:g>
                  <svg:desc>'Task 1'.B2:'Task 1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33770883">
                <text:p>0.33770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32815564">
                <text:p>0.32815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3236438">
                <text:p>0.3236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3073445">
                <text:p>0.3073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30072626">
                <text:p>0.30072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9496869">
                <text:p>0.29496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29964614">
                <text:p>0.29964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30188826">
                <text:p>0.30188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28167599">
                <text:p>0.28167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2869139">
                <text:p>0.2869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28703505">
                <text:p>0.28703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28311151">
                <text:p>0.28311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28117383">
                <text:p>0.28117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28907782">
                <text:p>0.28907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28645831">
                <text:p>0.28645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28273374">
                <text:p>0.28273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28985798">
                <text:p>0.28985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28331652">
                <text:p>0.28331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28413817">
                <text:p>0.28413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27620175">
                <text:p>0.27620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27812803">
                <text:p>0.278128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28498542">
                <text:p>0.28498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27780649">
                <text:p>0.27780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2818127">
                <text:p>0.2818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28227225">
                <text:p>0.28227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2823382">
                <text:p>0.2823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27683896">
                <text:p>0.27683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2726815">
                <text:p>0.2726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27704185">
                <text:p>0.27704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27891546">
                <text:p>0.27891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28209016">
                <text:p>0.28209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28988934">
                <text:p>0.289889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27493989">
                <text:p>0.27493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28149986">
                <text:p>0.28149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27376539">
                <text:p>0.273765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28784373">
                <text:p>0.28784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27275929">
                <text:p>0.27275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27368975">
                <text:p>0.27368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28021902">
                <text:p>0.28021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27709979">
                <text:p>0.27709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27296942">
                <text:p>0.272969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2758595">
                <text:p>0.27585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28694981">
                <text:p>0.28694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27498019">
                <text:p>0.27498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27761173">
                <text:p>0.27761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28844294">
                <text:p>0.28844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27617207">
                <text:p>0.27617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27789098">
                <text:p>0.277890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27642685">
                <text:p>0.27642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27258334">
                <text:p>0.27258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27531025">
                <text:p>0.27531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27126604">
                <text:p>0.27126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27731115">
                <text:p>0.27731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27631494">
                <text:p>0.27631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27349207">
                <text:p>0.27349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27022222">
                <text:p>0.27022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27289054">
                <text:p>0.272890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2763851">
                <text:p>0.27638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27743548">
                <text:p>0.27743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27274585">
                <text:p>0.27274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27435586">
                <text:p>0.274355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28255531">
                <text:p>0.28255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27255997">
                <text:p>0.27255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27607563">
                <text:p>0.27607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27425426">
                <text:p>0.274254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27763063">
                <text:p>0.27763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27173892">
                <text:p>0.271738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27252582">
                <text:p>0.272525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27104434">
                <text:p>0.271044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27544686">
                <text:p>0.275446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27785635">
                <text:p>0.27785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27839842">
                <text:p>0.278398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27807274">
                <text:p>0.27807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27106827">
                <text:p>0.271068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27462524">
                <text:p>0.274625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27444297">
                <text:p>0.274442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27207333">
                <text:p>0.27207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26907006">
                <text:p>0.26907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27838585">
                <text:p>0.278385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2831251">
                <text:p>0.2831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27620953">
                <text:p>0.276209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27202243">
                <text:p>0.27202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27433515">
                <text:p>0.27433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2711176">
                <text:p>0.2711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27628848">
                <text:p>0.276288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27519277">
                <text:p>0.2751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26865947">
                <text:p>0.26865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27226013">
                <text:p>0.27226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27630645">
                <text:p>0.276306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27514213">
                <text:p>0.27514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27072746">
                <text:p>0.27072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27034584">
                <text:p>0.27034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27987954">
                <text:p>0.279879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274912">
                <text:p>0.274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27552545">
                <text:p>0.275525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27228647">
                <text:p>0.27228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26900214">
                <text:p>0.269002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27373573">
                <text:p>0.27373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28061128">
                <text:p>0.28061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.7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68cm" svg:height="19.725cm" xlink:href=".." xlink:type="simple" chart:class="chart:scatter" chart:style-name="ch1">
        <chart:title svg:x="14.276cm" svg:y="0.53cm" chart:style-name="ch2">
          <text:p>Dyn. Learning Rate and Dropout</text:p>
        </chart:title>
        <chart:subtitle svg:x="15.519cm" svg:y="1.703cm" chart:style-name="ch3">
          <text:p>Accuracy vs Iterations</text:p>
        </chart:subtitle>
        <chart:legend chart:legend-position="end" svg:x="28.618cm" svg:y="9.065cm" style:legend-expansion="high" chart:style-name="ch4"/>
        <chart:plot-area chart:style-name="ch5" table:cell-range-address="'Task 3'.A2:'Task 3'.A101 'Task 3'.C1:'Task 3'.C101 'Task 3'.E1:'Task 3'.E101 'Task 3'.G1:'Task 3'.G101" chart:data-source-has-labels="row" svg:x="0.701cm" svg:y="2.78cm" svg:width="27.216cm" svg:height="16.551cm">
          <chartooo:coordinate-region svg:x="1.613cm" svg:y="2.979cm" svg:width="25.839cm" svg:height="15.70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Task 3'.C2:'Task 3'.C101" chart:label-cell-address="'Task 3'.C1:'Task 3'.C1" chart:class="chart:scatter">
            <chart:domain table:cell-range-address="'Task 3'.A2:'Task 3'.A101"/>
            <chart:data-point chart:repeated="100"/>
          </chart:series>
          <chart:series chart:style-name="ch10" chart:values-cell-range-address="'Task 3'.E2:'Task 3'.E101" chart:label-cell-address="'Task 3'.E1:'Task 3'.E1" chart:class="chart:scatter">
            <chart:data-point chart:repeated="100"/>
          </chart:series>
          <chart:series chart:style-name="ch11" chart:values-cell-range-address="'Task 3'.G2:'Task 3'.G101" chart:label-cell-address="'Task 3'.G1:'Task 3'.G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ynamic Learning Rate Accuracy</text:p>
                <draw:g>
                  <svg:desc>'Task 3'.C1:'Task 3'.C1</svg:desc>
                </draw:g>
              </table:table-cell>
              <table:table-cell office:value-type="string">
                <text:p>Dropout Accuracy</text:p>
                <draw:g>
                  <svg:desc>'Task 3'.E1:'Task 3'.E1</svg:desc>
                </draw:g>
              </table:table-cell>
              <table:table-cell office:value-type="string">
                <text:p>Dyn.  LR, Dropout Accuracy</text:p>
                <draw:g>
                  <svg:desc>'Task 3'.G1:'Task 3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ask 3'.A2:'Task 3'.A101</svg:desc>
                </draw:g>
              </table:table-cell>
              <table:table-cell office:value-type="float" office:value="0.76950002">
                <text:p>0.76950002</text:p>
                <draw:g>
                  <svg:desc>'Task 3'.C2:'Task 3'.C101</svg:desc>
                </draw:g>
              </table:table-cell>
              <table:table-cell office:value-type="float" office:value="0.7701">
                <text:p>0.7701</text:p>
                <draw:g>
                  <svg:desc>'Task 3'.E2:'Task 3'.E101</svg:desc>
                </draw:g>
              </table:table-cell>
              <table:table-cell office:value-type="float" office:value="0.7974">
                <text:p>0.7974</text:p>
                <draw:g>
                  <svg:desc>'Task 3'.G2:'Task 3'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80339998">
                <text:p>0.80339998</text:p>
              </table:table-cell>
              <table:table-cell office:value-type="float" office:value="0.77969998">
                <text:p>0.77969998</text:p>
              </table:table-cell>
              <table:table-cell office:value-type="float" office:value="0.80779999">
                <text:p>0.8077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83350003">
                <text:p>0.83350003</text:p>
              </table:table-cell>
              <table:table-cell office:value-type="float" office:value="0.8301">
                <text:p>0.8301</text:p>
              </table:table-cell>
              <table:table-cell office:value-type="float" office:value="0.8391">
                <text:p>0.8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82050002">
                <text:p>0.82050002</text:p>
              </table:table-cell>
              <table:table-cell office:value-type="float" office:value="0.82099998">
                <text:p>0.82099998</text:p>
              </table:table-cell>
              <table:table-cell office:value-type="float" office:value="0.84200001">
                <text:p>0.842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81879997">
                <text:p>0.81879997</text:p>
              </table:table-cell>
              <table:table-cell office:value-type="float" office:value="0.83590001">
                <text:p>0.83590001</text:p>
              </table:table-cell>
              <table:table-cell office:value-type="float" office:value="0.83649999">
                <text:p>0.8364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84490001">
                <text:p>0.84490001</text:p>
              </table:table-cell>
              <table:table-cell office:value-type="float" office:value="0.84810001">
                <text:p>0.84810001</text:p>
              </table:table-cell>
              <table:table-cell office:value-type="float" office:value="0.8484">
                <text:p>0.8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83880001">
                <text:p>0.83880001</text:p>
              </table:table-cell>
              <table:table-cell office:value-type="float" office:value="0.84640002">
                <text:p>0.84640002</text:p>
              </table:table-cell>
              <table:table-cell office:value-type="float" office:value="0.83310002">
                <text:p>0.8331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82349998">
                <text:p>0.82349998</text:p>
              </table:table-cell>
              <table:table-cell office:value-type="float" office:value="0.85430002">
                <text:p>0.85430002</text:p>
              </table:table-cell>
              <table:table-cell office:value-type="float" office:value="0.84649998">
                <text:p>0.8464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84359998">
                <text:p>0.84359998</text:p>
              </table:table-cell>
              <table:table-cell office:value-type="float" office:value="0.83230001">
                <text:p>0.83230001</text:p>
              </table:table-cell>
              <table:table-cell office:value-type="float" office:value="0.84859997">
                <text:p>0.8485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85390002">
                <text:p>0.85390002</text:p>
              </table:table-cell>
              <table:table-cell office:value-type="float" office:value="0.85030001">
                <text:p>0.85030001</text:p>
              </table:table-cell>
              <table:table-cell office:value-type="float" office:value="0.85299999">
                <text:p>0.852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8477">
                <text:p>0.8477</text:p>
              </table:table-cell>
              <table:table-cell office:value-type="float" office:value="0.8617">
                <text:p>0.8617</text:p>
              </table:table-cell>
              <table:table-cell office:value-type="float" office:value="0.8524">
                <text:p>0.8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86089998">
                <text:p>0.86089998</text:p>
              </table:table-cell>
              <table:table-cell office:value-type="float" office:value="0.84630001">
                <text:p>0.84630001</text:p>
              </table:table-cell>
              <table:table-cell office:value-type="float" office:value="0.84179997">
                <text:p>0.8417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85189998">
                <text:p>0.85189998</text:p>
              </table:table-cell>
              <table:table-cell office:value-type="float" office:value="0.82910001">
                <text:p>0.82910001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85769999">
                <text:p>0.85769999</text:p>
              </table:table-cell>
              <table:table-cell office:value-type="float" office:value="0.86610001">
                <text:p>0.86610001</text:p>
              </table:table-cell>
              <table:table-cell office:value-type="float" office:value="0.8524">
                <text:p>0.8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86760002">
                <text:p>0.86760002</text:p>
              </table:table-cell>
              <table:table-cell office:value-type="float" office:value="0.86570001">
                <text:p>0.86570001</text:p>
              </table:table-cell>
              <table:table-cell office:value-type="float" office:value="0.86089998">
                <text:p>0.86089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85780001">
                <text:p>0.85780001</text:p>
              </table:table-cell>
              <table:table-cell office:value-type="float" office:value="0.85360003">
                <text:p>0.85360003</text:p>
              </table:table-cell>
              <table:table-cell office:value-type="float" office:value="0.8617">
                <text:p>0.8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86699998">
                <text:p>0.86699998</text:p>
              </table:table-cell>
              <table:table-cell office:value-type="float" office:value="0.86510003">
                <text:p>0.86510003</text:p>
              </table:table-cell>
              <table:table-cell office:value-type="float" office:value="0.86080003">
                <text:p>0.8608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8549">
                <text:p>0.8549</text:p>
              </table:table-cell>
              <table:table-cell office:value-type="float" office:value="0.85039997">
                <text:p>0.85039997</text:p>
              </table:table-cell>
              <table:table-cell office:value-type="float" office:value="0.86150002">
                <text:p>0.8615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86269999">
                <text:p>0.86269999</text:p>
              </table:table-cell>
              <table:table-cell office:value-type="float" office:value="0.87029999">
                <text:p>0.87029999</text:p>
              </table:table-cell>
              <table:table-cell office:value-type="float" office:value="0.85140002">
                <text:p>0.8514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85479999">
                <text:p>0.85479999</text:p>
              </table:table-cell>
              <table:table-cell office:value-type="float" office:value="0.86309999">
                <text:p>0.86309999</text:p>
              </table:table-cell>
              <table:table-cell office:value-type="float" office:value="0.85869998">
                <text:p>0.8586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86080003">
                <text:p>0.86080003</text:p>
              </table:table-cell>
              <table:table-cell office:value-type="float" office:value="0.87">
                <text:p>0.87</text:p>
              </table:table-cell>
              <table:table-cell office:value-type="float" office:value="0.86559999">
                <text:p>0.8655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86699998">
                <text:p>0.86699998</text:p>
              </table:table-cell>
              <table:table-cell office:value-type="float" office:value="0.86760002">
                <text:p>0.86760002</text:p>
              </table:table-cell>
              <table:table-cell office:value-type="float" office:value="0.86629999">
                <text:p>0.8662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85210001">
                <text:p>0.85210001</text:p>
              </table:table-cell>
              <table:table-cell office:value-type="float" office:value="0.8646">
                <text:p>0.8646</text:p>
              </table:table-cell>
              <table:table-cell office:value-type="float" office:value="0.86040002">
                <text:p>0.8604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86750001">
                <text:p>0.86750001</text:p>
              </table:table-cell>
              <table:table-cell office:value-type="float" office:value="0.8581">
                <text:p>0.8581</text:p>
              </table:table-cell>
              <table:table-cell office:value-type="float" office:value="0.86080003">
                <text:p>0.8608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86009997">
                <text:p>0.86009997</text:p>
              </table:table-cell>
              <table:table-cell office:value-type="float" office:value="0.86199999">
                <text:p>0.86199999</text:p>
              </table:table-cell>
              <table:table-cell office:value-type="float" office:value="0.85879999">
                <text:p>0.8587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84570003">
                <text:p>0.84570003</text:p>
              </table:table-cell>
              <table:table-cell office:value-type="float" office:value="0.87410003">
                <text:p>0.87410003</text:p>
              </table:table-cell>
              <table:table-cell office:value-type="float" office:value="0.8653">
                <text:p>0.8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85540003">
                <text:p>0.85540003</text:p>
              </table:table-cell>
              <table:table-cell office:value-type="float" office:value="0.86479998">
                <text:p>0.86479998</text:p>
              </table:table-cell>
              <table:table-cell office:value-type="float" office:value="0.8538">
                <text:p>0.8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86619997">
                <text:p>0.86619997</text:p>
              </table:table-cell>
              <table:table-cell office:value-type="float" office:value="0.87089998">
                <text:p>0.87089998</text:p>
              </table:table-cell>
              <table:table-cell office:value-type="float" office:value="0.86619997">
                <text:p>0.86619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86739999">
                <text:p>0.86739999</text:p>
              </table:table-cell>
              <table:table-cell office:value-type="float" office:value="0.86580002">
                <text:p>0.86580002</text:p>
              </table:table-cell>
              <table:table-cell office:value-type="float" office:value="0.86879998">
                <text:p>0.8687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86210001">
                <text:p>0.86210001</text:p>
              </table:table-cell>
              <table:table-cell office:value-type="float" office:value="0.86729997">
                <text:p>0.86729997</text:p>
              </table:table-cell>
              <table:table-cell office:value-type="float" office:value="0.86750001">
                <text:p>0.8675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86129999">
                <text:p>0.86129999</text:p>
              </table:table-cell>
              <table:table-cell office:value-type="float" office:value="0.86879998">
                <text:p>0.86879998</text:p>
              </table:table-cell>
              <table:table-cell office:value-type="float" office:value="0.87559998">
                <text:p>0.8755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87410003">
                <text:p>0.87410003</text:p>
              </table:table-cell>
              <table:table-cell office:value-type="float" office:value="0.8721">
                <text:p>0.8721</text:p>
              </table:table-cell>
              <table:table-cell office:value-type="float" office:value="0.8682">
                <text:p>0.8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87159997">
                <text:p>0.87159997</text:p>
              </table:table-cell>
              <table:table-cell office:value-type="float" office:value="0.87489998">
                <text:p>0.87489998</text:p>
              </table:table-cell>
              <table:table-cell office:value-type="float" office:value="0.86440003">
                <text:p>0.8644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87">
                <text:p>0.87</text:p>
              </table:table-cell>
              <table:table-cell office:value-type="float" office:value="0.86760002">
                <text:p>0.86760002</text:p>
              </table:table-cell>
              <table:table-cell office:value-type="float" office:value="0.86519998">
                <text:p>0.8651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87519997">
                <text:p>0.87519997</text:p>
              </table:table-cell>
              <table:table-cell office:value-type="float" office:value="0.86839998">
                <text:p>0.8683999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86750001">
                <text:p>0.86750001</text:p>
              </table:table-cell>
              <table:table-cell office:value-type="float" office:value="0.86970001">
                <text:p>0.86970001</text:p>
              </table:table-cell>
              <table:table-cell office:value-type="float" office:value="0.87419999">
                <text:p>0.8741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86040002">
                <text:p>0.86040002</text:p>
              </table:table-cell>
              <table:table-cell office:value-type="float" office:value="0.86729997">
                <text:p>0.86729997</text:p>
              </table:table-cell>
              <table:table-cell office:value-type="float" office:value="0.87150002">
                <text:p>0.8715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87379998">
                <text:p>0.87379998</text:p>
              </table:table-cell>
              <table:table-cell office:value-type="float" office:value="0.86919999">
                <text:p>0.86919999</text:p>
              </table:table-cell>
              <table:table-cell office:value-type="float" office:value="0.8671">
                <text:p>0.8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86330003">
                <text:p>0.86330003</text:p>
              </table:table-cell>
              <table:table-cell office:value-type="float" office:value="0.87199998">
                <text:p>0.87199998</text:p>
              </table:table-cell>
              <table:table-cell office:value-type="float" office:value="0.87440002">
                <text:p>0.8744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86790001">
                <text:p>0.86790001</text:p>
              </table:table-cell>
              <table:table-cell office:value-type="float" office:value="0.86199999">
                <text:p>0.86199999</text:p>
              </table:table-cell>
              <table:table-cell office:value-type="float" office:value="0.86940002">
                <text:p>0.8694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86489999">
                <text:p>0.86489999</text:p>
              </table:table-cell>
              <table:table-cell office:value-type="float" office:value="0.87290001">
                <text:p>0.87290001</text:p>
              </table:table-cell>
              <table:table-cell office:value-type="float" office:value="0.8617">
                <text:p>0.8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86049998">
                <text:p>0.86049998</text:p>
              </table:table-cell>
              <table:table-cell office:value-type="float" office:value="0.86000001">
                <text:p>0.86000001</text:p>
              </table:table-cell>
              <table:table-cell office:value-type="float" office:value="0.87660003">
                <text:p>0.87660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86849999">
                <text:p>0.86849999</text:p>
              </table:table-cell>
              <table:table-cell office:value-type="float" office:value="0.87080002">
                <text:p>0.87080002</text:p>
              </table:table-cell>
              <table:table-cell office:value-type="float" office:value="0.86559999">
                <text:p>0.8655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87580001">
                <text:p>0.87580001</text:p>
              </table:table-cell>
              <table:table-cell office:value-type="float" office:value="0.87629998">
                <text:p>0.87629998</text:p>
              </table:table-cell>
              <table:table-cell office:value-type="float" office:value="0.87440002">
                <text:p>0.8744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87400001">
                <text:p>0.87400001</text:p>
              </table:table-cell>
              <table:table-cell office:value-type="float" office:value="0.86580002">
                <text:p>0.86580002</text:p>
              </table:table-cell>
              <table:table-cell office:value-type="float" office:value="0.8768">
                <text:p>0.8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86909997">
                <text:p>0.86909997</text:p>
              </table:table-cell>
              <table:table-cell office:value-type="float" office:value="0.87559998">
                <text:p>0.87559998</text:p>
              </table:table-cell>
              <table:table-cell office:value-type="float" office:value="0.87309998">
                <text:p>0.8730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86979997">
                <text:p>0.86979997</text:p>
              </table:table-cell>
              <table:table-cell office:value-type="float" office:value="0.87589997">
                <text:p>0.87589997</text:p>
              </table:table-cell>
              <table:table-cell office:value-type="float" office:value="0.87690002">
                <text:p>0.8769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86750001">
                <text:p>0.86750001</text:p>
              </table:table-cell>
              <table:table-cell office:value-type="float" office:value="0.87290001">
                <text:p>0.87290001</text:p>
              </table:table-cell>
              <table:table-cell office:value-type="float" office:value="0.87239999">
                <text:p>0.8723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86220002">
                <text:p>0.86220002</text:p>
              </table:table-cell>
              <table:table-cell office:value-type="float" office:value="0.8671">
                <text:p>0.8671</text:p>
              </table:table-cell>
              <table:table-cell office:value-type="float" office:value="0.87169999">
                <text:p>0.8716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87220001">
                <text:p>0.87220001</text:p>
              </table:table-cell>
              <table:table-cell office:value-type="float" office:value="0.87230003">
                <text:p>0.87230003</text:p>
              </table:table-cell>
              <table:table-cell office:value-type="float" office:value="0.8732">
                <text:p>0.87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87400001">
                <text:p>0.87400001</text:p>
              </table:table-cell>
              <table:table-cell office:value-type="float" office:value="0.85689998">
                <text:p>0.85689998</text:p>
              </table:table-cell>
              <table:table-cell office:value-type="float" office:value="0.88169998">
                <text:p>0.88169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86629999">
                <text:p>0.86629999</text:p>
              </table:table-cell>
              <table:table-cell office:value-type="float" office:value="0.87459999">
                <text:p>0.87459999</text:p>
              </table:table-cell>
              <table:table-cell office:value-type="float" office:value="0.86870003">
                <text:p>0.86870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84530002">
                <text:p>0.84530002</text:p>
              </table:table-cell>
              <table:table-cell office:value-type="float" office:value="0.86570001">
                <text:p>0.86570001</text:p>
              </table:table-cell>
              <table:table-cell office:value-type="float" office:value="0.8678">
                <text:p>0.8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87819999">
                <text:p>0.87819999</text:p>
              </table:table-cell>
              <table:table-cell office:value-type="float" office:value="0.86699998">
                <text:p>0.86699998</text:p>
              </table:table-cell>
              <table:table-cell office:value-type="float" office:value="0.8642">
                <text:p>0.8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87330002">
                <text:p>0.87330002</text:p>
              </table:table-cell>
              <table:table-cell office:value-type="float" office:value="0.87120003">
                <text:p>0.87120003</text:p>
              </table:table-cell>
              <table:table-cell office:value-type="float" office:value="0.87660003">
                <text:p>0.87660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87410003">
                <text:p>0.87410003</text:p>
              </table:table-cell>
              <table:table-cell office:value-type="float" office:value="0.87279999">
                <text:p>0.87279999</text:p>
              </table:table-cell>
              <table:table-cell office:value-type="float" office:value="0.86879998">
                <text:p>0.8687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87330002">
                <text:p>0.87330002</text:p>
              </table:table-cell>
              <table:table-cell office:value-type="float" office:value="0.86940002">
                <text:p>0.8694000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87529999">
                <text:p>0.87529999</text:p>
              </table:table-cell>
              <table:table-cell office:value-type="float" office:value="0.86809999">
                <text:p>0.86809999</text:p>
              </table:table-cell>
              <table:table-cell office:value-type="float" office:value="0.8793">
                <text:p>0.8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87809998">
                <text:p>0.87809998</text:p>
              </table:table-cell>
              <table:table-cell office:value-type="float" office:value="0.87080002">
                <text:p>0.87080002</text:p>
              </table:table-cell>
              <table:table-cell office:value-type="float" office:value="0.87879997">
                <text:p>0.87879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87879997">
                <text:p>0.87879997</text:p>
              </table:table-cell>
              <table:table-cell office:value-type="float" office:value="0.87690002">
                <text:p>0.87690002</text:p>
              </table:table-cell>
              <table:table-cell office:value-type="float" office:value="0.86470002">
                <text:p>0.86470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87620002">
                <text:p>0.87620002</text:p>
              </table:table-cell>
              <table:table-cell office:value-type="float" office:value="0.87970001">
                <text:p>0.87970001</text:p>
              </table:table-cell>
              <table:table-cell office:value-type="float" office:value="0.87360001">
                <text:p>0.8736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87230003">
                <text:p>0.87230003</text:p>
              </table:table-cell>
              <table:table-cell office:value-type="float" office:value="0.87489998">
                <text:p>0.87489998</text:p>
              </table:table-cell>
              <table:table-cell office:value-type="float" office:value="0.87959999">
                <text:p>0.8795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87040001">
                <text:p>0.87040001</text:p>
              </table:table-cell>
              <table:table-cell office:value-type="float" office:value="0.86870003">
                <text:p>0.86870003</text:p>
              </table:table-cell>
              <table:table-cell office:value-type="float" office:value="0.87529999">
                <text:p>0.8752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87879997">
                <text:p>0.87879997</text:p>
              </table:table-cell>
              <table:table-cell office:value-type="float" office:value="0.87349999">
                <text:p>0.87349999</text:p>
              </table:table-cell>
              <table:table-cell office:value-type="float" office:value="0.87330002">
                <text:p>0.87330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87739998">
                <text:p>0.87739998</text:p>
              </table:table-cell>
              <table:table-cell office:value-type="float" office:value="0.87639999">
                <text:p>0.87639999</text:p>
              </table:table-cell>
              <table:table-cell office:value-type="float" office:value="0.87620002">
                <text:p>0.87620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88520002">
                <text:p>0.88520002</text:p>
              </table:table-cell>
              <table:table-cell office:value-type="float" office:value="0.87190002">
                <text:p>0.87190002</text:p>
              </table:table-cell>
              <table:table-cell office:value-type="float" office:value="0.87800002">
                <text:p>0.87800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87019998">
                <text:p>0.87019998</text:p>
              </table:table-cell>
              <table:table-cell office:value-type="float" office:value="0.86080003">
                <text:p>0.86080003</text:p>
              </table:table-cell>
              <table:table-cell office:value-type="float" office:value="0.87190002">
                <text:p>0.8719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8757">
                <text:p>0.8757</text:p>
              </table:table-cell>
              <table:table-cell office:value-type="float" office:value="0.86970001">
                <text:p>0.86970001</text:p>
              </table:table-cell>
              <table:table-cell office:value-type="float" office:value="0.87940001">
                <text:p>0.8794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87889999">
                <text:p>0.87889999</text:p>
              </table:table-cell>
              <table:table-cell office:value-type="float" office:value="0.87360001">
                <text:p>0.87360001</text:p>
              </table:table-cell>
              <table:table-cell office:value-type="float" office:value="0.8779">
                <text:p>0.8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8786">
                <text:p>0.8786</text:p>
              </table:table-cell>
              <table:table-cell office:value-type="float" office:value="0.88050002">
                <text:p>0.88050002</text:p>
              </table:table-cell>
              <table:table-cell office:value-type="float" office:value="0.86680001">
                <text:p>0.8668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88330001">
                <text:p>0.88330001</text:p>
              </table:table-cell>
              <table:table-cell office:value-type="float" office:value="0.87110001">
                <text:p>0.87110001</text:p>
              </table:table-cell>
              <table:table-cell office:value-type="float" office:value="0.87739998">
                <text:p>0.8773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87349999">
                <text:p>0.87349999</text:p>
              </table:table-cell>
              <table:table-cell office:value-type="float" office:value="0.87199998">
                <text:p>0.87199998</text:p>
              </table:table-cell>
              <table:table-cell office:value-type="float" office:value="0.87669998">
                <text:p>0.8766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87330002">
                <text:p>0.87330002</text:p>
              </table:table-cell>
              <table:table-cell office:value-type="float" office:value="0.87660003">
                <text:p>0.87660003</text:p>
              </table:table-cell>
              <table:table-cell office:value-type="float" office:value="0.88230002">
                <text:p>0.8823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87599999">
                <text:p>0.87599999</text:p>
              </table:table-cell>
              <table:table-cell office:value-type="float" office:value="0.88489997">
                <text:p>0.88489997</text:p>
              </table:table-cell>
              <table:table-cell office:value-type="float" office:value="0.8847">
                <text:p>0.88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87589997">
                <text:p>0.87589997</text:p>
              </table:table-cell>
              <table:table-cell office:value-type="float" office:value="0.87699997">
                <text:p>0.87699997</text:p>
              </table:table-cell>
              <table:table-cell office:value-type="float" office:value="0.87519997">
                <text:p>0.87519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8829">
                <text:p>0.8829</text:p>
              </table:table-cell>
              <table:table-cell office:value-type="float" office:value="0.87559998">
                <text:p>0.87559998</text:p>
              </table:table-cell>
              <table:table-cell office:value-type="float" office:value="0.86839998">
                <text:p>0.86839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8786">
                <text:p>0.8786</text:p>
              </table:table-cell>
              <table:table-cell office:value-type="float" office:value="0.8696">
                <text:p>0.8696</text:p>
              </table:table-cell>
              <table:table-cell office:value-type="float" office:value="0.8707">
                <text:p>0.87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87589997">
                <text:p>0.87589997</text:p>
              </table:table-cell>
              <table:table-cell office:value-type="float" office:value="0.87849998">
                <text:p>0.87849998</text:p>
              </table:table-cell>
              <table:table-cell office:value-type="float" office:value="0.86470002">
                <text:p>0.8647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88410002">
                <text:p>0.88410002</text:p>
              </table:table-cell>
              <table:table-cell office:value-type="float" office:value="0.87449998">
                <text:p>0.87449998</text:p>
              </table:table-cell>
              <table:table-cell office:value-type="float" office:value="0.8811">
                <text:p>0.8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8761">
                <text:p>0.8761</text:p>
              </table:table-cell>
              <table:table-cell office:value-type="float" office:value="0.87529999">
                <text:p>0.87529999</text:p>
              </table:table-cell>
              <table:table-cell office:value-type="float" office:value="0.8836">
                <text:p>0.88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87620002">
                <text:p>0.87620002</text:p>
              </table:table-cell>
              <table:table-cell office:value-type="float" office:value="0.88499999">
                <text:p>0.88499999</text:p>
              </table:table-cell>
              <table:table-cell office:value-type="float" office:value="0.87709999">
                <text:p>0.8770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87849998">
                <text:p>0.87849998</text:p>
              </table:table-cell>
              <table:table-cell office:value-type="float" office:value="0.87989998">
                <text:p>0.87989998</text:p>
              </table:table-cell>
              <table:table-cell office:value-type="float" office:value="0.88120002">
                <text:p>0.8812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88349998">
                <text:p>0.88349998</text:p>
              </table:table-cell>
              <table:table-cell office:value-type="float" office:value="0.88309997">
                <text:p>0.8830999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87769997">
                <text:p>0.87769997</text:p>
              </table:table-cell>
              <table:table-cell office:value-type="float" office:value="0.87760001">
                <text:p>0.87760001</text:p>
              </table:table-cell>
              <table:table-cell office:value-type="float" office:value="0.8617">
                <text:p>0.86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8836">
                <text:p>0.8836</text:p>
              </table:table-cell>
              <table:table-cell office:value-type="float" office:value="0.8786">
                <text:p>0.8786</text:p>
              </table:table-cell>
              <table:table-cell office:value-type="float" office:value="0.88230002">
                <text:p>0.8823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87970001">
                <text:p>0.87970001</text:p>
              </table:table-cell>
              <table:table-cell office:value-type="float" office:value="0.87639999">
                <text:p>0.87639999</text:p>
              </table:table-cell>
              <table:table-cell office:value-type="float" office:value="0.86979997">
                <text:p>0.86979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88489997">
                <text:p>0.88489997</text:p>
              </table:table-cell>
              <table:table-cell office:value-type="float" office:value="0.88190001">
                <text:p>0.88190001</text:p>
              </table:table-cell>
              <table:table-cell office:value-type="float" office:value="0.87779999">
                <text:p>0.8777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87840003">
                <text:p>0.87840003</text:p>
              </table:table-cell>
              <table:table-cell office:value-type="float" office:value="0.87879997">
                <text:p>0.87879997</text:p>
              </table:table-cell>
              <table:table-cell office:value-type="float" office:value="0.88190001">
                <text:p>0.8819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88419998">
                <text:p>0.88419998</text:p>
              </table:table-cell>
              <table:table-cell office:value-type="float" office:value="0.88819999">
                <text:p>0.88819999</text:p>
              </table:table-cell>
              <table:table-cell office:value-type="float" office:value="0.87599999">
                <text:p>0.875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87849998">
                <text:p>0.87849998</text:p>
              </table:table-cell>
              <table:table-cell office:value-type="float" office:value="0.87580001">
                <text:p>0.87580001</text:p>
              </table:table-cell>
              <table:table-cell office:value-type="float" office:value="0.88380003">
                <text:p>0.88380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88120002">
                <text:p>0.88120002</text:p>
              </table:table-cell>
              <table:table-cell office:value-type="float" office:value="0.88209999">
                <text:p>0.88209999</text:p>
              </table:table-cell>
              <table:table-cell office:value-type="float" office:value="0.87970001">
                <text:p>0.8797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8743">
                <text:p>0.8743</text:p>
              </table:table-cell>
              <table:table-cell office:value-type="float" office:value="0.87910002">
                <text:p>0.87910002</text:p>
              </table:table-cell>
              <table:table-cell office:value-type="float" office:value="0.87690002">
                <text:p>0.8769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87809998">
                <text:p>0.87809998</text:p>
              </table:table-cell>
              <table:table-cell office:value-type="float" office:value="0.87459999">
                <text:p>0.87459999</text:p>
              </table:table-cell>
              <table:table-cell office:value-type="float" office:value="0.87370002">
                <text:p>0.8737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87580001">
                <text:p>0.87580001</text:p>
              </table:table-cell>
              <table:table-cell office:value-type="float" office:value="0.88609999">
                <text:p>0.88609999</text:p>
              </table:table-cell>
              <table:table-cell office:value-type="float" office:value="0.88099998">
                <text:p>0.880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8811">
                <text:p>0.8811</text:p>
              </table:table-cell>
              <table:table-cell office:value-type="float" office:value="0.87980002">
                <text:p>0.87980002</text:p>
              </table:table-cell>
              <table:table-cell office:value-type="float" office:value="0.8585">
                <text:p>0.85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8732">
                <text:p>0.8732</text:p>
              </table:table-cell>
              <table:table-cell office:value-type="float" office:value="0.87980002">
                <text:p>0.87980002</text:p>
              </table:table-cell>
              <table:table-cell office:value-type="float" office:value="0.87809998">
                <text:p>0.8780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88300002">
                <text:p>0.88300002</text:p>
              </table:table-cell>
              <table:table-cell office:value-type="float" office:value="0.88270003">
                <text:p>0.88270003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87159997">
                <text:p>0.87159997</text:p>
              </table:table-cell>
              <table:table-cell office:value-type="float" office:value="0.87669998">
                <text:p>0.87669998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87550002">
                <text:p>0.87550002</text:p>
              </table:table-cell>
              <table:table-cell office:value-type="float" office:value="0.87959999">
                <text:p>0.87959999</text:p>
              </table:table-cell>
              <table:table-cell office:value-type="float" office:value="0.87730002">
                <text:p>0.8773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8865">
                <text:p>0.8865</text:p>
              </table:table-cell>
              <table:table-cell office:value-type="float" office:value="0.87589997">
                <text:p>0.87589997</text:p>
              </table:table-cell>
              <table:table-cell office:value-type="float" office:value="0.87889999">
                <text:p>0.8788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Gradient Descent</text:p>
        </chart:title>
        <chart:subtitle svg:x="5.985cm" svg:y="1.275cm" chart:style-name="ch3">
          <text:p>Accuracy vs Iterations</text:p>
        </chart:subtitle>
        <chart:plot-area chart:style-name="ch4" table:cell-range-address="'Task 1'.A2:'Task 1'.A101 'Task 1'.C1:'Task 1'.C101" chart:data-source-has-labels="row" svg:x="1.331cm" svg:y="2.138cm" svg:width="14.349cm" svg:height="5.701cm">
          <chartooo:coordinate-region svg:x="2.243cm" svg:y="2.338cm" svg:width="12.973cm" svg:height="4.855cm"/>
          <chart:axis chart:dimension="x" chart:name="primary-x" chart:style-name="ch5">
            <chart:title svg:x="7.866cm" svg:y="8.019cm" chart:style-name="ch6">
              <text:p>Iteration</text:p>
            </chart:title>
          </chart:axis>
          <chart:axis chart:dimension="y" chart:name="primary-y" chart:style-name="ch7">
            <chart:title svg:x="0.451cm" svg:y="5.707cm" chart:style-name="ch8">
              <text:p>Accuracy</text:p>
            </chart:title>
            <chart:grid chart:style-name="ch9" chart:class="major"/>
          </chart:axis>
          <chart:series chart:style-name="ch10" chart:values-cell-range-address="'Task 1'.C2:'Task 1'.C101" chart:label-cell-address="'Task 1'.C1:'Task 1'.C1" chart:class="chart:scatter">
            <chart:domain table:cell-range-address="'Task 1'.A2:'Task 1'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D Accuracy</text:p>
                <draw:g>
                  <svg:desc>'Task 1'.C1:'Task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ask 1'.A2:'Task 1'.A101</svg:desc>
                </draw:g>
              </table:table-cell>
              <table:table-cell office:value-type="float" office:value="0.89209998">
                <text:p>0.89209998</text:p>
                <draw:g>
                  <svg:desc>'Task 1'.C2:'Task 1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90689999">
                <text:p>0.9068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90920001">
                <text:p>0.9092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9091">
                <text:p>0.9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91420001">
                <text:p>0.9142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9145">
                <text:p>0.9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91339999">
                <text:p>0.9133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91710001">
                <text:p>0.9171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9145">
                <text:p>0.9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92290002">
                <text:p>0.9229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91890001">
                <text:p>0.9189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91750002">
                <text:p>0.917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92079997">
                <text:p>0.92079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92079997">
                <text:p>0.9207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92019999">
                <text:p>0.9201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91930002">
                <text:p>0.9193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92140001">
                <text:p>0.9214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91720003">
                <text:p>0.9172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91949999">
                <text:p>0.9194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92009997">
                <text:p>0.920099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92290002">
                <text:p>0.9229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9217">
                <text:p>0.92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91890001">
                <text:p>0.9189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9235">
                <text:p>0.92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9217">
                <text:p>0.9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91949999">
                <text:p>0.9194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91820002">
                <text:p>0.9182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92199999">
                <text:p>0.921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91979998">
                <text:p>0.91979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92220002">
                <text:p>0.9222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92049998">
                <text:p>0.9204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91439998">
                <text:p>0.9143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92119998">
                <text:p>0.9211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92229998">
                <text:p>0.9222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92269999">
                <text:p>0.9226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91729999">
                <text:p>0.9172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92400002">
                <text:p>0.924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92299998">
                <text:p>0.92299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91949999">
                <text:p>0.9194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92390001">
                <text:p>0.9239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92309999">
                <text:p>0.9230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92299998">
                <text:p>0.922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91850001">
                <text:p>0.9185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9217">
                <text:p>0.9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92140001">
                <text:p>0.9214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91769999">
                <text:p>0.9176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92470002">
                <text:p>0.9247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92159998">
                <text:p>0.9215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92140001">
                <text:p>0.9214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92339998">
                <text:p>0.92339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92559999">
                <text:p>0.9255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92220002">
                <text:p>0.92220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92360002">
                <text:p>0.9236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92339998">
                <text:p>0.9233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92500001">
                <text:p>0.925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92500001">
                <text:p>0.925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92369998">
                <text:p>0.9236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92210001">
                <text:p>0.9221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92320001">
                <text:p>0.9232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92269999">
                <text:p>0.9226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92040002">
                <text:p>0.9204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92269999">
                <text:p>0.9226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92199999">
                <text:p>0.921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92269999">
                <text:p>0.9226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92299998">
                <text:p>0.92299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92330003">
                <text:p>0.92330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9228">
                <text:p>0.92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9253">
                <text:p>0.9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92369998">
                <text:p>0.9236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92259997">
                <text:p>0.922599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91930002">
                <text:p>0.9193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92299998">
                <text:p>0.9229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9249">
                <text:p>0.92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92430001">
                <text:p>0.9243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92199999">
                <text:p>0.921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92470002">
                <text:p>0.9247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92500001">
                <text:p>0.925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92150003">
                <text:p>0.92150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92119998">
                <text:p>0.92119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92360002">
                <text:p>0.9236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92119998">
                <text:p>0.9211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92379999">
                <text:p>0.9237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92479998">
                <text:p>0.92479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9249">
                <text:p>0.9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92519999">
                <text:p>0.9251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92629999">
                <text:p>0.9262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9242">
                <text:p>0.92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92430001">
                <text:p>0.9243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92320001">
                <text:p>0.9232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92540002">
                <text:p>0.9254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92430001">
                <text:p>0.9243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92360002">
                <text:p>0.9236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92540002">
                <text:p>0.9254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92479998">
                <text:p>0.9247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92430001">
                <text:p>0.9243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92629999">
                <text:p>0.9262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92150003">
                <text:p>0.92150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9228">
                <text:p>0.9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Adam Optimizer</text:p>
        </chart:title>
        <chart:subtitle svg:x="6.395cm" svg:y="1.275cm" chart:style-name="ch3">
          <text:p>Loss vs Iterations</text:p>
        </chart:subtitle>
        <chart:plot-area chart:style-name="ch4" table:cell-range-address="'Task 1'.A2:'Task 1'.A101 'Task 1'.D1:'Task 1'.D101" chart:data-source-has-labels="row" svg:x="0.32cm" svg:y="2.138cm" svg:width="15.36cm" svg:height="6.682cm">
          <chartooo:coordinate-region svg:x="1.047cm" svg:y="2.338cm" svg:width="14.168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ask 1'.D2:'Task 1'.D101" chart:label-cell-address="'Task 1'.D1:'Task 1'.D1" chart:class="chart:scatter">
            <chart:domain table:cell-range-address="'Task 1'.A2:'Task 1'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am Loss</text:p>
                <draw:g>
                  <svg:desc>'Task 1'.D1:'Task 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ask 1'.A2:'Task 1'.A101</svg:desc>
                </draw:g>
              </table:table-cell>
              <table:table-cell office:value-type="float" office:value="NaN">
                <text:p>NaN</text:p>
                <draw:g>
                  <svg:desc>'Task 1'.D2:'Task 1'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54753542">
                <text:p>0.54753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53927082">
                <text:p>0.53927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51209939">
                <text:p>0.51209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50257522">
                <text:p>0.50257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51283532">
                <text:p>0.51283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48521665">
                <text:p>0.48521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51678729">
                <text:p>0.51678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4730123">
                <text:p>0.4730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50064838">
                <text:p>0.50064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47477892">
                <text:p>0.47477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47544086">
                <text:p>0.47544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48752901">
                <text:p>0.48752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47801504">
                <text:p>0.47801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46122247">
                <text:p>0.46122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46571445">
                <text:p>0.46571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48971143">
                <text:p>0.48971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47847149">
                <text:p>0.47847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47770497">
                <text:p>0.47770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4832752">
                <text:p>0.4832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48340663">
                <text:p>0.48340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47063956">
                <text:p>0.47063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48938364">
                <text:p>0.4893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46492344">
                <text:p>0.46492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49960986">
                <text:p>0.49960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45787051">
                <text:p>0.457870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48411739">
                <text:p>0.48411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47349581">
                <text:p>0.47349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46493277">
                <text:p>0.46493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47476655">
                <text:p>0.47476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47177169">
                <text:p>0.47177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45912382">
                <text:p>0.45912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45969638">
                <text:p>0.459696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47682515">
                <text:p>0.47682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46914491">
                <text:p>0.46914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52881795">
                <text:p>0.52881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47222969">
                <text:p>0.47222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46674374">
                <text:p>0.466743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49532899">
                <text:p>0.495328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49958408">
                <text:p>0.49958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47342631">
                <text:p>0.47342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49252555">
                <text:p>0.49252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45418164">
                <text:p>0.45418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48315409">
                <text:p>0.483154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48758593">
                <text:p>0.48758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4669359">
                <text:p>0.46693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49279928">
                <text:p>0.492799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45500258">
                <text:p>0.45500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46792763">
                <text:p>0.46792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46667352">
                <text:p>0.46667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46064678">
                <text:p>0.460646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47804227">
                <text:p>0.47804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47184277">
                <text:p>0.47184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46823609">
                <text:p>0.46823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46686777">
                <text:p>0.4668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4652231">
                <text:p>0.4652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54274809">
                <text:p>0.542748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48940694">
                <text:p>0.489406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47814995">
                <text:p>0.47814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52161354">
                <text:p>0.52161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52056229">
                <text:p>0.520562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47716275">
                <text:p>0.47716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55408347">
                <text:p>0.55408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49371773">
                <text:p>0.493717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45796821">
                <text:p>0.457968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47266543">
                <text:p>0.4726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48868456">
                <text:p>0.48868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4837102">
                <text:p>0.48371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46404144">
                <text:p>0.46404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47272909">
                <text:p>0.472729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4817993">
                <text:p>0.4817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51640612">
                <text:p>0.516406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48346299">
                <text:p>0.48346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47786552">
                <text:p>0.477865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48201865">
                <text:p>0.48201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47872728">
                <text:p>0.478727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48265594">
                <text:p>0.482655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50776547">
                <text:p>0.507765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52827913">
                <text:p>0.528279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51685858">
                <text:p>0.516858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49878252">
                <text:p>0.49878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50071245">
                <text:p>0.50071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49243712">
                <text:p>0.492437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46235988">
                <text:p>0.462359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47367716">
                <text:p>0.47367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51800281">
                <text:p>0.518002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49851796">
                <text:p>0.498517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46361557">
                <text:p>0.463615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47072843">
                <text:p>0.47072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49699342">
                <text:p>0.496993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47548637">
                <text:p>0.475486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52432412">
                <text:p>0.524324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46954054">
                <text:p>0.469540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48035079">
                <text:p>0.480350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47868311">
                <text:p>0.47868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49417207">
                <text:p>0.494172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48844078">
                <text:p>0.488440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47133496">
                <text:p>0.471334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47005516">
                <text:p>0.47005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52034891">
                <text:p>0.520348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Adam Optimizer</text:p>
        </chart:title>
        <chart:subtitle svg:x="5.985cm" svg:y="1.275cm" chart:style-name="ch3">
          <text:p>Accuracy vs Iterations</text:p>
        </chart:subtitle>
        <chart:plot-area chart:style-name="ch4" table:cell-range-address="'Task 1'.A2:'Task 1'.A101 'Task 1'.E1:'Task 1'.E101" chart:data-source-has-labels="row" svg:x="0.32cm" svg:y="2.138cm" svg:width="15.36cm" svg:height="6.682cm">
          <chartooo:coordinate-region svg:x="1.232cm" svg:y="2.337cm" svg:width="13.983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ask 1'.E2:'Task 1'.E101" chart:label-cell-address="'Task 1'.E1:'Task 1'.E1" chart:class="chart:scatter">
            <chart:domain table:cell-range-address="'Task 1'.A2:'Task 1'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am Accuracy</text:p>
                <draw:g>
                  <svg:desc>'Task 1'.E1:'Task 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ask 1'.A2:'Task 1'.A101</svg:desc>
                </draw:g>
              </table:table-cell>
              <table:table-cell office:value-type="float" office:value="0.78820002">
                <text:p>0.78820002</text:p>
                <draw:g>
                  <svg:desc>'Task 1'.E2:'Task 1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81770003">
                <text:p>0.8177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81650001">
                <text:p>0.8165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82489997">
                <text:p>0.8248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82520002">
                <text:p>0.8252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82319999">
                <text:p>0.8231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83039999">
                <text:p>0.8303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82499999">
                <text:p>0.824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83490002">
                <text:p>0.8349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82679999">
                <text:p>0.8267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83660001">
                <text:p>0.8366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83740002">
                <text:p>0.8374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83109999">
                <text:p>0.8310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8326">
                <text:p>0.8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8409">
                <text:p>0.84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83890003">
                <text:p>0.83890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83170003">
                <text:p>0.8317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83350003">
                <text:p>0.8335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84039998">
                <text:p>0.8403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83149999">
                <text:p>0.8314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83530003">
                <text:p>0.8353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83780003">
                <text:p>0.8378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83719999">
                <text:p>0.8371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84039998">
                <text:p>0.84039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82609999">
                <text:p>0.8260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84210002">
                <text:p>0.8421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83219999">
                <text:p>0.8321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83899999">
                <text:p>0.838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84030002">
                <text:p>0.8403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83899999">
                <text:p>0.838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83710003">
                <text:p>0.8371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84149998">
                <text:p>0.8414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84369999">
                <text:p>0.8436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83499998">
                <text:p>0.834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84009999">
                <text:p>0.8400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8211">
                <text:p>0.82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83939999">
                <text:p>0.8393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8423">
                <text:p>0.8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8312">
                <text:p>0.8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82969999">
                <text:p>0.8296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83450001">
                <text:p>0.8345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82950002">
                <text:p>0.8295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84369999">
                <text:p>0.8436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83719999">
                <text:p>0.8371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82959998">
                <text:p>0.8295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84210002">
                <text:p>0.8421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83350003">
                <text:p>0.83350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84439999">
                <text:p>0.8443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84009999">
                <text:p>0.8400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84109998">
                <text:p>0.8410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84240001">
                <text:p>0.8424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8344">
                <text:p>0.8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8391">
                <text:p>0.83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83969998">
                <text:p>0.8396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8405">
                <text:p>0.84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84249997">
                <text:p>0.84249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81220001">
                <text:p>0.8122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8312">
                <text:p>0.8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83579999">
                <text:p>0.8357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82969999">
                <text:p>0.8296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82800001">
                <text:p>0.828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83639997">
                <text:p>0.83639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82679999">
                <text:p>0.8267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8344">
                <text:p>0.83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84299999">
                <text:p>0.842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83649999">
                <text:p>0.8364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83490002">
                <text:p>0.8349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83499998">
                <text:p>0.8349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84200001">
                <text:p>0.842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8301">
                <text:p>0.83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82410002">
                <text:p>0.8241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83749998">
                <text:p>0.83749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83670002">
                <text:p>0.8367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83929998">
                <text:p>0.8392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84140003">
                <text:p>0.84140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83520001">
                <text:p>0.8352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83179998">
                <text:p>0.8317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81620002">
                <text:p>0.81620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81840003">
                <text:p>0.81840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82620001">
                <text:p>0.8262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83670002">
                <text:p>0.8367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8301">
                <text:p>0.83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83929998">
                <text:p>0.83929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83759999">
                <text:p>0.8375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81889999">
                <text:p>0.8188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82819998">
                <text:p>0.82819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84170002">
                <text:p>0.8417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84069997">
                <text:p>0.8406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82990003">
                <text:p>0.82990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8391">
                <text:p>0.83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82669997">
                <text:p>0.82669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84060001">
                <text:p>0.8406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83890003">
                <text:p>0.83890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83719999">
                <text:p>0.8371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8369">
                <text:p>0.83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83389997">
                <text:p>0.83389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8427">
                <text:p>0.84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82450002">
                <text:p>0.82450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cm" svg:y="0.316cm" chart:style-name="ch2">
          <text:p>Adam Optimizer, 4 Sigmoid, 1 Softmax</text:p>
        </chart:title>
        <chart:subtitle svg:x="6.395cm" svg:y="1.275cm" chart:style-name="ch3">
          <text:p>Loss vs Iterations</text:p>
        </chart:subtitle>
        <chart:plot-area chart:style-name="ch4" table:cell-range-address="'Task 2'.A2:'Task 2'.A101 'Task 2'.D1:'Task 2'.D101" chart:data-source-has-labels="row" svg:x="1.331cm" svg:y="2.138cm" svg:width="14.349cm" svg:height="5.701cm">
          <chartooo:coordinate-region svg:x="2.058cm" svg:y="2.337cm" svg:width="13.157cm" svg:height="4.855cm"/>
          <chart:axis chart:dimension="x" chart:name="primary-x" chart:style-name="ch5">
            <chart:title svg:x="7.786cm" svg:y="8.019cm" chart:style-name="ch6">
              <text:p>Iterations</text:p>
            </chart:title>
          </chart:axis>
          <chart:axis chart:dimension="y" chart:name="primary-y" chart:style-name="ch5">
            <chart:title svg:x="0.451cm" svg:y="6.051cm" chart:style-name="ch7">
              <text:p>Loss Function</text:p>
            </chart:title>
            <chart:grid chart:style-name="ch8" chart:class="major"/>
          </chart:axis>
          <chart:series chart:style-name="ch9" chart:values-cell-range-address="'Task 2'.D2:'Task 2'.D101" chart:label-cell-address="'Task 2'.D1:'Task 2'.D1" chart:class="chart:scatter">
            <chart:domain table:cell-range-address="'Task 2'.A2:'Task 2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amOptimizer + Sigmoid Loss</text:p>
                <draw:g>
                  <svg:desc>'Task 2'.D1:'Task 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ask 2'.A2:'Task 2'.A101</svg:desc>
                </draw:g>
              </table:table-cell>
              <table:table-cell office:value-type="float" office:value="2.3045785">
                <text:p>2.3045785</text:p>
                <draw:g>
                  <svg:desc>'Task 2'.D2:'Task 2'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.3074179">
                <text:p>2.3074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.3019786">
                <text:p>2.3019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.3040204">
                <text:p>2.3040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.2688978">
                <text:p>2.2688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7180442">
                <text:p>1.7180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.5537251">
                <text:p>1.5537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4193289">
                <text:p>1.4193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.2589211">
                <text:p>1.2589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.1771934">
                <text:p>1.1771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.1117029">
                <text:p>1.1117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.0354898">
                <text:p>1.0354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99769276">
                <text:p>0.99769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96561337">
                <text:p>0.96561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97973162">
                <text:p>0.97973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91222322">
                <text:p>0.91222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92197901">
                <text:p>0.92197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85087538">
                <text:p>0.85087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80726707">
                <text:p>0.80726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80222601">
                <text:p>0.80222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75387299">
                <text:p>0.75387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80692244">
                <text:p>0.80692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72506917">
                <text:p>0.72506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74993682">
                <text:p>0.74993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6787923">
                <text:p>0.6787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66864079">
                <text:p>0.66864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65574837">
                <text:p>0.65574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66486329">
                <text:p>0.66486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61949885">
                <text:p>0.61949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60645896">
                <text:p>0.60645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60537434">
                <text:p>0.60537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57788479">
                <text:p>0.577884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64201623">
                <text:p>0.642016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59789044">
                <text:p>0.59789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58327663">
                <text:p>0.58327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57824945">
                <text:p>0.57824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53878766">
                <text:p>0.538787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57465672">
                <text:p>0.57465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53768748">
                <text:p>0.53768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51336747">
                <text:p>0.513367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5188005">
                <text:p>0.5188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50337303">
                <text:p>0.50337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52452415">
                <text:p>0.52452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47629511">
                <text:p>0.47629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57918072">
                <text:p>0.57918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53010893">
                <text:p>0.530108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47894549">
                <text:p>0.478945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47886828">
                <text:p>0.478868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46405819">
                <text:p>0.464058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45314941">
                <text:p>0.45314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46644667">
                <text:p>0.46644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50842774">
                <text:p>0.50842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44920811">
                <text:p>0.44920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44689044">
                <text:p>0.44689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45148575">
                <text:p>0.451485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43469903">
                <text:p>0.43469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48932192">
                <text:p>0.48932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44925636">
                <text:p>0.44925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44484547">
                <text:p>0.44484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47942817">
                <text:p>0.47942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43401337">
                <text:p>0.43401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42430401">
                <text:p>0.424304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44006333">
                <text:p>0.44006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41975254">
                <text:p>0.419752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43589091">
                <text:p>0.435890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43213898">
                <text:p>0.432138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4145124">
                <text:p>0.4145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44727716">
                <text:p>0.44727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41760224">
                <text:p>0.41760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46485287">
                <text:p>0.46485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42005199">
                <text:p>0.420051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42322811">
                <text:p>0.42322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4167088">
                <text:p>0.4167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41470504">
                <text:p>0.41470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44255209">
                <text:p>0.44255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41823944">
                <text:p>0.418239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46638921">
                <text:p>0.46638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39700034">
                <text:p>0.39700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43573019">
                <text:p>0.43573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41272402">
                <text:p>0.412724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44399473">
                <text:p>0.44399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43104777">
                <text:p>0.43104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4061937">
                <text:p>0.4061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41870952">
                <text:p>0.41870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43304849">
                <text:p>0.433048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39775047">
                <text:p>0.397750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40004885">
                <text:p>0.40004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4349964">
                <text:p>0.4349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392683">
                <text:p>0.3926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4163326">
                <text:p>0.41633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44937208">
                <text:p>0.449372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40575847">
                <text:p>0.405758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38644335">
                <text:p>0.386443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39150047">
                <text:p>0.391500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38383883">
                <text:p>0.38383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38438275">
                <text:p>0.38438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39830393">
                <text:p>0.39830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37946185">
                <text:p>0.37946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38992023">
                <text:p>0.389920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4261997">
                <text:p>0.42619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cm" svg:y="0.316cm" chart:style-name="ch2">
          <text:p>Adam Optimizer, 4 Sigmoid, 1 Softmax</text:p>
        </chart:title>
        <chart:subtitle svg:x="5.985cm" svg:y="1.275cm" chart:style-name="ch3">
          <text:p>Accuracy vs Iterations</text:p>
        </chart:subtitle>
        <chart:plot-area chart:style-name="ch4" table:cell-range-address="'Task 2'.A2:'Task 2'.A101 'Task 2'.E1:'Task 2'.E101" chart:data-source-has-labels="row" svg:x="1.331cm" svg:y="2.138cm" svg:width="14.349cm" svg:height="5.701cm">
          <chartooo:coordinate-region svg:x="2.058cm" svg:y="2.337cm" svg:width="13.157cm" svg:height="4.855cm"/>
          <chart:axis chart:dimension="x" chart:name="primary-x" chart:style-name="ch5">
            <chart:title svg:x="7.786cm" svg:y="8.019cm" chart:style-name="ch6">
              <text:p>Iterations</text:p>
            </chart:title>
          </chart:axis>
          <chart:axis chart:dimension="y" chart:name="primary-y" chart:style-name="ch5">
            <chart:title svg:x="0.451cm" svg:y="5.707cm" chart:style-name="ch7">
              <text:p>Accuracy</text:p>
            </chart:title>
            <chart:grid chart:style-name="ch8" chart:class="major"/>
          </chart:axis>
          <chart:series chart:style-name="ch9" chart:values-cell-range-address="'Task 2'.E2:'Task 2'.E101" chart:label-cell-address="'Task 2'.E1:'Task 2'.E1" chart:class="chart:scatter">
            <chart:domain table:cell-range-address="'Task 2'.A2:'Task 2'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amOptimizer + Sigmoid Accuracy</text:p>
                <draw:g>
                  <svg:desc>'Task 2'.E1:'Task 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ask 2'.A2:'Task 2'.A101</svg:desc>
                </draw:g>
              </table:table-cell>
              <table:table-cell office:value-type="float" office:value="0.1">
                <text:p>0.1</text:p>
                <draw:g>
                  <svg:desc>'Task 2'.E2:'Task 2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805">
                <text:p>0.1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2721">
                <text:p>0.2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32460001">
                <text:p>0.3246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39309999">
                <text:p>0.3930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4226">
                <text:p>0.4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50760001">
                <text:p>0.5076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52410001">
                <text:p>0.5241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55330002">
                <text:p>0.5533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5751">
                <text:p>0.5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5837">
                <text:p>0.5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59500003">
                <text:p>0.595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61989999">
                <text:p>0.6198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63880002">
                <text:p>0.6388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64609998">
                <text:p>0.6460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67790002">
                <text:p>0.6779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67610002">
                <text:p>0.6761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7008">
                <text:p>0.7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67659998">
                <text:p>0.6765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70410001">
                <text:p>0.7041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70029998">
                <text:p>0.70029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74290001">
                <text:p>0.7429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7378">
                <text:p>0.7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74870002">
                <text:p>0.7487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76160002">
                <text:p>0.7616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77670002">
                <text:p>0.7767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7766">
                <text:p>0.7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78039998">
                <text:p>0.78039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78560001">
                <text:p>0.7856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75819999">
                <text:p>0.7581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77789998">
                <text:p>0.7778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79509997">
                <text:p>0.79509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78500003">
                <text:p>0.785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79540002">
                <text:p>0.7954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78710002">
                <text:p>0.7871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80980003">
                <text:p>0.80980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81989998">
                <text:p>0.8198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81150001">
                <text:p>0.8115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82489997">
                <text:p>0.82489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81480002">
                <text:p>0.8148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83230001">
                <text:p>0.8323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79159999">
                <text:p>0.7915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80930001">
                <text:p>0.8093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82999998">
                <text:p>0.8299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83749998">
                <text:p>0.83749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83499998">
                <text:p>0.83499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83960003">
                <text:p>0.83960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8337">
                <text:p>0.8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82160002">
                <text:p>0.8216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8448">
                <text:p>0.8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84009999">
                <text:p>0.8400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83850002">
                <text:p>0.8385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84829998">
                <text:p>0.8482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8258">
                <text:p>0.82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84009999">
                <text:p>0.8400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84310001">
                <text:p>0.8431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82969999">
                <text:p>0.8296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8495">
                <text:p>0.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85009998">
                <text:p>0.8500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84719998">
                <text:p>0.8471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85470003">
                <text:p>0.85470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84909999">
                <text:p>0.8490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84899998">
                <text:p>0.848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85409999">
                <text:p>0.8540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84210002">
                <text:p>0.84210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8524">
                <text:p>0.8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84009999">
                <text:p>0.8400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85390002">
                <text:p>0.8539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85070002">
                <text:p>0.8507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85420001">
                <text:p>0.8542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85079998">
                <text:p>0.8507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83960003">
                <text:p>0.83960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8502">
                <text:p>0.8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83230001">
                <text:p>0.8323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86260003">
                <text:p>0.86260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84670001">
                <text:p>0.8467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85339999">
                <text:p>0.8533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8459">
                <text:p>0.8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84759998">
                <text:p>0.84759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8549">
                <text:p>0.8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8506">
                <text:p>0.85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84530002">
                <text:p>0.8453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86210001">
                <text:p>0.8621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85949999">
                <text:p>0.8594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8459">
                <text:p>0.84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86330003">
                <text:p>0.86330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85509998">
                <text:p>0.85509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83649999">
                <text:p>0.8364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85589999">
                <text:p>0.8558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86220002">
                <text:p>0.8622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86040002">
                <text:p>0.8604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86189997">
                <text:p>0.8618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86720002">
                <text:p>0.8672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86129999">
                <text:p>0.8612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86680001">
                <text:p>0.8668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86470002">
                <text:p>0.8647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84909999">
                <text:p>0.8490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18cm" svg:y="0.316cm" chart:style-name="ch2">
          <text:p>Adam Optimizer, 4 ReLU, 1 Softmax</text:p>
        </chart:title>
        <chart:subtitle svg:x="6.395cm" svg:y="1.275cm" chart:style-name="ch3">
          <text:p>Loss vs Iterations</text:p>
        </chart:subtitle>
        <chart:plot-area chart:style-name="ch4" table:cell-range-address="'Task 2'.A2:'Task 2'.B101 'Task 2'.B1:'Task 2'.B1" chart:data-source-has-labels="row" svg:x="0.32cm" svg:y="2.138cm" svg:width="15.36cm" svg:height="6.682cm">
          <chartooo:coordinate-region svg:x="1.047cm" svg:y="2.337cm" svg:width="14.168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ask 2'.B2:'Task 2'.B101" chart:label-cell-address="'Task 2'.B1:'Task 2'.B1" chart:class="chart:scatter">
            <chart:domain table:cell-range-address="'Task 2'.A2:'Task 2'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amOptimizer + ReLU Loss</text:p>
                <draw:g>
                  <svg:desc>'Task 2'.B1:'Task 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ask 2'.A2:'Task 2'.A101</svg:desc>
                </draw:g>
              </table:table-cell>
              <table:table-cell office:value-type="float" office:value="1.487509">
                <text:p>1.487509</text:p>
                <draw:g>
                  <svg:desc>'Task 2'.B2:'Task 2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79447722">
                <text:p>0.79447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738401">
                <text:p>0.738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72751671">
                <text:p>0.72751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70318103">
                <text:p>0.70318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.0629361">
                <text:p>1.0629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60915732">
                <text:p>0.60915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47596827">
                <text:p>0.47596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54544175">
                <text:p>0.54544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44392046">
                <text:p>0.44392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59714842">
                <text:p>0.5971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53400254">
                <text:p>0.53400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46228951">
                <text:p>0.46228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53283435">
                <text:p>0.53283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4384734">
                <text:p>0.4384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46106017">
                <text:p>0.46106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47160161">
                <text:p>0.47160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41370878">
                <text:p>0.41370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43742734">
                <text:p>0.43742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41570401">
                <text:p>0.41570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41838881">
                <text:p>0.41838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39491537">
                <text:p>0.39491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39445773">
                <text:p>0.3944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48061195">
                <text:p>0.48061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4040454">
                <text:p>0.4040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40358073">
                <text:p>0.40358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38601062">
                <text:p>0.38601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40880516">
                <text:p>0.408805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41339454">
                <text:p>0.41339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40473858">
                <text:p>0.40473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38866332">
                <text:p>0.38866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39936352">
                <text:p>0.39936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40533116">
                <text:p>0.405331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37823072">
                <text:p>0.378230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40812778">
                <text:p>0.40812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39564121">
                <text:p>0.39564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40416417">
                <text:p>0.40416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38673159">
                <text:p>0.386731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39827403">
                <text:p>0.39827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41100273">
                <text:p>0.41100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40027091">
                <text:p>0.40027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36564636">
                <text:p>0.36564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38277337">
                <text:p>0.382773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36182436">
                <text:p>0.361824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37409303">
                <text:p>0.374093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40531442">
                <text:p>0.40531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50291109">
                <text:p>0.502911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37807354">
                <text:p>0.37807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41776997">
                <text:p>0.41776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38226914">
                <text:p>0.38226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38574848">
                <text:p>0.38574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39104205">
                <text:p>0.39104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37540963">
                <text:p>0.375409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38956586">
                <text:p>0.389565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3801893">
                <text:p>0.38018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37269261">
                <text:p>0.37269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36041403">
                <text:p>0.36041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37774307">
                <text:p>0.377743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34981635">
                <text:p>0.349816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34853801">
                <text:p>0.348538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37437645">
                <text:p>0.37437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36370456">
                <text:p>0.363704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3655163">
                <text:p>0.3655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38686666">
                <text:p>0.386866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40211913">
                <text:p>0.402119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36456573">
                <text:p>0.36456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36126">
                <text:p>0.361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36998081">
                <text:p>0.369980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3777557">
                <text:p>0.3777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35604656">
                <text:p>0.35604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35521841">
                <text:p>0.35521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37377569">
                <text:p>0.373775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355463">
                <text:p>0.3554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37441009">
                <text:p>0.37441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43897617">
                <text:p>0.438976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35837379">
                <text:p>0.358373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34543383">
                <text:p>0.345433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35025761">
                <text:p>0.350257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34918109">
                <text:p>0.34918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35274658">
                <text:p>0.352746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35993043">
                <text:p>0.359930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36781147">
                <text:p>0.36781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40481821">
                <text:p>0.404818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36509848">
                <text:p>0.36509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35693452">
                <text:p>0.35693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34210923">
                <text:p>0.34210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35864985">
                <text:p>0.35864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35472506">
                <text:p>0.35472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36542431">
                <text:p>0.36542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34038138">
                <text:p>0.3403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36653692">
                <text:p>0.366536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34436968">
                <text:p>0.34436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35653633">
                <text:p>0.356536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34438488">
                <text:p>0.34438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35253125">
                <text:p>0.35253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34128472">
                <text:p>0.341284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36061874">
                <text:p>0.36061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36163497">
                <text:p>0.361634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36593348">
                <text:p>0.36593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34367186">
                <text:p>0.343671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18cm" svg:y="0.316cm" chart:style-name="ch2">
          <text:p>Adam Optimizer, 4 ReLU, 1 Softmax</text:p>
        </chart:title>
        <chart:subtitle svg:x="5.985cm" svg:y="1.275cm" chart:style-name="ch3">
          <text:p>Accuracy vs Iterations</text:p>
        </chart:subtitle>
        <chart:plot-area chart:style-name="ch4" table:cell-range-address="'Task 2'.A2:'Task 2'.A101 'Task 2'.C1:'Task 2'.C101" chart:data-source-has-labels="row" svg:x="0.32cm" svg:y="2.138cm" svg:width="15.36cm" svg:height="6.682cm">
          <chartooo:coordinate-region svg:x="1.047cm" svg:y="2.337cm" svg:width="14.168cm" svg:height="5.83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ask 2'.C2:'Task 2'.C101" chart:label-cell-address="'Task 2'.C1:'Task 2'.C1" chart:class="chart:scatter">
            <chart:domain table:cell-range-address="'Task 2'.A2:'Task 2'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amOptimizer + ReLU Accuracy</text:p>
                <draw:g>
                  <svg:desc>'Task 2'.C1:'Task 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ask 2'.A2:'Task 2'.A101</svg:desc>
                </draw:g>
              </table:table-cell>
              <table:table-cell office:value-type="float" office:value="0.38519999">
                <text:p>0.38519999</text:p>
                <draw:g>
                  <svg:desc>'Task 2'.C2:'Task 2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68800002">
                <text:p>0.688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70850003">
                <text:p>0.7085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69599998">
                <text:p>0.695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74129999">
                <text:p>0.7412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70370001">
                <text:p>0.7037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77249998">
                <text:p>0.7724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83329999">
                <text:p>0.8332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80180001">
                <text:p>0.8018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84210002">
                <text:p>0.8421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79769999">
                <text:p>0.7976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80049998">
                <text:p>0.8004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83649999">
                <text:p>0.8364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8107">
                <text:p>0.8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8448">
                <text:p>0.8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82950002">
                <text:p>0.8295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82450002">
                <text:p>0.8245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84719998">
                <text:p>0.8471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82859999">
                <text:p>0.8285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84930003">
                <text:p>0.84930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85110003">
                <text:p>0.8511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86009997">
                <text:p>0.86009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85650003">
                <text:p>0.8565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8082">
                <text:p>0.8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85219997">
                <text:p>0.8521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8484">
                <text:p>0.8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85680002">
                <text:p>0.8568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85189998">
                <text:p>0.8518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85689998">
                <text:p>0.85689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86220002">
                <text:p>0.8622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8549">
                <text:p>0.8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85259998">
                <text:p>0.8525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86250001">
                <text:p>0.8625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85589999">
                <text:p>0.8558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85790002">
                <text:p>0.8579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86110002">
                <text:p>0.8611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85769999">
                <text:p>0.8576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85710001">
                <text:p>0.8571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85619998">
                <text:p>0.8561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86110002">
                <text:p>0.8611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86690003">
                <text:p>0.86690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86199999">
                <text:p>0.861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86860001">
                <text:p>0.8686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86570001">
                <text:p>0.8657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84899998">
                <text:p>0.848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86390001">
                <text:p>0.8639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85140002">
                <text:p>0.8514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86409998">
                <text:p>0.8640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85759997">
                <text:p>0.85759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86180001">
                <text:p>0.8618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86809999">
                <text:p>0.8680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86510003">
                <text:p>0.86510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86189997">
                <text:p>0.86189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86830002">
                <text:p>0.86830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87150002">
                <text:p>0.87150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86659998">
                <text:p>0.8665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87330002">
                <text:p>0.8733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8732">
                <text:p>0.8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87050003">
                <text:p>0.87050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86750001">
                <text:p>0.8675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87440002">
                <text:p>0.87440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8635">
                <text:p>0.8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86320001">
                <text:p>0.8632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87559998">
                <text:p>0.8755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86870003">
                <text:p>0.86870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87199998">
                <text:p>0.8719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8664">
                <text:p>0.8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87440002">
                <text:p>0.8744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87510002">
                <text:p>0.8751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87370002">
                <text:p>0.8737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86909997">
                <text:p>0.86909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85420001">
                <text:p>0.8542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87480003">
                <text:p>0.87480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87870002">
                <text:p>0.8787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87660003">
                <text:p>0.87660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87480003">
                <text:p>0.87480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87949997">
                <text:p>0.87949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87349999">
                <text:p>0.8734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86680001">
                <text:p>0.8668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86199999">
                <text:p>0.861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87510002">
                <text:p>0.8751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87589997">
                <text:p>0.87589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88169998">
                <text:p>0.88169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87220001">
                <text:p>0.8722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87919998">
                <text:p>0.87919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87739998">
                <text:p>0.87739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88160002">
                <text:p>0.8816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88080001">
                <text:p>0.8808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87919998">
                <text:p>0.8791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87779999">
                <text:p>0.8777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8757">
                <text:p>0.8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87589997">
                <text:p>0.8758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8818">
                <text:p>0.8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87220001">
                <text:p>0.8722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87099999">
                <text:p>0.870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87529999">
                <text:p>0.8752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88">
                <text:p>0.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6cm" chart:style-name="ch2">
          <text:p>Dynamic Learning Rate and Dropout</text:p>
        </chart:title>
        <chart:subtitle svg:x="6.395cm" svg:y="1.275cm" chart:style-name="ch3">
          <text:p>Loss vs Iterations</text:p>
        </chart:subtitle>
        <chart:legend chart:legend-position="end" svg:x="10.237cm" svg:y="3.703cm" style:legend-expansion="high" chart:style-name="ch4"/>
        <chart:plot-area chart:style-name="ch5" table:cell-range-address="'Task 3'.A2:'Task 3'.B101 'Task 3'.B1:'Task 3'.B1 'Task 3'.D1:'Task 3'.D101 'Task 3'.F1:'Task 3'.F101" chart:data-source-has-labels="row" svg:x="0.32cm" svg:y="2.138cm" svg:width="9.597cm" svg:height="6.682cm">
          <chartooo:coordinate-region svg:x="1.232cm" svg:y="2.337cm" svg:width="8.22cm" svg:height="5.8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Task 3'.B2:'Task 3'.B101" chart:label-cell-address="'Task 3'.B1:'Task 3'.B1" chart:class="chart:scatter">
            <chart:domain table:cell-range-address="'Task 3'.A2:'Task 3'.A101"/>
            <chart:data-point chart:repeated="100"/>
          </chart:series>
          <chart:series chart:style-name="ch10" chart:values-cell-range-address="'Task 3'.D2:'Task 3'.D101" chart:label-cell-address="'Task 3'.D1:'Task 3'.D1" chart:class="chart:scatter">
            <chart:data-point chart:repeated="100"/>
          </chart:series>
          <chart:series chart:style-name="ch11" chart:values-cell-range-address="'Task 3'.F2:'Task 3'.F101" chart:label-cell-address="'Task 3'.F1:'Task 3'.F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ynamic Learning Rate Loss</text:p>
                <draw:g>
                  <svg:desc>'Task 3'.B1:'Task 3'.B1</svg:desc>
                </draw:g>
              </table:table-cell>
              <table:table-cell office:value-type="string">
                <text:p>Dropout  Loss</text:p>
                <draw:g>
                  <svg:desc>'Task 3'.D1:'Task 3'.D1</svg:desc>
                </draw:g>
              </table:table-cell>
              <table:table-cell office:value-type="string">
                <text:p>Dyn.  LR, Dropout Loss</text:p>
                <draw:g>
                  <svg:desc>'Task 3'.F1:'Task 3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Task 3'.A2:'Task 3'.A101</svg:desc>
                </draw:g>
              </table:table-cell>
              <table:table-cell office:value-type="float" office:value="0.61084622">
                <text:p>0.61084622</text:p>
                <draw:g>
                  <svg:desc>'Task 3'.B2:'Task 3'.B101</svg:desc>
                </draw:g>
              </table:table-cell>
              <table:table-cell office:value-type="float" office:value="0.63138431">
                <text:p>0.63138431</text:p>
                <draw:g>
                  <svg:desc>'Task 3'.D2:'Task 3'.D101</svg:desc>
                </draw:g>
              </table:table-cell>
              <table:table-cell office:value-type="float" office:value="0.56811243">
                <text:p>0.56811243</text:p>
                <draw:g>
                  <svg:desc>'Task 3'.F2:'Task 3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56000996">
                <text:p>0.56000996</text:p>
              </table:table-cell>
              <table:table-cell office:value-type="float" office:value="0.62973863">
                <text:p>0.62973863</text:p>
              </table:table-cell>
              <table:table-cell office:value-type="float" office:value="0.53171813">
                <text:p>0.53171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46858677">
                <text:p>0.46858677</text:p>
              </table:table-cell>
              <table:table-cell office:value-type="float" office:value="0.47882843">
                <text:p>0.47882843</text:p>
              </table:table-cell>
              <table:table-cell office:value-type="float" office:value="0.44522193">
                <text:p>0.44522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5064261">
                <text:p>0.5064261</text:p>
              </table:table-cell>
              <table:table-cell office:value-type="float" office:value="0.49734575">
                <text:p>0.49734575</text:p>
              </table:table-cell>
              <table:table-cell office:value-type="float" office:value="0.45318624">
                <text:p>0.45318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49863526">
                <text:p>0.49863526</text:p>
              </table:table-cell>
              <table:table-cell office:value-type="float" office:value="0.4701035">
                <text:p>0.4701035</text:p>
              </table:table-cell>
              <table:table-cell office:value-type="float" office:value="0.45225307">
                <text:p>0.45225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44125873">
                <text:p>0.44125873</text:p>
              </table:table-cell>
              <table:table-cell office:value-type="float" office:value="0.42402002">
                <text:p>0.42402002</text:p>
              </table:table-cell>
              <table:table-cell office:value-type="float" office:value="0.42006651">
                <text:p>0.42006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44758618">
                <text:p>0.44758618</text:p>
              </table:table-cell>
              <table:table-cell office:value-type="float" office:value="0.43097612">
                <text:p>0.43097612</text:p>
              </table:table-cell>
              <table:table-cell office:value-type="float" office:value="0.46227697">
                <text:p>0.46227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48171499">
                <text:p>0.48171499</text:p>
              </table:table-cell>
              <table:table-cell office:value-type="float" office:value="0.40515491">
                <text:p>0.40515491</text:p>
              </table:table-cell>
              <table:table-cell office:value-type="float" office:value="0.43596762">
                <text:p>0.43596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43029624">
                <text:p>0.43029624</text:p>
              </table:table-cell>
              <table:table-cell office:value-type="float" office:value="0.47250557">
                <text:p>0.47250557</text:p>
              </table:table-cell>
              <table:table-cell office:value-type="float" office:value="0.42804024">
                <text:p>0.42804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41425931">
                <text:p>0.41425931</text:p>
              </table:table-cell>
              <table:table-cell office:value-type="float" office:value="0.41736171">
                <text:p>0.41736171</text:p>
              </table:table-cell>
              <table:table-cell office:value-type="float" office:value="0.41593984">
                <text:p>0.41593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42493144">
                <text:p>0.42493144</text:p>
              </table:table-cell>
              <table:table-cell office:value-type="float" office:value="0.39120302">
                <text:p>0.39120302</text:p>
              </table:table-cell>
              <table:table-cell office:value-type="float" office:value="0.41086856">
                <text:p>0.41086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4006463">
                <text:p>0.4006463</text:p>
              </table:table-cell>
              <table:table-cell office:value-type="float" office:value="0.437967">
                <text:p>0.437967</text:p>
              </table:table-cell>
              <table:table-cell office:value-type="float" office:value="0.44828618">
                <text:p>0.44828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40432912">
                <text:p>0.40432912</text:p>
              </table:table-cell>
              <table:table-cell office:value-type="float" office:value="0.45854542">
                <text:p>0.45854542</text:p>
              </table:table-cell>
              <table:table-cell office:value-type="float" office:value="0.43898571">
                <text:p>0.4389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40925696">
                <text:p>0.40925696</text:p>
              </table:table-cell>
              <table:table-cell office:value-type="float" office:value="0.37385714">
                <text:p>0.37385714</text:p>
              </table:table-cell>
              <table:table-cell office:value-type="float" office:value="0.40904176">
                <text:p>0.40904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37163058">
                <text:p>0.37163058</text:p>
              </table:table-cell>
              <table:table-cell office:value-type="float" office:value="0.38126117">
                <text:p>0.38126117</text:p>
              </table:table-cell>
              <table:table-cell office:value-type="float" office:value="0.38528565">
                <text:p>0.38528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40759659">
                <text:p>0.40759659</text:p>
              </table:table-cell>
              <table:table-cell office:value-type="float" office:value="0.41160434">
                <text:p>0.41160434</text:p>
              </table:table-cell>
              <table:table-cell office:value-type="float" office:value="0.38740993">
                <text:p>0.38740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3720549">
                <text:p>0.3720549</text:p>
              </table:table-cell>
              <table:table-cell office:value-type="float" office:value="0.38629663">
                <text:p>0.38629663</text:p>
              </table:table-cell>
              <table:table-cell office:value-type="float" office:value="0.38380086">
                <text:p>0.38380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40523425">
                <text:p>0.40523425</text:p>
              </table:table-cell>
              <table:table-cell office:value-type="float" office:value="0.41410741">
                <text:p>0.41410741</text:p>
              </table:table-cell>
              <table:table-cell office:value-type="float" office:value="0.39527616">
                <text:p>0.39527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38261285">
                <text:p>0.38261285</text:p>
              </table:table-cell>
              <table:table-cell office:value-type="float" office:value="0.37691337">
                <text:p>0.37691337</text:p>
              </table:table-cell>
              <table:table-cell office:value-type="float" office:value="0.41975406">
                <text:p>0.41975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42013341">
                <text:p>0.42013341</text:p>
              </table:table-cell>
              <table:table-cell office:value-type="float" office:value="0.37373176">
                <text:p>0.37373176</text:p>
              </table:table-cell>
              <table:table-cell office:value-type="float" office:value="0.40026808">
                <text:p>0.40026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38620937">
                <text:p>0.38620937</text:p>
              </table:table-cell>
              <table:table-cell office:value-type="float" office:value="0.36728743">
                <text:p>0.36728743</text:p>
              </table:table-cell>
              <table:table-cell office:value-type="float" office:value="0.37896544">
                <text:p>0.378965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37705123">
                <text:p>0.37705123</text:p>
              </table:table-cell>
              <table:table-cell office:value-type="float" office:value="0.36548364">
                <text:p>0.36548364</text:p>
              </table:table-cell>
              <table:table-cell office:value-type="float" office:value="0.37729976">
                <text:p>0.37729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40417114">
                <text:p>0.40417114</text:p>
              </table:table-cell>
              <table:table-cell office:value-type="float" office:value="0.38702998">
                <text:p>0.38702998</text:p>
              </table:table-cell>
              <table:table-cell office:value-type="float" office:value="0.40128794">
                <text:p>0.401287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37142012">
                <text:p>0.37142012</text:p>
              </table:table-cell>
              <table:table-cell office:value-type="float" office:value="0.38559136">
                <text:p>0.38559136</text:p>
              </table:table-cell>
              <table:table-cell office:value-type="float" office:value="0.39814571">
                <text:p>0.39814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38463476">
                <text:p>0.38463476</text:p>
              </table:table-cell>
              <table:table-cell office:value-type="float" office:value="0.37559658">
                <text:p>0.37559658</text:p>
              </table:table-cell>
              <table:table-cell office:value-type="float" office:value="0.39464784">
                <text:p>0.39464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40579072">
                <text:p>0.40579072</text:p>
              </table:table-cell>
              <table:table-cell office:value-type="float" office:value="0.36664793">
                <text:p>0.36664793</text:p>
              </table:table-cell>
              <table:table-cell office:value-type="float" office:value="0.3744418">
                <text:p>0.3744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41044298">
                <text:p>0.41044298</text:p>
              </table:table-cell>
              <table:table-cell office:value-type="float" office:value="0.381695">
                <text:p>0.381695</text:p>
              </table:table-cell>
              <table:table-cell office:value-type="float" office:value="0.41199443">
                <text:p>0.41199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3745423">
                <text:p>0.3745423</text:p>
              </table:table-cell>
              <table:table-cell office:value-type="float" office:value="0.36010092">
                <text:p>0.36010092</text:p>
              </table:table-cell>
              <table:table-cell office:value-type="float" office:value="0.37461856">
                <text:p>0.37461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37692943">
                <text:p>0.37692943</text:p>
              </table:table-cell>
              <table:table-cell office:value-type="float" office:value="0.39010552">
                <text:p>0.39010552</text:p>
              </table:table-cell>
              <table:table-cell office:value-type="float" office:value="0.3746601">
                <text:p>0.3746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38431993">
                <text:p>0.38431993</text:p>
              </table:table-cell>
              <table:table-cell office:value-type="float" office:value="0.404567">
                <text:p>0.404567</text:p>
              </table:table-cell>
              <table:table-cell office:value-type="float" office:value="0.36978945">
                <text:p>0.36978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38328877">
                <text:p>0.38328877</text:p>
              </table:table-cell>
              <table:table-cell office:value-type="float" office:value="0.38938886">
                <text:p>0.38938886</text:p>
              </table:table-cell>
              <table:table-cell office:value-type="float" office:value="0.34536979">
                <text:p>0.34536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3601411">
                <text:p>0.3601411</text:p>
              </table:table-cell>
              <table:table-cell office:value-type="float" office:value="0.34990337">
                <text:p>0.34990337</text:p>
              </table:table-cell>
              <table:table-cell office:value-type="float" office:value="0.37062356">
                <text:p>0.37062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35902873">
                <text:p>0.35902873</text:p>
              </table:table-cell>
              <table:table-cell office:value-type="float" office:value="0.36000568">
                <text:p>0.36000568</text:p>
              </table:table-cell>
              <table:table-cell office:value-type="float" office:value="0.40187863">
                <text:p>0.40187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37320089">
                <text:p>0.37320089</text:p>
              </table:table-cell>
              <table:table-cell office:value-type="float" office:value="0.37196353">
                <text:p>0.37196353</text:p>
              </table:table-cell>
              <table:table-cell office:value-type="float" office:value="0.38926962">
                <text:p>0.38926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35208663">
                <text:p>0.35208663</text:p>
              </table:table-cell>
              <table:table-cell office:value-type="float" office:value="0.37023026">
                <text:p>0.37023026</text:p>
              </table:table-cell>
              <table:table-cell office:value-type="float" office:value="0.36684808">
                <text:p>0.366848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36962453">
                <text:p>0.36962453</text:p>
              </table:table-cell>
              <table:table-cell office:value-type="float" office:value="0.3616448">
                <text:p>0.3616448</text:p>
              </table:table-cell>
              <table:table-cell office:value-type="float" office:value="0.35980442">
                <text:p>0.35980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39271861">
                <text:p>0.39271861</text:p>
              </table:table-cell>
              <table:table-cell office:value-type="float" office:value="0.38724747">
                <text:p>0.38724747</text:p>
              </table:table-cell>
              <table:table-cell office:value-type="float" office:value="0.36647192">
                <text:p>0.36647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36073107">
                <text:p>0.36073107</text:p>
              </table:table-cell>
              <table:table-cell office:value-type="float" office:value="0.37154883">
                <text:p>0.37154883</text:p>
              </table:table-cell>
              <table:table-cell office:value-type="float" office:value="0.38846642">
                <text:p>0.38846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39647165">
                <text:p>0.39647165</text:p>
              </table:table-cell>
              <table:table-cell office:value-type="float" office:value="0.3837541">
                <text:p>0.3837541</text:p>
              </table:table-cell>
              <table:table-cell office:value-type="float" office:value="0.36463621">
                <text:p>0.36463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38350704">
                <text:p>0.38350704</text:p>
              </table:table-cell>
              <table:table-cell office:value-type="float" office:value="0.39866269">
                <text:p>0.39866269</text:p>
              </table:table-cell>
              <table:table-cell office:value-type="float" office:value="0.3943772">
                <text:p>0.39437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41696885">
                <text:p>0.41696885</text:p>
              </table:table-cell>
              <table:table-cell office:value-type="float" office:value="0.36182886">
                <text:p>0.36182886</text:p>
              </table:table-cell>
              <table:table-cell office:value-type="float" office:value="0.40048882">
                <text:p>0.40048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38827249">
                <text:p>0.38827249</text:p>
              </table:table-cell>
              <table:table-cell office:value-type="float" office:value="0.38936397">
                <text:p>0.38936397</text:p>
              </table:table-cell>
              <table:table-cell office:value-type="float" office:value="0.34683764">
                <text:p>0.34683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3733601">
                <text:p>0.3733601</text:p>
              </table:table-cell>
              <table:table-cell office:value-type="float" office:value="0.37004846">
                <text:p>0.37004846</text:p>
              </table:table-cell>
              <table:table-cell office:value-type="float" office:value="0.37197289">
                <text:p>0.371972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34911159">
                <text:p>0.34911159</text:p>
              </table:table-cell>
              <table:table-cell office:value-type="float" office:value="0.36006415">
                <text:p>0.36006415</text:p>
              </table:table-cell>
              <table:table-cell office:value-type="float" office:value="0.37535855">
                <text:p>0.37535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35279214">
                <text:p>0.35279214</text:p>
              </table:table-cell>
              <table:table-cell office:value-type="float" office:value="0.39885727">
                <text:p>0.39885727</text:p>
              </table:table-cell>
              <table:table-cell office:value-type="float" office:value="0.35825732">
                <text:p>0.358257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38113388">
                <text:p>0.38113388</text:p>
              </table:table-cell>
              <table:table-cell office:value-type="float" office:value="0.36319259">
                <text:p>0.36319259</text:p>
              </table:table-cell>
              <table:table-cell office:value-type="float" office:value="0.36187547">
                <text:p>0.36187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36839277">
                <text:p>0.36839277</text:p>
              </table:table-cell>
              <table:table-cell office:value-type="float" office:value="0.35842964">
                <text:p>0.35842964</text:p>
              </table:table-cell>
              <table:table-cell office:value-type="float" office:value="0.34880731">
                <text:p>0.348807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37687555">
                <text:p>0.37687555</text:p>
              </table:table-cell>
              <table:table-cell office:value-type="float" office:value="0.36533809">
                <text:p>0.36533809</text:p>
              </table:table-cell>
              <table:table-cell office:value-type="float" office:value="0.36989164">
                <text:p>0.369891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39290211">
                <text:p>0.39290211</text:p>
              </table:table-cell>
              <table:table-cell office:value-type="float" office:value="0.38262337">
                <text:p>0.38262337</text:p>
              </table:table-cell>
              <table:table-cell office:value-type="float" office:value="0.36712465">
                <text:p>0.36712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38084295">
                <text:p>0.38084295</text:p>
              </table:table-cell>
              <table:table-cell office:value-type="float" office:value="0.37075737">
                <text:p>0.37075737</text:p>
              </table:table-cell>
              <table:table-cell office:value-type="float" office:value="0.36911905">
                <text:p>0.36911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35597026">
                <text:p>0.35597026</text:p>
              </table:table-cell>
              <table:table-cell office:value-type="float" office:value="0.38479513">
                <text:p>0.38479513</text:p>
              </table:table-cell>
              <table:table-cell office:value-type="float" office:value="0.34220165">
                <text:p>0.34220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39232969">
                <text:p>0.39232969</text:p>
              </table:table-cell>
              <table:table-cell office:value-type="float" office:value="0.37348434">
                <text:p>0.37348434</text:p>
              </table:table-cell>
              <table:table-cell office:value-type="float" office:value="0.37154326">
                <text:p>0.37154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40902373">
                <text:p>0.40902373</text:p>
              </table:table-cell>
              <table:table-cell office:value-type="float" office:value="0.37861776">
                <text:p>0.37861776</text:p>
              </table:table-cell>
              <table:table-cell office:value-type="float" office:value="0.39331463">
                <text:p>0.393314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34370378">
                <text:p>0.34370378</text:p>
              </table:table-cell>
              <table:table-cell office:value-type="float" office:value="0.38660955">
                <text:p>0.38660955</text:p>
              </table:table-cell>
              <table:table-cell office:value-type="float" office:value="0.39886692">
                <text:p>0.398866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36376211">
                <text:p>0.36376211</text:p>
              </table:table-cell>
              <table:table-cell office:value-type="float" office:value="0.36533952">
                <text:p>0.36533952</text:p>
              </table:table-cell>
              <table:table-cell office:value-type="float" office:value="0.35493538">
                <text:p>0.354935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36558291">
                <text:p>0.36558291</text:p>
              </table:table-cell>
              <table:table-cell office:value-type="float" office:value="0.36517367">
                <text:p>0.36517367</text:p>
              </table:table-cell>
              <table:table-cell office:value-type="float" office:value="0.38513392">
                <text:p>0.38513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38141164">
                <text:p>0.38141164</text:p>
              </table:table-cell>
              <table:table-cell office:value-type="float" office:value="0.39123318">
                <text:p>0.39123318</text:p>
              </table:table-cell>
              <table:table-cell office:value-type="float" office:value="0.36586529">
                <text:p>0.365865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35808682">
                <text:p>0.35808682</text:p>
              </table:table-cell>
              <table:table-cell office:value-type="float" office:value="0.38140321">
                <text:p>0.38140321</text:p>
              </table:table-cell>
              <table:table-cell office:value-type="float" office:value="0.35197672">
                <text:p>0.351976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35844427">
                <text:p>0.35844427</text:p>
              </table:table-cell>
              <table:table-cell office:value-type="float" office:value="0.3846274">
                <text:p>0.3846274</text:p>
              </table:table-cell>
              <table:table-cell office:value-type="float" office:value="0.35934138">
                <text:p>0.359341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34223458">
                <text:p>0.34223458</text:p>
              </table:table-cell>
              <table:table-cell office:value-type="float" office:value="0.38615903">
                <text:p>0.38615903</text:p>
              </table:table-cell>
              <table:table-cell office:value-type="float" office:value="0.40971166">
                <text:p>0.40971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36866245">
                <text:p>0.36866245</text:p>
              </table:table-cell>
              <table:table-cell office:value-type="float" office:value="0.36614409">
                <text:p>0.36614409</text:p>
              </table:table-cell>
              <table:table-cell office:value-type="float" office:value="0.37780336">
                <text:p>0.377803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38144916">
                <text:p>0.38144916</text:p>
              </table:table-cell>
              <table:table-cell office:value-type="float" office:value="0.37120724">
                <text:p>0.37120724</text:p>
              </table:table-cell>
              <table:table-cell office:value-type="float" office:value="0.35444352">
                <text:p>0.35444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37077639">
                <text:p>0.37077639</text:p>
              </table:table-cell>
              <table:table-cell office:value-type="float" office:value="0.38719749">
                <text:p>0.38719749</text:p>
              </table:table-cell>
              <table:table-cell office:value-type="float" office:value="0.35097396">
                <text:p>0.35097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36793417">
                <text:p>0.36793417</text:p>
              </table:table-cell>
              <table:table-cell office:value-type="float" office:value="0.3803975">
                <text:p>0.3803975</text:p>
              </table:table-cell>
              <table:table-cell office:value-type="float" office:value="0.37375817">
                <text:p>0.37375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3644608">
                <text:p>0.3644608</text:p>
              </table:table-cell>
              <table:table-cell office:value-type="float" office:value="0.3592279">
                <text:p>0.3592279</text:p>
              </table:table-cell>
              <table:table-cell office:value-type="float" office:value="0.35038099">
                <text:p>0.350380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34450752">
                <text:p>0.34450752</text:p>
              </table:table-cell>
              <table:table-cell office:value-type="float" office:value="0.38396394">
                <text:p>0.38396394</text:p>
              </table:table-cell>
              <table:table-cell office:value-type="float" office:value="0.35814577">
                <text:p>0.35814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39550841">
                <text:p>0.39550841</text:p>
              </table:table-cell>
              <table:table-cell office:value-type="float" office:value="0.41498581">
                <text:p>0.41498581</text:p>
              </table:table-cell>
              <table:table-cell office:value-type="float" office:value="0.38057888">
                <text:p>0.38057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36193135">
                <text:p>0.36193135</text:p>
              </table:table-cell>
              <table:table-cell office:value-type="float" office:value="0.38470978">
                <text:p>0.38470978</text:p>
              </table:table-cell>
              <table:table-cell office:value-type="float" office:value="0.35048857">
                <text:p>0.35048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36143818">
                <text:p>0.36143818</text:p>
              </table:table-cell>
              <table:table-cell office:value-type="float" office:value="0.39209923">
                <text:p>0.39209923</text:p>
              </table:table-cell>
              <table:table-cell office:value-type="float" office:value="0.3510665">
                <text:p>0.3510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36196893">
                <text:p>0.36196893</text:p>
              </table:table-cell>
              <table:table-cell office:value-type="float" office:value="0.34978688">
                <text:p>0.34978688</text:p>
              </table:table-cell>
              <table:table-cell office:value-type="float" office:value="0.41025522">
                <text:p>0.410255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35669172">
                <text:p>0.35669172</text:p>
              </table:table-cell>
              <table:table-cell office:value-type="float" office:value="0.36492085">
                <text:p>0.36492085</text:p>
              </table:table-cell>
              <table:table-cell office:value-type="float" office:value="0.3515417">
                <text:p>0.3515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39712626">
                <text:p>0.39712626</text:p>
              </table:table-cell>
              <table:table-cell office:value-type="float" office:value="0.37547782">
                <text:p>0.37547782</text:p>
              </table:table-cell>
              <table:table-cell office:value-type="float" office:value="0.36196366">
                <text:p>0.36196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37007341">
                <text:p>0.37007341</text:p>
              </table:table-cell>
              <table:table-cell office:value-type="float" office:value="0.37508038">
                <text:p>0.37508038</text:p>
              </table:table-cell>
              <table:table-cell office:value-type="float" office:value="0.36464339">
                <text:p>0.36464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37673143">
                <text:p>0.37673143</text:p>
              </table:table-cell>
              <table:table-cell office:value-type="float" office:value="0.34813344">
                <text:p>0.34813344</text:p>
              </table:table-cell>
              <table:table-cell office:value-type="float" office:value="0.36280841">
                <text:p>0.362808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37107369">
                <text:p>0.37107369</text:p>
              </table:table-cell>
              <table:table-cell office:value-type="float" office:value="0.36050764">
                <text:p>0.36050764</text:p>
              </table:table-cell>
              <table:table-cell office:value-type="float" office:value="0.3645069">
                <text:p>0.36450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35899776">
                <text:p>0.35899776</text:p>
              </table:table-cell>
              <table:table-cell office:value-type="float" office:value="0.36698285">
                <text:p>0.36698285</text:p>
              </table:table-cell>
              <table:table-cell office:value-type="float" office:value="0.38995478">
                <text:p>0.38995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36928609">
                <text:p>0.36928609</text:p>
              </table:table-cell>
              <table:table-cell office:value-type="float" office:value="0.38089734">
                <text:p>0.38089734</text:p>
              </table:table-cell>
              <table:table-cell office:value-type="float" office:value="0.38742653">
                <text:p>0.387426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37068534">
                <text:p>0.37068534</text:p>
              </table:table-cell>
              <table:table-cell office:value-type="float" office:value="0.37077513">
                <text:p>0.37077513</text:p>
              </table:table-cell>
              <table:table-cell office:value-type="float" office:value="0.38186789">
                <text:p>0.38186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3417314">
                <text:p>0.3417314</text:p>
              </table:table-cell>
              <table:table-cell office:value-type="float" office:value="0.35776344">
                <text:p>0.35776344</text:p>
              </table:table-cell>
              <table:table-cell office:value-type="float" office:value="0.36052626">
                <text:p>0.360526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36980164">
                <text:p>0.36980164</text:p>
              </table:table-cell>
              <table:table-cell office:value-type="float" office:value="0.36980429">
                <text:p>0.36980429</text:p>
              </table:table-cell>
              <table:table-cell office:value-type="float" office:value="0.34876236">
                <text:p>0.34876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3969622">
                <text:p>0.3969622</text:p>
              </table:table-cell>
              <table:table-cell office:value-type="float" office:value="0.36319989">
                <text:p>0.36319989</text:p>
              </table:table-cell>
              <table:table-cell office:value-type="float" office:value="0.35390234">
                <text:p>0.35390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36200646">
                <text:p>0.36200646</text:p>
              </table:table-cell>
              <table:table-cell office:value-type="float" office:value="0.38099796">
                <text:p>0.38099796</text:p>
              </table:table-cell>
              <table:table-cell office:value-type="float" office:value="0.36239028">
                <text:p>0.362390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36360836">
                <text:p>0.36360836</text:p>
              </table:table-cell>
              <table:table-cell office:value-type="float" office:value="0.35791144">
                <text:p>0.35791144</text:p>
              </table:table-cell>
              <table:table-cell office:value-type="float" office:value="0.38680172">
                <text:p>0.38680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36008728">
                <text:p>0.36008728</text:p>
              </table:table-cell>
              <table:table-cell office:value-type="float" office:value="0.36711445">
                <text:p>0.36711445</text:p>
              </table:table-cell>
              <table:table-cell office:value-type="float" office:value="0.44193056">
                <text:p>0.44193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35145015">
                <text:p>0.35145015</text:p>
              </table:table-cell>
              <table:table-cell office:value-type="float" office:value="0.3917627">
                <text:p>0.3917627</text:p>
              </table:table-cell>
              <table:table-cell office:value-type="float" office:value="0.36190075">
                <text:p>0.36190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3635405">
                <text:p>0.3635405</text:p>
              </table:table-cell>
              <table:table-cell office:value-type="float" office:value="0.36723807">
                <text:p>0.36723807</text:p>
              </table:table-cell>
              <table:table-cell office:value-type="float" office:value="0.37114021">
                <text:p>0.37114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36543941">
                <text:p>0.36543941</text:p>
              </table:table-cell>
              <table:table-cell office:value-type="float" office:value="0.36514869">
                <text:p>0.36514869</text:p>
              </table:table-cell>
              <table:table-cell office:value-type="float" office:value="0.36517906">
                <text:p>0.365179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3409003">
                <text:p>0.3409003</text:p>
              </table:table-cell>
              <table:table-cell office:value-type="float" office:value="0.3626352">
                <text:p>0.3626352</text:p>
              </table:table-cell>
              <table:table-cell office:value-type="float" office:value="0.37204531">
                <text:p>0.372045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35496894">
                <text:p>0.35496894</text:p>
              </table:table-cell>
              <table:table-cell office:value-type="float" office:value="0.3423858">
                <text:p>0.3423858</text:p>
              </table:table-cell>
              <table:table-cell office:value-type="float" office:value="0.39239508">
                <text:p>0.392395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39066017">
                <text:p>0.39066017</text:p>
              </table:table-cell>
              <table:table-cell office:value-type="float" office:value="0.36923036">
                <text:p>0.36923036</text:p>
              </table:table-cell>
              <table:table-cell office:value-type="float" office:value="0.37237057">
                <text:p>0.372370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35518834">
                <text:p>0.35518834</text:p>
              </table:table-cell>
              <table:table-cell office:value-type="float" office:value="0.35469392">
                <text:p>0.35469392</text:p>
              </table:table-cell>
              <table:table-cell office:value-type="float" office:value="0.37040743">
                <text:p>0.37040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36995617">
                <text:p>0.36995617</text:p>
              </table:table-cell>
              <table:table-cell office:value-type="float" office:value="0.36895022">
                <text:p>0.36895022</text:p>
              </table:table-cell>
              <table:table-cell office:value-type="float" office:value="0.36787087">
                <text:p>0.36787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36764517">
                <text:p>0.36764517</text:p>
              </table:table-cell>
              <table:table-cell office:value-type="float" office:value="0.37727174">
                <text:p>0.37727174</text:p>
              </table:table-cell>
              <table:table-cell office:value-type="float" office:value="0.38166627">
                <text:p>0.381666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37263104">
                <text:p>0.37263104</text:p>
              </table:table-cell>
              <table:table-cell office:value-type="float" office:value="0.3634938">
                <text:p>0.3634938</text:p>
              </table:table-cell>
              <table:table-cell office:value-type="float" office:value="0.38866419">
                <text:p>0.388664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35330039">
                <text:p>0.35330039</text:p>
              </table:table-cell>
              <table:table-cell office:value-type="float" office:value="0.37222797">
                <text:p>0.37222797</text:p>
              </table:table-cell>
              <table:table-cell office:value-type="float" office:value="0.41376886">
                <text:p>0.413768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38837558">
                <text:p>0.38837558</text:p>
              </table:table-cell>
              <table:table-cell office:value-type="float" office:value="0.38082135">
                <text:p>0.38082135</text:p>
              </table:table-cell>
              <table:table-cell office:value-type="float" office:value="0.39605179">
                <text:p>0.39605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35839593">
                <text:p>0.35839593</text:p>
              </table:table-cell>
              <table:table-cell office:value-type="float" office:value="0.35058364">
                <text:p>0.35058364</text:p>
              </table:table-cell>
              <table:table-cell office:value-type="float" office:value="0.37881806">
                <text:p>0.378818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38956311">
                <text:p>0.38956311</text:p>
              </table:table-cell>
              <table:table-cell office:value-type="float" office:value="0.37883255">
                <text:p>0.37883255</text:p>
              </table:table-cell>
              <table:table-cell office:value-type="float" office:value="0.39254668">
                <text:p>0.392546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38344237">
                <text:p>0.38344237</text:p>
              </table:table-cell>
              <table:table-cell office:value-type="float" office:value="0.36797941">
                <text:p>0.36797941</text:p>
              </table:table-cell>
              <table:table-cell office:value-type="float" office:value="0.39402935">
                <text:p>0.394029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35183486">
                <text:p>0.35183486</text:p>
              </table:table-cell>
              <table:table-cell office:value-type="float" office:value="0.36336157">
                <text:p>0.36336157</text:p>
              </table:table-cell>
              <table:table-cell office:value-type="float" office:value="0.38067481">
                <text:p>0.3806748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